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0.14" calcext:value-type="float">
            <text:p>770.14</text:p>
          </table:table-cell>
          <table:table-cell office:value-type="float" office:value="-135.62" calcext:value-type="float">
            <text:p>-135.62</text:p>
          </table:table-cell>
          <table:table-cell office:value-type="float" office:value="174.16" calcext:value-type="float">
            <text:p>17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.42" calcext:value-type="float">
            <text:p>291.42</text:p>
          </table:table-cell>
          <table:table-cell office:value-type="float" office:value="-84.81" calcext:value-type="float">
            <text:p>-84.81</text:p>
          </table:table-cell>
          <table:table-cell office:value-type="float" office:value="154.54" calcext:value-type="float">
            <text:p>154.54</text:p>
          </table:table-cell>
          <table:table-cell table:formula="of:=[.F1]-[.F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.5" calcext:value-type="float">
            <text:p>230.5</text:p>
          </table:table-cell>
          <table:table-cell office:value-type="float" office:value="-78.94" calcext:value-type="float">
            <text:p>-78.94</text:p>
          </table:table-cell>
          <table:table-cell office:value-type="float" office:value="-22.941" calcext:value-type="float">
            <text:p>-22.941</text:p>
          </table:table-cell>
          <table:table-cell table:formula="of:=[.F2]-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0.83" calcext:value-type="float">
            <text:p>220.83</text:p>
          </table:table-cell>
          <table:table-cell office:value-type="float" office:value="-67.18" calcext:value-type="float">
            <text:p>-67.18</text:p>
          </table:table-cell>
          <table:table-cell office:value-type="float" office:value="-26.413" calcext:value-type="float">
            <text:p>-26.413</text:p>
          </table:table-cell>
          <table:table-cell table:formula="of:=[.F3]-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5.41" calcext:value-type="float">
            <text:p>235.41</text:p>
          </table:table-cell>
          <table:table-cell office:value-type="float" office:value="-67.71" calcext:value-type="float">
            <text:p>-67.71</text:p>
          </table:table-cell>
          <table:table-cell office:value-type="float" office:value="-23.642" calcext:value-type="float">
            <text:p>-23.642</text:p>
          </table:table-cell>
          <table:table-cell table:formula="of:=[.F4]-[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2.14" calcext:value-type="float">
            <text:p>392.14</text:p>
          </table:table-cell>
          <table:table-cell office:value-type="float" office:value="-79.92" calcext:value-type="float">
            <text:p>-79.92</text:p>
          </table:table-cell>
          <table:table-cell office:value-type="float" office:value="30.028" calcext:value-type="float">
            <text:p>30.028</text:p>
          </table:table-cell>
          <table:table-cell table:formula="of:=[.F5]-[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4.59" calcext:value-type="float">
            <text:p>994.59</text:p>
          </table:table-cell>
          <table:table-cell office:value-type="float" office:value="-135.4" calcext:value-type="float">
            <text:p>-135.4</text:p>
          </table:table-cell>
          <table:table-cell office:value-type="float" office:value="-46.275" calcext:value-type="float">
            <text:p>-46.275</text:p>
          </table:table-cell>
          <table:table-cell table:formula="of:=[.F6]-[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1.73" calcext:value-type="float">
            <text:p>601.73</text:p>
          </table:table-cell>
          <table:table-cell office:value-type="float" office:value="-110" calcext:value-type="float">
            <text:p>-110</text:p>
          </table:table-cell>
          <table:table-cell office:value-type="float" office:value="46.007" calcext:value-type="float">
            <text:p>46.007</text:p>
          </table:table-cell>
          <table:table-cell table:formula="of:=[.F7]-[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0.12" calcext:value-type="float">
            <text:p>890.12</text:p>
          </table:table-cell>
          <table:table-cell office:value-type="float" office:value="-132.5" calcext:value-type="float">
            <text:p>-132.5</text:p>
          </table:table-cell>
          <table:table-cell office:value-type="float" office:value="19.214" calcext:value-type="float">
            <text:p>19.214</text:p>
          </table:table-cell>
          <table:table-cell table:formula="of:=[.F8]-[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4.28" calcext:value-type="float">
            <text:p>174.28</text:p>
          </table:table-cell>
          <table:table-cell office:value-type="float" office:value="-87" calcext:value-type="float">
            <text:p>-87</text:p>
          </table:table-cell>
          <table:table-cell office:value-type="float" office:value="-3.6103" calcext:value-type="float">
            <text:p>-3.6103</text:p>
          </table:table-cell>
          <table:table-cell table:formula="of:=[.F9]-[.F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3.4" calcext:value-type="float">
            <text:p>113.4</text:p>
          </table:table-cell>
          <table:table-cell office:value-type="float" office:value="-68.3" calcext:value-type="float">
            <text:p>-68.3</text:p>
          </table:table-cell>
          <table:table-cell office:value-type="float" office:value="-85.886" calcext:value-type="float">
            <text:p>-85.886</text:p>
          </table:table-cell>
          <table:table-cell table:formula="of:=[.F10]-[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.546" calcext:value-type="float">
            <text:p>28.546</text:p>
          </table:table-cell>
          <table:table-cell office:value-type="float" office:value="-51.8" calcext:value-type="float">
            <text:p>-51.8</text:p>
          </table:table-cell>
          <table:table-cell office:value-type="float" office:value="-29.547" calcext:value-type="float">
            <text:p>-29.547</text:p>
          </table:table-cell>
          <table:table-cell table:formula="of:=[.F11]-[.F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.463" calcext:value-type="float">
            <text:p>10.463</text:p>
          </table:table-cell>
          <table:table-cell office:value-type="float" office:value="-47.3" calcext:value-type="float">
            <text:p>-47.3</text:p>
          </table:table-cell>
          <table:table-cell office:value-type="float" office:value="-23.135" calcext:value-type="float">
            <text:p>-23.135</text:p>
          </table:table-cell>
          <table:table-cell table:formula="of:=[.F12]-[.F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.968" calcext:value-type="float">
            <text:p>73.968</text:p>
          </table:table-cell>
          <table:table-cell office:value-type="float" office:value="-52.65" calcext:value-type="float">
            <text:p>-52.65</text:p>
          </table:table-cell>
          <table:table-cell office:value-type="float" office:value="-23.882" calcext:value-type="float">
            <text:p>-23.882</text:p>
          </table:table-cell>
          <table:table-cell table:formula="of:=[.F13]-[.F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3.51" calcext:value-type="float">
            <text:p>773.51</text:p>
          </table:table-cell>
          <table:table-cell office:value-type="float" office:value="-136.33" calcext:value-type="float">
            <text:p>-136.33</text:p>
          </table:table-cell>
          <table:table-cell office:value-type="float" office:value="174.16" calcext:value-type="float">
            <text:p>174.16</text:p>
          </table:table-cell>
          <table:table-cell table:formula="of:=[.F14]-[.F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3.5" calcext:value-type="float">
            <text:p>293.5</text:p>
          </table:table-cell>
          <table:table-cell office:value-type="float" office:value="-85.26" calcext:value-type="float">
            <text:p>-85.26</text:p>
          </table:table-cell>
          <table:table-cell office:value-type="float" office:value="154.54" calcext:value-type="float">
            <text:p>154.54</text:p>
          </table:table-cell>
          <table:table-cell table:formula="of:=[.F15]-[.F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.12" calcext:value-type="float">
            <text:p>230.12</text:p>
          </table:table-cell>
          <table:table-cell office:value-type="float" office:value="-78.68" calcext:value-type="float">
            <text:p>-78.68</text:p>
          </table:table-cell>
          <table:table-cell office:value-type="float" office:value="-22.941" calcext:value-type="float">
            <text:p>-22.941</text:p>
          </table:table-cell>
          <table:table-cell table:formula="of:=[.F16]-[.F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.16" calcext:value-type="float">
            <text:p>218.16</text:p>
          </table:table-cell>
          <table:table-cell office:value-type="float" office:value="-66.92" calcext:value-type="float">
            <text:p>-66.92</text:p>
          </table:table-cell>
          <table:table-cell office:value-type="float" office:value="-26.413" calcext:value-type="float">
            <text:p>-26.413</text:p>
          </table:table-cell>
          <table:table-cell table:formula="of:=[.F17]-[.F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3.92" calcext:value-type="float">
            <text:p>233.92</text:p>
          </table:table-cell>
          <table:table-cell office:value-type="float" office:value="-67.54" calcext:value-type="float">
            <text:p>-67.54</text:p>
          </table:table-cell>
          <table:table-cell office:value-type="float" office:value="-23.642" calcext:value-type="float">
            <text:p>-23.642</text:p>
          </table:table-cell>
          <table:table-cell table:formula="of:=[.F18]-[.F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3.82" calcext:value-type="float">
            <text:p>393.82</text:p>
          </table:table-cell>
          <table:table-cell office:value-type="float" office:value="-80.14" calcext:value-type="float">
            <text:p>-80.14</text:p>
          </table:table-cell>
          <table:table-cell office:value-type="float" office:value="30.028" calcext:value-type="float">
            <text:p>30.028</text:p>
          </table:table-cell>
          <table:table-cell table:formula="of:=[.F19]-[.F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9.59" calcext:value-type="float">
            <text:p>989.59</text:p>
          </table:table-cell>
          <table:table-cell office:value-type="float" office:value="-134.87" calcext:value-type="float">
            <text:p>-134.87</text:p>
          </table:table-cell>
          <table:table-cell office:value-type="float" office:value="-46.275" calcext:value-type="float">
            <text:p>-46.275</text:p>
          </table:table-cell>
          <table:table-cell table:formula="of:=[.F20]-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4.28" calcext:value-type="float">
            <text:p>604.28</text:p>
          </table:table-cell>
          <table:table-cell office:value-type="float" office:value="-110.1" calcext:value-type="float">
            <text:p>-110.1</text:p>
          </table:table-cell>
          <table:table-cell office:value-type="float" office:value="46.007" calcext:value-type="float">
            <text:p>46.007</text:p>
          </table:table-cell>
          <table:table-cell table:formula="of:=[.F21]-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94.52" calcext:value-type="float">
            <text:p>894.52</text:p>
          </table:table-cell>
          <table:table-cell office:value-type="float" office:value="-132.9" calcext:value-type="float">
            <text:p>-132.9</text:p>
          </table:table-cell>
          <table:table-cell office:value-type="float" office:value="19.214" calcext:value-type="float">
            <text:p>19.214</text:p>
          </table:table-cell>
          <table:table-cell table:formula="of:=[.F22]-[.F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3.64" calcext:value-type="float">
            <text:p>173.64</text:p>
          </table:table-cell>
          <table:table-cell office:value-type="float" office:value="-87.3" calcext:value-type="float">
            <text:p>-87.3</text:p>
          </table:table-cell>
          <table:table-cell office:value-type="float" office:value="-3.6103" calcext:value-type="float">
            <text:p>-3.6103</text:p>
          </table:table-cell>
          <table:table-cell table:formula="of:=[.F23]-[.F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3.47" calcext:value-type="float">
            <text:p>113.47</text:p>
          </table:table-cell>
          <table:table-cell office:value-type="float" office:value="-68.2" calcext:value-type="float">
            <text:p>-68.2</text:p>
          </table:table-cell>
          <table:table-cell office:value-type="float" office:value="-86.898" calcext:value-type="float">
            <text:p>-86.898</text:p>
          </table:table-cell>
          <table:table-cell table:formula="of:=[.F24]-[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.957" calcext:value-type="float">
            <text:p>27.957</text:p>
          </table:table-cell>
          <table:table-cell office:value-type="float" office:value="-51.8" calcext:value-type="float">
            <text:p>-51.8</text:p>
          </table:table-cell>
          <table:table-cell office:value-type="float" office:value="-29.547" calcext:value-type="float">
            <text:p>-29.547</text:p>
          </table:table-cell>
          <table:table-cell table:formula="of:=[.F25]-[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37" calcext:value-type="float">
            <text:p>8.437</text:p>
          </table:table-cell>
          <table:table-cell office:value-type="float" office:value="-47.3" calcext:value-type="float">
            <text:p>-47.3</text:p>
          </table:table-cell>
          <table:table-cell office:value-type="float" office:value="-23.135" calcext:value-type="float">
            <text:p>-23.135</text:p>
          </table:table-cell>
          <table:table-cell table:formula="of:=[.F26]-[.F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2.402" calcext:value-type="float">
            <text:p>72.402</text:p>
          </table:table-cell>
          <table:table-cell office:value-type="float" office:value="-52.49" calcext:value-type="float">
            <text:p>-52.49</text:p>
          </table:table-cell>
          <table:table-cell office:value-type="float" office:value="-23.882" calcext:value-type="float">
            <text:p>-23.882</text:p>
          </table:table-cell>
          <table:table-cell table:formula="of:=[.F27]-[.F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8.58" calcext:value-type="float">
            <text:p>778.58</text:p>
          </table:table-cell>
          <table:table-cell office:value-type="float" office:value="-137.2" calcext:value-type="float">
            <text:p>-137.2</text:p>
          </table:table-cell>
          <table:table-cell office:value-type="float" office:value="174.16" calcext:value-type="float">
            <text:p>174.16</text:p>
          </table:table-cell>
          <table:table-cell table:formula="of:=[.F28]-[.F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.78" calcext:value-type="float">
            <text:p>296.78</text:p>
          </table:table-cell>
          <table:table-cell office:value-type="float" office:value="-85.85" calcext:value-type="float">
            <text:p>-85.85</text:p>
          </table:table-cell>
          <table:table-cell office:value-type="float" office:value="154.54" calcext:value-type="float">
            <text:p>154.54</text:p>
          </table:table-cell>
          <table:table-cell table:formula="of:=[.F29]-[.F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8.87" calcext:value-type="float">
            <text:p>228.87</text:p>
          </table:table-cell>
          <table:table-cell office:value-type="float" office:value="-78.32" calcext:value-type="float">
            <text:p>-78.32</text:p>
          </table:table-cell>
          <table:table-cell office:value-type="float" office:value="-22.941" calcext:value-type="float">
            <text:p>-22.941</text:p>
          </table:table-cell>
          <table:table-cell table:formula="of:=[.F30]-[.F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5.61" calcext:value-type="float">
            <text:p>215.61</text:p>
          </table:table-cell>
          <table:table-cell office:value-type="float" office:value="-66.65" calcext:value-type="float">
            <text:p>-66.65</text:p>
          </table:table-cell>
          <table:table-cell office:value-type="float" office:value="-26.413" calcext:value-type="float">
            <text:p>-26.413</text:p>
          </table:table-cell>
          <table:table-cell table:formula="of:=[.F31]-[.F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3.11" calcext:value-type="float">
            <text:p>233.11</text:p>
          </table:table-cell>
          <table:table-cell office:value-type="float" office:value="-67.43" calcext:value-type="float">
            <text:p>-67.43</text:p>
          </table:table-cell>
          <table:table-cell office:value-type="float" office:value="-23.642" calcext:value-type="float">
            <text:p>-23.642</text:p>
          </table:table-cell>
          <table:table-cell table:formula="of:=[.F32]-[.F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5.99" calcext:value-type="float">
            <text:p>395.99</text:p>
          </table:table-cell>
          <table:table-cell office:value-type="float" office:value="-80.4" calcext:value-type="float">
            <text:p>-80.4</text:p>
          </table:table-cell>
          <table:table-cell office:value-type="float" office:value="30.028" calcext:value-type="float">
            <text:p>30.028</text:p>
          </table:table-cell>
          <table:table-cell table:formula="of:=[.F33]-[.F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3.49" calcext:value-type="float">
            <text:p>983.49</text:p>
          </table:table-cell>
          <table:table-cell office:value-type="float" office:value="-134.26" calcext:value-type="float">
            <text:p>-134.26</text:p>
          </table:table-cell>
          <table:table-cell office:value-type="float" office:value="-46.275" calcext:value-type="float">
            <text:p>-46.275</text:p>
          </table:table-cell>
          <table:table-cell table:formula="of:=[.F34]-[.F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6.3" calcext:value-type="float">
            <text:p>606.3</text:p>
          </table:table-cell>
          <table:table-cell office:value-type="float" office:value="-110.3" calcext:value-type="float">
            <text:p>-110.3</text:p>
          </table:table-cell>
          <table:table-cell office:value-type="float" office:value="46.007" calcext:value-type="float">
            <text:p>46.007</text:p>
          </table:table-cell>
          <table:table-cell table:formula="of:=[.F35]-[.F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99.61" calcext:value-type="float">
            <text:p>899.61</text:p>
          </table:table-cell>
          <table:table-cell office:value-type="float" office:value="-133.3" calcext:value-type="float">
            <text:p>-133.3</text:p>
          </table:table-cell>
          <table:table-cell office:value-type="float" office:value="19.214" calcext:value-type="float">
            <text:p>19.214</text:p>
          </table:table-cell>
          <table:table-cell table:formula="of:=[.F36]-[.F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2.85" calcext:value-type="float">
            <text:p>172.85</text:p>
          </table:table-cell>
          <table:table-cell office:value-type="float" office:value="-87.5" calcext:value-type="float">
            <text:p>-87.5</text:p>
          </table:table-cell>
          <table:table-cell office:value-type="float" office:value="-3.6103" calcext:value-type="float">
            <text:p>-3.6103</text:p>
          </table:table-cell>
          <table:table-cell table:formula="of:=[.F37]-[.F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3.51" calcext:value-type="float">
            <text:p>113.51</text:p>
          </table:table-cell>
          <table:table-cell office:value-type="float" office:value="-68.3" calcext:value-type="float">
            <text:p>-68.3</text:p>
          </table:table-cell>
          <table:table-cell office:value-type="float" office:value="-86.898" calcext:value-type="float">
            <text:p>-86.898</text:p>
          </table:table-cell>
          <table:table-cell table:formula="of:=[.F38]-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7.31" calcext:value-type="float">
            <text:p>27.31</text:p>
          </table:table-cell>
          <table:table-cell office:value-type="float" office:value="-51.9" calcext:value-type="float">
            <text:p>-51.9</text:p>
          </table:table-cell>
          <table:table-cell office:value-type="float" office:value="-29.547" calcext:value-type="float">
            <text:p>-29.547</text:p>
          </table:table-cell>
          <table:table-cell table:formula="of:=[.F39]-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518" calcext:value-type="float">
            <text:p>6.518</text:p>
          </table:table-cell>
          <table:table-cell office:value-type="float" office:value="-47.3" calcext:value-type="float">
            <text:p>-47.3</text:p>
          </table:table-cell>
          <table:table-cell office:value-type="float" office:value="-23.135" calcext:value-type="float">
            <text:p>-23.135</text:p>
          </table:table-cell>
          <table:table-cell table:formula="of:=[.F40]-[.F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1.117" calcext:value-type="float">
            <text:p>71.117</text:p>
          </table:table-cell>
          <table:table-cell office:value-type="float" office:value="-52.37" calcext:value-type="float">
            <text:p>-52.37</text:p>
          </table:table-cell>
          <table:table-cell office:value-type="float" office:value="-23.882" calcext:value-type="float">
            <text:p>-23.882</text:p>
          </table:table-cell>
          <table:table-cell table:formula="of:=[.F41]-[.F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4.63" calcext:value-type="float">
            <text:p>784.63</text:p>
          </table:table-cell>
          <table:table-cell office:value-type="float" office:value="-138.16" calcext:value-type="float">
            <text:p>-138.16</text:p>
          </table:table-cell>
          <table:table-cell office:value-type="float" office:value="174.16" calcext:value-type="float">
            <text:p>174.16</text:p>
          </table:table-cell>
          <table:table-cell table:formula="of:=[.F42]-[.F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9.82" calcext:value-type="float">
            <text:p>299.82</text:p>
          </table:table-cell>
          <table:table-cell office:value-type="float" office:value="-86.41" calcext:value-type="float">
            <text:p>-86.41</text:p>
          </table:table-cell>
          <table:table-cell office:value-type="float" office:value="154.54" calcext:value-type="float">
            <text:p>154.54</text:p>
          </table:table-cell>
          <table:table-cell table:formula="of:=[.F43]-[.F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6.92" calcext:value-type="float">
            <text:p>226.92</text:p>
          </table:table-cell>
          <table:table-cell office:value-type="float" office:value="-77.92" calcext:value-type="float">
            <text:p>-77.92</text:p>
          </table:table-cell>
          <table:table-cell office:value-type="float" office:value="-22.941" calcext:value-type="float">
            <text:p>-22.941</text:p>
          </table:table-cell>
          <table:table-cell table:formula="of:=[.F44]-[.F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3.6" calcext:value-type="float">
            <text:p>213.6</text:p>
          </table:table-cell>
          <table:table-cell office:value-type="float" office:value="-66.44" calcext:value-type="float">
            <text:p>-66.44</text:p>
          </table:table-cell>
          <table:table-cell office:value-type="float" office:value="-26.413" calcext:value-type="float">
            <text:p>-26.413</text:p>
          </table:table-cell>
          <table:table-cell table:formula="of:=[.F45]-[.F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2.55" calcext:value-type="float">
            <text:p>232.55</text:p>
          </table:table-cell>
          <table:table-cell office:value-type="float" office:value="-67.34" calcext:value-type="float">
            <text:p>-67.34</text:p>
          </table:table-cell>
          <table:table-cell office:value-type="float" office:value="-23.642" calcext:value-type="float">
            <text:p>-23.642</text:p>
          </table:table-cell>
          <table:table-cell table:formula="of:=[.F46]-[.F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8.99" calcext:value-type="float">
            <text:p>398.99</text:p>
          </table:table-cell>
          <table:table-cell office:value-type="float" office:value="-80.74" calcext:value-type="float">
            <text:p>-80.74</text:p>
          </table:table-cell>
          <table:table-cell office:value-type="float" office:value="30.028" calcext:value-type="float">
            <text:p>30.028</text:p>
          </table:table-cell>
          <table:table-cell table:formula="of:=[.F47]-[.F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76.31" calcext:value-type="float">
            <text:p>976.31</text:p>
          </table:table-cell>
          <table:table-cell office:value-type="float" office:value="-133.57" calcext:value-type="float">
            <text:p>-133.57</text:p>
          </table:table-cell>
          <table:table-cell office:value-type="float" office:value="-46.275" calcext:value-type="float">
            <text:p>-46.275</text:p>
          </table:table-cell>
          <table:table-cell table:formula="of:=[.F48]-[.F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8.01" calcext:value-type="float">
            <text:p>608.01</text:p>
          </table:table-cell>
          <table:table-cell office:value-type="float" office:value="-110.6" calcext:value-type="float">
            <text:p>-110.6</text:p>
          </table:table-cell>
          <table:table-cell office:value-type="float" office:value="46.007" calcext:value-type="float">
            <text:p>46.007</text:p>
          </table:table-cell>
          <table:table-cell table:formula="of:=[.F49]-[.F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5.73" calcext:value-type="float">
            <text:p>905.73</text:p>
          </table:table-cell>
          <table:table-cell office:value-type="float" office:value="-133.9" calcext:value-type="float">
            <text:p>-133.9</text:p>
          </table:table-cell>
          <table:table-cell office:value-type="float" office:value="19.214" calcext:value-type="float">
            <text:p>19.214</text:p>
          </table:table-cell>
          <table:table-cell table:formula="of:=[.F50]-[.F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2.5" calcext:value-type="float">
            <text:p>172.5</text:p>
          </table:table-cell>
          <table:table-cell office:value-type="float" office:value="-87.8" calcext:value-type="float">
            <text:p>-87.8</text:p>
          </table:table-cell>
          <table:table-cell office:value-type="float" office:value="-3.6103" calcext:value-type="float">
            <text:p>-3.6103</text:p>
          </table:table-cell>
          <table:table-cell table:formula="of:=[.F51]-[.F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3.59" calcext:value-type="float">
            <text:p>113.59</text:p>
          </table:table-cell>
          <table:table-cell office:value-type="float" office:value="-68.3" calcext:value-type="float">
            <text:p>-68.3</text:p>
          </table:table-cell>
          <table:table-cell office:value-type="float" office:value="-86.898" calcext:value-type="float">
            <text:p>-86.898</text:p>
          </table:table-cell>
          <table:table-cell table:formula="of:=[.F52]-[.F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.586" calcext:value-type="float">
            <text:p>27.586</text:p>
          </table:table-cell>
          <table:table-cell office:value-type="float" office:value="-51.8" calcext:value-type="float">
            <text:p>-51.8</text:p>
          </table:table-cell>
          <table:table-cell office:value-type="float" office:value="-29.547" calcext:value-type="float">
            <text:p>-29.547</text:p>
          </table:table-cell>
          <table:table-cell table:formula="of:=[.F53]-[.F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-47.2" calcext:value-type="float">
            <text:p>-47.2</text:p>
          </table:table-cell>
          <table:table-cell office:value-type="float" office:value="-23.135" calcext:value-type="float">
            <text:p>-23.135</text:p>
          </table:table-cell>
          <table:table-cell table:formula="of:=[.F54]-[.F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9.972" calcext:value-type="float">
            <text:p>69.972</text:p>
          </table:table-cell>
          <table:table-cell office:value-type="float" office:value="-52.25" calcext:value-type="float">
            <text:p>-52.25</text:p>
          </table:table-cell>
          <table:table-cell office:value-type="float" office:value="-23.882" calcext:value-type="float">
            <text:p>-23.882</text:p>
          </table:table-cell>
          <table:table-cell table:formula="of:=[.F55]-[.F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1.57" calcext:value-type="float">
            <text:p>791.57</text:p>
          </table:table-cell>
          <table:table-cell office:value-type="float" office:value="-139.17" calcext:value-type="float">
            <text:p>-139.17</text:p>
          </table:table-cell>
          <table:table-cell office:value-type="float" office:value="174.16" calcext:value-type="float">
            <text:p>174.16</text:p>
          </table:table-cell>
          <table:table-cell table:formula="of:=[.F56]-[.F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2.94" calcext:value-type="float">
            <text:p>302.94</text:p>
          </table:table-cell>
          <table:table-cell office:value-type="float" office:value="-87.02" calcext:value-type="float">
            <text:p>-87.02</text:p>
          </table:table-cell>
          <table:table-cell office:value-type="float" office:value="154.54" calcext:value-type="float">
            <text:p>154.54</text:p>
          </table:table-cell>
          <table:table-cell table:formula="of:=[.F57]-[.F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.69" calcext:value-type="float">
            <text:p>224.69</text:p>
          </table:table-cell>
          <table:table-cell office:value-type="float" office:value="-77.49" calcext:value-type="float">
            <text:p>-77.49</text:p>
          </table:table-cell>
          <table:table-cell office:value-type="float" office:value="-22.941" calcext:value-type="float">
            <text:p>-22.941</text:p>
          </table:table-cell>
          <table:table-cell table:formula="of:=[.F58]-[.F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2.61" calcext:value-type="float">
            <text:p>212.61</text:p>
          </table:table-cell>
          <table:table-cell office:value-type="float" office:value="-66.32" calcext:value-type="float">
            <text:p>-66.32</text:p>
          </table:table-cell>
          <table:table-cell office:value-type="float" office:value="-26.413" calcext:value-type="float">
            <text:p>-26.413</text:p>
          </table:table-cell>
          <table:table-cell table:formula="of:=[.F59]-[.F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1.98" calcext:value-type="float">
            <text:p>231.98</text:p>
          </table:table-cell>
          <table:table-cell office:value-type="float" office:value="-67.25" calcext:value-type="float">
            <text:p>-67.25</text:p>
          </table:table-cell>
          <table:table-cell office:value-type="float" office:value="-23.642" calcext:value-type="float">
            <text:p>-23.642</text:p>
          </table:table-cell>
          <table:table-cell table:formula="of:=[.F60]-[.F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2.41" calcext:value-type="float">
            <text:p>402.41</text:p>
          </table:table-cell>
          <table:table-cell office:value-type="float" office:value="-81.11" calcext:value-type="float">
            <text:p>-81.11</text:p>
          </table:table-cell>
          <table:table-cell office:value-type="float" office:value="30.028" calcext:value-type="float">
            <text:p>30.028</text:p>
          </table:table-cell>
          <table:table-cell table:formula="of:=[.F61]-[.F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9.76" calcext:value-type="float">
            <text:p>969.76</text:p>
          </table:table-cell>
          <table:table-cell office:value-type="float" office:value="-132.92" calcext:value-type="float">
            <text:p>-132.92</text:p>
          </table:table-cell>
          <table:table-cell office:value-type="float" office:value="-46.275" calcext:value-type="float">
            <text:p>-46.275</text:p>
          </table:table-cell>
          <table:table-cell table:formula="of:=[.F62]-[.F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0.04" calcext:value-type="float">
            <text:p>610.04</text:p>
          </table:table-cell>
          <table:table-cell office:value-type="float" office:value="-110.7" calcext:value-type="float">
            <text:p>-110.7</text:p>
          </table:table-cell>
          <table:table-cell office:value-type="float" office:value="46.007" calcext:value-type="float">
            <text:p>46.007</text:p>
          </table:table-cell>
          <table:table-cell table:formula="of:=[.F63]-[.F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12.64" calcext:value-type="float">
            <text:p>912.64</text:p>
          </table:table-cell>
          <table:table-cell office:value-type="float" office:value="-134.4" calcext:value-type="float">
            <text:p>-134.4</text:p>
          </table:table-cell>
          <table:table-cell office:value-type="float" office:value="19.214" calcext:value-type="float">
            <text:p>19.214</text:p>
          </table:table-cell>
          <table:table-cell table:formula="of:=[.F64]-[.F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2.39" calcext:value-type="float">
            <text:p>172.39</text:p>
          </table:table-cell>
          <table:table-cell office:value-type="float" office:value="-88.1" calcext:value-type="float">
            <text:p>-88.1</text:p>
          </table:table-cell>
          <table:table-cell office:value-type="float" office:value="-3.6103" calcext:value-type="float">
            <text:p>-3.6103</text:p>
          </table:table-cell>
          <table:table-cell table:formula="of:=[.F65]-[.F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2.76" calcext:value-type="float">
            <text:p>112.76</text:p>
          </table:table-cell>
          <table:table-cell office:value-type="float" office:value="-68.3" calcext:value-type="float">
            <text:p>-68.3</text:p>
          </table:table-cell>
          <table:table-cell office:value-type="float" office:value="-86.898" calcext:value-type="float">
            <text:p>-86.898</text:p>
          </table:table-cell>
          <table:table-cell table:formula="of:=[.F66]-[.F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.784" calcext:value-type="float">
            <text:p>27.784</text:p>
          </table:table-cell>
          <table:table-cell office:value-type="float" office:value="-52" calcext:value-type="float">
            <text:p>-52</text:p>
          </table:table-cell>
          <table:table-cell office:value-type="float" office:value="-29.547" calcext:value-type="float">
            <text:p>-29.547</text:p>
          </table:table-cell>
          <table:table-cell table:formula="of:=[.F67]-[.F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.257" calcext:value-type="float">
            <text:p>2.257</text:p>
          </table:table-cell>
          <table:table-cell office:value-type="float" office:value="-47.2" calcext:value-type="float">
            <text:p>-47.2</text:p>
          </table:table-cell>
          <table:table-cell office:value-type="float" office:value="-23.135" calcext:value-type="float">
            <text:p>-23.135</text:p>
          </table:table-cell>
          <table:table-cell table:formula="of:=[.F68]-[.F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9.112" calcext:value-type="float">
            <text:p>69.112</text:p>
          </table:table-cell>
          <table:table-cell office:value-type="float" office:value="-52.17" calcext:value-type="float">
            <text:p>-52.17</text:p>
          </table:table-cell>
          <table:table-cell office:value-type="float" office:value="-23.882" calcext:value-type="float">
            <text:p>-23.882</text:p>
          </table:table-cell>
          <table:table-cell table:formula="of:=[.F69]-[.F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9.12" calcext:value-type="float">
            <text:p>799.12</text:p>
          </table:table-cell>
          <table:table-cell office:value-type="float" office:value="-140.23" calcext:value-type="float">
            <text:p>-140.23</text:p>
          </table:table-cell>
          <table:table-cell office:value-type="float" office:value="174.16" calcext:value-type="float">
            <text:p>174.16</text:p>
          </table:table-cell>
          <table:table-cell table:formula="of:=[.F70]-[.F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5.01" calcext:value-type="float">
            <text:p>305.01</text:p>
          </table:table-cell>
          <table:table-cell office:value-type="float" office:value="-87.57" calcext:value-type="float">
            <text:p>-87.57</text:p>
          </table:table-cell>
          <table:table-cell office:value-type="float" office:value="154.54" calcext:value-type="float">
            <text:p>154.54</text:p>
          </table:table-cell>
          <table:table-cell table:formula="of:=[.F71]-[.F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1.9" calcext:value-type="float">
            <text:p>221.9</text:p>
          </table:table-cell>
          <table:table-cell office:value-type="float" office:value="-77.05" calcext:value-type="float">
            <text:p>-77.05</text:p>
          </table:table-cell>
          <table:table-cell office:value-type="float" office:value="-22.941" calcext:value-type="float">
            <text:p>-22.941</text:p>
          </table:table-cell>
          <table:table-cell table:formula="of:=[.F72]-[.F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2.23" calcext:value-type="float">
            <text:p>212.23</text:p>
          </table:table-cell>
          <table:table-cell office:value-type="float" office:value="-66.26" calcext:value-type="float">
            <text:p>-66.26</text:p>
          </table:table-cell>
          <table:table-cell office:value-type="float" office:value="-26.413" calcext:value-type="float">
            <text:p>-26.413</text:p>
          </table:table-cell>
          <table:table-cell table:formula="of:=[.F73]-[.F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1.16" calcext:value-type="float">
            <text:p>231.16</text:p>
          </table:table-cell>
          <table:table-cell office:value-type="float" office:value="-67.13" calcext:value-type="float">
            <text:p>-67.13</text:p>
          </table:table-cell>
          <table:table-cell office:value-type="float" office:value="-23.642" calcext:value-type="float">
            <text:p>-23.642</text:p>
          </table:table-cell>
          <table:table-cell table:formula="of:=[.F74]-[.F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6.19" calcext:value-type="float">
            <text:p>406.19</text:p>
          </table:table-cell>
          <table:table-cell office:value-type="float" office:value="-81.52" calcext:value-type="float">
            <text:p>-81.52</text:p>
          </table:table-cell>
          <table:table-cell office:value-type="float" office:value="30.028" calcext:value-type="float">
            <text:p>30.028</text:p>
          </table:table-cell>
          <table:table-cell table:formula="of:=[.F75]-[.F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63.9" calcext:value-type="float">
            <text:p>963.9</text:p>
          </table:table-cell>
          <table:table-cell office:value-type="float" office:value="-132.33" calcext:value-type="float">
            <text:p>-132.33</text:p>
          </table:table-cell>
          <table:table-cell office:value-type="float" office:value="-46.275" calcext:value-type="float">
            <text:p>-46.275</text:p>
          </table:table-cell>
          <table:table-cell table:formula="of:=[.F76]-[.F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2.94" calcext:value-type="float">
            <text:p>612.94</text:p>
          </table:table-cell>
          <table:table-cell office:value-type="float" office:value="-111.1" calcext:value-type="float">
            <text:p>-111.1</text:p>
          </table:table-cell>
          <table:table-cell office:value-type="float" office:value="46.007" calcext:value-type="float">
            <text:p>46.007</text:p>
          </table:table-cell>
          <table:table-cell table:formula="of:=[.F77]-[.F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9.74" calcext:value-type="float">
            <text:p>919.74</text:p>
          </table:table-cell>
          <table:table-cell office:value-type="float" office:value="-134.9" calcext:value-type="float">
            <text:p>-134.9</text:p>
          </table:table-cell>
          <table:table-cell office:value-type="float" office:value="19.214" calcext:value-type="float">
            <text:p>19.214</text:p>
          </table:table-cell>
          <table:table-cell table:formula="of:=[.F78]-[.F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2.6" calcext:value-type="float">
            <text:p>172.6</text:p>
          </table:table-cell>
          <table:table-cell office:value-type="float" office:value="-88.4" calcext:value-type="float">
            <text:p>-88.4</text:p>
          </table:table-cell>
          <table:table-cell office:value-type="float" office:value="-3.6103" calcext:value-type="float">
            <text:p>-3.6103</text:p>
          </table:table-cell>
          <table:table-cell table:formula="of:=[.F79]-[.F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24" calcext:value-type="float">
            <text:p>111.24</text:p>
          </table:table-cell>
          <table:table-cell office:value-type="float" office:value="-68.2" calcext:value-type="float">
            <text:p>-68.2</text:p>
          </table:table-cell>
          <table:table-cell office:value-type="float" office:value="-86.898" calcext:value-type="float">
            <text:p>-86.898</text:p>
          </table:table-cell>
          <table:table-cell table:formula="of:=[.F80]-[.F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.555" calcext:value-type="float">
            <text:p>27.555</text:p>
          </table:table-cell>
          <table:table-cell office:value-type="float" office:value="-52" calcext:value-type="float">
            <text:p>-52</text:p>
          </table:table-cell>
          <table:table-cell office:value-type="float" office:value="-29.547" calcext:value-type="float">
            <text:p>-29.547</text:p>
          </table:table-cell>
          <table:table-cell table:formula="of:=[.F81]-[.F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.1" calcext:value-type="float">
            <text:p>-47.1</text:p>
          </table:table-cell>
          <table:table-cell office:value-type="float" office:value="-23.135" calcext:value-type="float">
            <text:p>-23.135</text:p>
          </table:table-cell>
          <table:table-cell table:formula="of:=[.F82]-[.F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.318" calcext:value-type="float">
            <text:p>68.318</text:p>
          </table:table-cell>
          <table:table-cell office:value-type="float" office:value="-52.08" calcext:value-type="float">
            <text:p>-52.08</text:p>
          </table:table-cell>
          <table:table-cell office:value-type="float" office:value="-23.882" calcext:value-type="float">
            <text:p>-23.882</text:p>
          </table:table-cell>
          <table:table-cell table:formula="of:=[.F83]-[.F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.64" calcext:value-type="float">
            <text:p>806.64</text:p>
          </table:table-cell>
          <table:table-cell office:value-type="float" office:value="-141.27" calcext:value-type="float">
            <text:p>-141.27</text:p>
          </table:table-cell>
          <table:table-cell office:value-type="float" office:value="174.16" calcext:value-type="float">
            <text:p>174.16</text:p>
          </table:table-cell>
          <table:table-cell table:formula="of:=[.F84]-[.F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6.94" calcext:value-type="float">
            <text:p>306.94</text:p>
          </table:table-cell>
          <table:table-cell office:value-type="float" office:value="-88.07" calcext:value-type="float">
            <text:p>-88.07</text:p>
          </table:table-cell>
          <table:table-cell office:value-type="float" office:value="154.54" calcext:value-type="float">
            <text:p>154.54</text:p>
          </table:table-cell>
          <table:table-cell table:formula="of:=[.F85]-[.F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9.08" calcext:value-type="float">
            <text:p>219.08</text:p>
          </table:table-cell>
          <table:table-cell office:value-type="float" office:value="-76.62" calcext:value-type="float">
            <text:p>-76.62</text:p>
          </table:table-cell>
          <table:table-cell office:value-type="float" office:value="-22.941" calcext:value-type="float">
            <text:p>-22.941</text:p>
          </table:table-cell>
          <table:table-cell table:formula="of:=[.F86]-[.F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2.21" calcext:value-type="float">
            <text:p>212.21</text:p>
          </table:table-cell>
          <table:table-cell office:value-type="float" office:value="-66.23" calcext:value-type="float">
            <text:p>-66.23</text:p>
          </table:table-cell>
          <table:table-cell office:value-type="float" office:value="-26.413" calcext:value-type="float">
            <text:p>-26.413</text:p>
          </table:table-cell>
          <table:table-cell table:formula="of:=[.F87]-[.F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0.18" calcext:value-type="float">
            <text:p>230.18</text:p>
          </table:table-cell>
          <table:table-cell office:value-type="float" office:value="-67" calcext:value-type="float">
            <text:p>-67</text:p>
          </table:table-cell>
          <table:table-cell office:value-type="float" office:value="-27.153" calcext:value-type="float">
            <text:p>-27.153</text:p>
          </table:table-cell>
          <table:table-cell table:formula="of:=[.F88]-[.F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0.02" calcext:value-type="float">
            <text:p>410.02</text:p>
          </table:table-cell>
          <table:table-cell office:value-type="float" office:value="-81.93" calcext:value-type="float">
            <text:p>-81.93</text:p>
          </table:table-cell>
          <table:table-cell office:value-type="float" office:value="19.49" calcext:value-type="float">
            <text:p>19.49</text:p>
          </table:table-cell>
          <table:table-cell table:formula="of:=[.F89]-[.F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59.22" calcext:value-type="float">
            <text:p>959.22</text:p>
          </table:table-cell>
          <table:table-cell office:value-type="float" office:value="-131.81" calcext:value-type="float">
            <text:p>-131.81</text:p>
          </table:table-cell>
          <table:table-cell office:value-type="float" office:value="-46.275" calcext:value-type="float">
            <text:p>-46.275</text:p>
          </table:table-cell>
          <table:table-cell table:formula="of:=[.F90]-[.F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6.96" calcext:value-type="float">
            <text:p>616.96</text:p>
          </table:table-cell>
          <table:table-cell office:value-type="float" office:value="-111.6" calcext:value-type="float">
            <text:p>-111.6</text:p>
          </table:table-cell>
          <table:table-cell office:value-type="float" office:value="46.007" calcext:value-type="float">
            <text:p>46.007</text:p>
          </table:table-cell>
          <table:table-cell table:formula="of:=[.F91]-[.F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.29" calcext:value-type="float">
            <text:p>172.29</text:p>
          </table:table-cell>
          <table:table-cell office:value-type="float" office:value="-88.6" calcext:value-type="float">
            <text:p>-88.6</text:p>
          </table:table-cell>
          <table:table-cell office:value-type="float" office:value="-3.6103" calcext:value-type="float">
            <text:p>-3.6103</text:p>
          </table:table-cell>
          <table:table-cell table:formula="of:=[.F92]-[.F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9.16" calcext:value-type="float">
            <text:p>109.16</text:p>
          </table:table-cell>
          <table:table-cell office:value-type="float" office:value="-68.1" calcext:value-type="float">
            <text:p>-68.1</text:p>
          </table:table-cell>
          <table:table-cell office:value-type="float" office:value="-86.898" calcext:value-type="float">
            <text:p>-86.898</text:p>
          </table:table-cell>
          <table:table-cell table:formula="of:=[.F93]-[.F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.365" calcext:value-type="float">
            <text:p>27.365</text:p>
          </table:table-cell>
          <table:table-cell office:value-type="float" office:value="-52" calcext:value-type="float">
            <text:p>-52</text:p>
          </table:table-cell>
          <table:table-cell office:value-type="float" office:value="-29.547" calcext:value-type="float">
            <text:p>-29.547</text:p>
          </table:table-cell>
          <table:table-cell table:formula="of:=[.F94]-[.F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.1" calcext:value-type="float">
            <text:p>-47.1</text:p>
          </table:table-cell>
          <table:table-cell office:value-type="float" office:value="-23.135" calcext:value-type="float">
            <text:p>-23.135</text:p>
          </table:table-cell>
          <table:table-cell table:formula="of:=[.F95]-[.F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7.864" calcext:value-type="float">
            <text:p>67.864</text:p>
          </table:table-cell>
          <table:table-cell office:value-type="float" office:value="-52.02" calcext:value-type="float">
            <text:p>-52.02</text:p>
          </table:table-cell>
          <table:table-cell office:value-type="float" office:value="-23.882" calcext:value-type="float">
            <text:p>-23.882</text:p>
          </table:table-cell>
          <table:table-cell table:formula="of:=[.F96]-[.F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3.73" calcext:value-type="float">
            <text:p>813.73</text:p>
          </table:table-cell>
          <table:table-cell office:value-type="float" office:value="-142.23" calcext:value-type="float">
            <text:p>-142.23</text:p>
          </table:table-cell>
          <table:table-cell office:value-type="float" office:value="174.16" calcext:value-type="float">
            <text:p>174.16</text:p>
          </table:table-cell>
          <table:table-cell table:formula="of:=[.F97]-[.F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8.39" calcext:value-type="float">
            <text:p>308.39</text:p>
          </table:table-cell>
          <table:table-cell office:value-type="float" office:value="-88.56" calcext:value-type="float">
            <text:p>-88.56</text:p>
          </table:table-cell>
          <table:table-cell office:value-type="float" office:value="154.54" calcext:value-type="float">
            <text:p>154.54</text:p>
          </table:table-cell>
          <table:table-cell table:formula="of:=[.F98]-[.F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6.34" calcext:value-type="float">
            <text:p>216.34</text:p>
          </table:table-cell>
          <table:table-cell office:value-type="float" office:value="-76.19" calcext:value-type="float">
            <text:p>-76.19</text:p>
          </table:table-cell>
          <table:table-cell office:value-type="float" office:value="-22.941" calcext:value-type="float">
            <text:p>-22.941</text:p>
          </table:table-cell>
          <table:table-cell table:formula="of:=[.F99]-[.F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2.04" calcext:value-type="float">
            <text:p>212.04</text:p>
          </table:table-cell>
          <table:table-cell office:value-type="float" office:value="-66.19" calcext:value-type="float">
            <text:p>-66.19</text:p>
          </table:table-cell>
          <table:table-cell office:value-type="float" office:value="-26.413" calcext:value-type="float">
            <text:p>-26.413</text:p>
          </table:table-cell>
          <table:table-cell table:formula="of:=[.F100]-[.F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8.21" calcext:value-type="float">
            <text:p>228.21</text:p>
          </table:table-cell>
          <table:table-cell office:value-type="float" office:value="-66.78" calcext:value-type="float">
            <text:p>-66.78</text:p>
          </table:table-cell>
          <table:table-cell office:value-type="float" office:value="-27.153" calcext:value-type="float">
            <text:p>-27.153</text:p>
          </table:table-cell>
          <table:table-cell table:formula="of:=[.F101]-[.F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13.21" calcext:value-type="float">
            <text:p>413.21</text:p>
          </table:table-cell>
          <table:table-cell office:value-type="float" office:value="-82.3" calcext:value-type="float">
            <text:p>-82.3</text:p>
          </table:table-cell>
          <table:table-cell office:value-type="float" office:value="19.49" calcext:value-type="float">
            <text:p>19.49</text:p>
          </table:table-cell>
          <table:table-cell table:formula="of:=[.F102]-[.F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54.88" calcext:value-type="float">
            <text:p>954.88</text:p>
          </table:table-cell>
          <table:table-cell office:value-type="float" office:value="-131.33" calcext:value-type="float">
            <text:p>-131.33</text:p>
          </table:table-cell>
          <table:table-cell office:value-type="float" office:value="-46.275" calcext:value-type="float">
            <text:p>-46.275</text:p>
          </table:table-cell>
          <table:table-cell table:formula="of:=[.F103]-[.F1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21.72" calcext:value-type="float">
            <text:p>621.72</text:p>
          </table:table-cell>
          <table:table-cell office:value-type="float" office:value="-112" calcext:value-type="float">
            <text:p>-112</text:p>
          </table:table-cell>
          <table:table-cell office:value-type="float" office:value="46.007" calcext:value-type="float">
            <text:p>46.007</text:p>
          </table:table-cell>
          <table:table-cell table:formula="of:=[.F104]-[.F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1.89" calcext:value-type="float">
            <text:p>171.89</text:p>
          </table:table-cell>
          <table:table-cell office:value-type="float" office:value="-88.7" calcext:value-type="float">
            <text:p>-88.7</text:p>
          </table:table-cell>
          <table:table-cell office:value-type="float" office:value="-3.6103" calcext:value-type="float">
            <text:p>-3.6103</text:p>
          </table:table-cell>
          <table:table-cell table:formula="of:=[.F105]-[.F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6.87" calcext:value-type="float">
            <text:p>106.87</text:p>
          </table:table-cell>
          <table:table-cell office:value-type="float" office:value="-67.9" calcext:value-type="float">
            <text:p>-67.9</text:p>
          </table:table-cell>
          <table:table-cell office:value-type="float" office:value="-86.898" calcext:value-type="float">
            <text:p>-86.898</text:p>
          </table:table-cell>
          <table:table-cell table:formula="of:=[.F106]-[.F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.314" calcext:value-type="float">
            <text:p>26.314</text:p>
          </table:table-cell>
          <table:table-cell office:value-type="float" office:value="-52.1" calcext:value-type="float">
            <text:p>-52.1</text:p>
          </table:table-cell>
          <table:table-cell office:value-type="float" office:value="-29.547" calcext:value-type="float">
            <text:p>-29.547</text:p>
          </table:table-cell>
          <table:table-cell table:formula="of:=[.F107]-[.F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23.135" calcext:value-type="float">
            <text:p>-23.135</text:p>
          </table:table-cell>
          <table:table-cell table:formula="of:=[.F108]-[.F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7.758" calcext:value-type="float">
            <text:p>67.758</text:p>
          </table:table-cell>
          <table:table-cell office:value-type="float" office:value="-51.99" calcext:value-type="float">
            <text:p>-51.99</text:p>
          </table:table-cell>
          <table:table-cell office:value-type="float" office:value="-23.882" calcext:value-type="float">
            <text:p>-23.882</text:p>
          </table:table-cell>
          <table:table-cell table:formula="of:=[.F109]-[.F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20.54" calcext:value-type="float">
            <text:p>820.54</text:p>
          </table:table-cell>
          <table:table-cell office:value-type="float" office:value="-143.15" calcext:value-type="float">
            <text:p>-143.15</text:p>
          </table:table-cell>
          <table:table-cell office:value-type="float" office:value="174.16" calcext:value-type="float">
            <text:p>174.16</text:p>
          </table:table-cell>
          <table:table-cell table:formula="of:=[.F110]-[.F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9.56" calcext:value-type="float">
            <text:p>309.56</text:p>
          </table:table-cell>
          <table:table-cell office:value-type="float" office:value="-89.02" calcext:value-type="float">
            <text:p>-89.02</text:p>
          </table:table-cell>
          <table:table-cell office:value-type="float" office:value="154.54" calcext:value-type="float">
            <text:p>154.54</text:p>
          </table:table-cell>
          <table:table-cell table:formula="of:=[.F111]-[.F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4.48" calcext:value-type="float">
            <text:p>214.48</text:p>
          </table:table-cell>
          <table:table-cell office:value-type="float" office:value="-75.87" calcext:value-type="float">
            <text:p>-75.87</text:p>
          </table:table-cell>
          <table:table-cell office:value-type="float" office:value="-22.941" calcext:value-type="float">
            <text:p>-22.941</text:p>
          </table:table-cell>
          <table:table-cell table:formula="of:=[.F112]-[.F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1.68" calcext:value-type="float">
            <text:p>211.68</text:p>
          </table:table-cell>
          <table:table-cell office:value-type="float" office:value="-66.13" calcext:value-type="float">
            <text:p>-66.13</text:p>
          </table:table-cell>
          <table:table-cell office:value-type="float" office:value="-26.413" calcext:value-type="float">
            <text:p>-26.413</text:p>
          </table:table-cell>
          <table:table-cell table:formula="of:=[.F113]-[.F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6.13" calcext:value-type="float">
            <text:p>226.13</text:p>
          </table:table-cell>
          <table:table-cell office:value-type="float" office:value="-66.55" calcext:value-type="float">
            <text:p>-66.55</text:p>
          </table:table-cell>
          <table:table-cell office:value-type="float" office:value="-27.153" calcext:value-type="float">
            <text:p>-27.153</text:p>
          </table:table-cell>
          <table:table-cell table:formula="of:=[.F114]-[.F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15.58" calcext:value-type="float">
            <text:p>415.58</text:p>
          </table:table-cell>
          <table:table-cell office:value-type="float" office:value="-82.62" calcext:value-type="float">
            <text:p>-82.62</text:p>
          </table:table-cell>
          <table:table-cell office:value-type="float" office:value="19.49" calcext:value-type="float">
            <text:p>19.49</text:p>
          </table:table-cell>
          <table:table-cell table:formula="of:=[.F115]-[.F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50.74" calcext:value-type="float">
            <text:p>950.74</text:p>
          </table:table-cell>
          <table:table-cell office:value-type="float" office:value="-130.87" calcext:value-type="float">
            <text:p>-130.87</text:p>
          </table:table-cell>
          <table:table-cell office:value-type="float" office:value="-46.275" calcext:value-type="float">
            <text:p>-46.275</text:p>
          </table:table-cell>
          <table:table-cell table:formula="of:=[.F116]-[.F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7.31" calcext:value-type="float">
            <text:p>627.31</text:p>
          </table:table-cell>
          <table:table-cell office:value-type="float" office:value="-112.7" calcext:value-type="float">
            <text:p>-112.7</text:p>
          </table:table-cell>
          <table:table-cell office:value-type="float" office:value="46.007" calcext:value-type="float">
            <text:p>46.007</text:p>
          </table:table-cell>
          <table:table-cell table:formula="of:=[.F117]-[.F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1.48" calcext:value-type="float">
            <text:p>171.48</text:p>
          </table:table-cell>
          <table:table-cell office:value-type="float" office:value="-88.9" calcext:value-type="float">
            <text:p>-88.9</text:p>
          </table:table-cell>
          <table:table-cell office:value-type="float" office:value="-3.6103" calcext:value-type="float">
            <text:p>-3.6103</text:p>
          </table:table-cell>
          <table:table-cell table:formula="of:=[.F118]-[.F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4.77" calcext:value-type="float">
            <text:p>104.77</text:p>
          </table:table-cell>
          <table:table-cell office:value-type="float" office:value="-67.7" calcext:value-type="float">
            <text:p>-67.7</text:p>
          </table:table-cell>
          <table:table-cell office:value-type="float" office:value="-86.898" calcext:value-type="float">
            <text:p>-86.898</text:p>
          </table:table-cell>
          <table:table-cell table:formula="of:=[.F119]-[.F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.086" calcext:value-type="float">
            <text:p>25.086</text:p>
          </table:table-cell>
          <table:table-cell office:value-type="float" office:value="-52" calcext:value-type="float">
            <text:p>-52</text:p>
          </table:table-cell>
          <table:table-cell office:value-type="float" office:value="-29.547" calcext:value-type="float">
            <text:p>-29.547</text:p>
          </table:table-cell>
          <table:table-cell table:formula="of:=[.F120]-[.F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23.135" calcext:value-type="float">
            <text:p>-23.135</text:p>
          </table:table-cell>
          <table:table-cell table:formula="of:=[.F121]-[.F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7.769" calcext:value-type="float">
            <text:p>67.769</text:p>
          </table:table-cell>
          <table:table-cell office:value-type="float" office:value="-51.97" calcext:value-type="float">
            <text:p>-51.97</text:p>
          </table:table-cell>
          <table:table-cell office:value-type="float" office:value="-23.882" calcext:value-type="float">
            <text:p>-23.882</text:p>
          </table:table-cell>
          <table:table-cell table:formula="of:=[.F122]-[.F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1.6" calcext:value-type="float">
            <text:p>281.6</text:p>
          </table:table-cell>
          <table:table-cell office:value-type="float" office:value="-98.1" calcext:value-type="float">
            <text:p>-98.1</text:p>
          </table:table-cell>
          <table:table-cell office:value-type="float" office:value="114.46" calcext:value-type="float">
            <text:p>114.46</text:p>
          </table:table-cell>
          <table:table-cell table:formula="of:=[.F123]-[.F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6.12" calcext:value-type="float">
            <text:p>826.12</text:p>
          </table:table-cell>
          <table:table-cell office:value-type="float" office:value="-143.98" calcext:value-type="float">
            <text:p>-143.98</text:p>
          </table:table-cell>
          <table:table-cell office:value-type="float" office:value="174.16" calcext:value-type="float">
            <text:p>174.16</text:p>
          </table:table-cell>
          <table:table-cell table:formula="of:=[.F124]-[.F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0.17" calcext:value-type="float">
            <text:p>310.17</text:p>
          </table:table-cell>
          <table:table-cell office:value-type="float" office:value="-89.4" calcext:value-type="float">
            <text:p>-89.4</text:p>
          </table:table-cell>
          <table:table-cell office:value-type="float" office:value="154.54" calcext:value-type="float">
            <text:p>154.54</text:p>
          </table:table-cell>
          <table:table-cell table:formula="of:=[.F125]-[.F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3.08" calcext:value-type="float">
            <text:p>213.08</text:p>
          </table:table-cell>
          <table:table-cell office:value-type="float" office:value="-75.59" calcext:value-type="float">
            <text:p>-75.59</text:p>
          </table:table-cell>
          <table:table-cell office:value-type="float" office:value="-22.941" calcext:value-type="float">
            <text:p>-22.941</text:p>
          </table:table-cell>
          <table:table-cell table:formula="of:=[.F126]-[.F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0.34" calcext:value-type="float">
            <text:p>210.34</text:p>
          </table:table-cell>
          <table:table-cell office:value-type="float" office:value="-65.97" calcext:value-type="float">
            <text:p>-65.97</text:p>
          </table:table-cell>
          <table:table-cell office:value-type="float" office:value="-26.413" calcext:value-type="float">
            <text:p>-26.413</text:p>
          </table:table-cell>
          <table:table-cell table:formula="of:=[.F127]-[.F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3.47" calcext:value-type="float">
            <text:p>223.47</text:p>
          </table:table-cell>
          <table:table-cell office:value-type="float" office:value="-66.29" calcext:value-type="float">
            <text:p>-66.29</text:p>
          </table:table-cell>
          <table:table-cell office:value-type="float" office:value="-27.153" calcext:value-type="float">
            <text:p>-27.153</text:p>
          </table:table-cell>
          <table:table-cell table:formula="of:=[.F128]-[.F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7.42" calcext:value-type="float">
            <text:p>417.42</text:p>
          </table:table-cell>
          <table:table-cell office:value-type="float" office:value="-82.88" calcext:value-type="float">
            <text:p>-82.88</text:p>
          </table:table-cell>
          <table:table-cell office:value-type="float" office:value="16.561" calcext:value-type="float">
            <text:p>16.561</text:p>
          </table:table-cell>
          <table:table-cell table:formula="of:=[.F129]-[.F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46.26" calcext:value-type="float">
            <text:p>946.26</text:p>
          </table:table-cell>
          <table:table-cell office:value-type="float" office:value="-130.4" calcext:value-type="float">
            <text:p>-130.4</text:p>
          </table:table-cell>
          <table:table-cell office:value-type="float" office:value="-46.275" calcext:value-type="float">
            <text:p>-46.275</text:p>
          </table:table-cell>
          <table:table-cell table:formula="of:=[.F130]-[.F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2.66" calcext:value-type="float">
            <text:p>632.66</text:p>
          </table:table-cell>
          <table:table-cell office:value-type="float" office:value="-113.2" calcext:value-type="float">
            <text:p>-113.2</text:p>
          </table:table-cell>
          <table:table-cell office:value-type="float" office:value="46.007" calcext:value-type="float">
            <text:p>46.007</text:p>
          </table:table-cell>
          <table:table-cell table:formula="of:=[.F131]-[.F1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70.86" calcext:value-type="float">
            <text:p>170.86</text:p>
          </table:table-cell>
          <table:table-cell office:value-type="float" office:value="-89.1" calcext:value-type="float">
            <text:p>-89.1</text:p>
          </table:table-cell>
          <table:table-cell office:value-type="float" office:value="-3.6103" calcext:value-type="float">
            <text:p>-3.6103</text:p>
          </table:table-cell>
          <table:table-cell table:formula="of:=[.F132]-[.F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2.7" calcext:value-type="float">
            <text:p>102.7</text:p>
          </table:table-cell>
          <table:table-cell office:value-type="float" office:value="-67.5" calcext:value-type="float">
            <text:p>-67.5</text:p>
          </table:table-cell>
          <table:table-cell office:value-type="float" office:value="-86.898" calcext:value-type="float">
            <text:p>-86.898</text:p>
          </table:table-cell>
          <table:table-cell table:formula="of:=[.F133]-[.F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.593" calcext:value-type="float">
            <text:p>23.593</text:p>
          </table:table-cell>
          <table:table-cell office:value-type="float" office:value="-51.9" calcext:value-type="float">
            <text:p>-51.9</text:p>
          </table:table-cell>
          <table:table-cell office:value-type="float" office:value="-29.547" calcext:value-type="float">
            <text:p>-29.547</text:p>
          </table:table-cell>
          <table:table-cell table:formula="of:=[.F134]-[.F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23.135" calcext:value-type="float">
            <text:p>-23.135</text:p>
          </table:table-cell>
          <table:table-cell table:formula="of:=[.F135]-[.F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.745" calcext:value-type="float">
            <text:p>67.745</text:p>
          </table:table-cell>
          <table:table-cell office:value-type="float" office:value="-51.95" calcext:value-type="float">
            <text:p>-51.95</text:p>
          </table:table-cell>
          <table:table-cell office:value-type="float" office:value="-23.882" calcext:value-type="float">
            <text:p>-23.882</text:p>
          </table:table-cell>
          <table:table-cell table:formula="of:=[.F136]-[.F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1.3" calcext:value-type="float">
            <text:p>281.3</text:p>
          </table:table-cell>
          <table:table-cell office:value-type="float" office:value="-98.1" calcext:value-type="float">
            <text:p>-98.1</text:p>
          </table:table-cell>
          <table:table-cell office:value-type="float" office:value="114.46" calcext:value-type="float">
            <text:p>114.46</text:p>
          </table:table-cell>
          <table:table-cell table:formula="of:=[.F137]-[.F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0.53" calcext:value-type="float">
            <text:p>830.53</text:p>
          </table:table-cell>
          <table:table-cell office:value-type="float" office:value="-144.76" calcext:value-type="float">
            <text:p>-144.76</text:p>
          </table:table-cell>
          <table:table-cell office:value-type="float" office:value="174.16" calcext:value-type="float">
            <text:p>174.16</text:p>
          </table:table-cell>
          <table:table-cell table:formula="of:=[.F138]-[.F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1.48" calcext:value-type="float">
            <text:p>311.48</text:p>
          </table:table-cell>
          <table:table-cell office:value-type="float" office:value="-89.82" calcext:value-type="float">
            <text:p>-89.82</text:p>
          </table:table-cell>
          <table:table-cell office:value-type="float" office:value="154.54" calcext:value-type="float">
            <text:p>154.54</text:p>
          </table:table-cell>
          <table:table-cell table:formula="of:=[.F139]-[.F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2.44" calcext:value-type="float">
            <text:p>212.44</text:p>
          </table:table-cell>
          <table:table-cell office:value-type="float" office:value="-75.38" calcext:value-type="float">
            <text:p>-75.38</text:p>
          </table:table-cell>
          <table:table-cell office:value-type="float" office:value="-22.941" calcext:value-type="float">
            <text:p>-22.941</text:p>
          </table:table-cell>
          <table:table-cell table:formula="of:=[.F140]-[.F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8.76" calcext:value-type="float">
            <text:p>208.76</text:p>
          </table:table-cell>
          <table:table-cell office:value-type="float" office:value="-65.81" calcext:value-type="float">
            <text:p>-65.81</text:p>
          </table:table-cell>
          <table:table-cell office:value-type="float" office:value="-26.413" calcext:value-type="float">
            <text:p>-26.413</text:p>
          </table:table-cell>
          <table:table-cell table:formula="of:=[.F141]-[.F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1.1" calcext:value-type="float">
            <text:p>221.1</text:p>
          </table:table-cell>
          <table:table-cell office:value-type="float" office:value="-66.04" calcext:value-type="float">
            <text:p>-66.04</text:p>
          </table:table-cell>
          <table:table-cell office:value-type="float" office:value="-27.153" calcext:value-type="float">
            <text:p>-27.153</text:p>
          </table:table-cell>
          <table:table-cell table:formula="of:=[.F142]-[.F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9.37" calcext:value-type="float">
            <text:p>419.37</text:p>
          </table:table-cell>
          <table:table-cell office:value-type="float" office:value="-83.16" calcext:value-type="float">
            <text:p>-83.16</text:p>
          </table:table-cell>
          <table:table-cell office:value-type="float" office:value="16.168" calcext:value-type="float">
            <text:p>16.168</text:p>
          </table:table-cell>
          <table:table-cell table:formula="of:=[.F143]-[.F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40.46" calcext:value-type="float">
            <text:p>940.46</text:p>
          </table:table-cell>
          <table:table-cell office:value-type="float" office:value="-129.86" calcext:value-type="float">
            <text:p>-129.86</text:p>
          </table:table-cell>
          <table:table-cell office:value-type="float" office:value="-46.275" calcext:value-type="float">
            <text:p>-46.275</text:p>
          </table:table-cell>
          <table:table-cell table:formula="of:=[.F144]-[.F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37.65" calcext:value-type="float">
            <text:p>637.65</text:p>
          </table:table-cell>
          <table:table-cell office:value-type="float" office:value="-113.7" calcext:value-type="float">
            <text:p>-113.7</text:p>
          </table:table-cell>
          <table:table-cell office:value-type="float" office:value="46.007" calcext:value-type="float">
            <text:p>46.007</text:p>
          </table:table-cell>
          <table:table-cell table:formula="of:=[.F145]-[.F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0.15" calcext:value-type="float">
            <text:p>170.15</text:p>
          </table:table-cell>
          <table:table-cell office:value-type="float" office:value="-89.3" calcext:value-type="float">
            <text:p>-89.3</text:p>
          </table:table-cell>
          <table:table-cell office:value-type="float" office:value="-3.6103" calcext:value-type="float">
            <text:p>-3.6103</text:p>
          </table:table-cell>
          <table:table-cell table:formula="of:=[.F146]-[.F1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1.25" calcext:value-type="float">
            <text:p>101.25</text:p>
          </table:table-cell>
          <table:table-cell office:value-type="float" office:value="-67.4" calcext:value-type="float">
            <text:p>-67.4</text:p>
          </table:table-cell>
          <table:table-cell office:value-type="float" office:value="-86.898" calcext:value-type="float">
            <text:p>-86.898</text:p>
          </table:table-cell>
          <table:table-cell table:formula="of:=[.F147]-[.F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.978" calcext:value-type="float">
            <text:p>21.978</text:p>
          </table:table-cell>
          <table:table-cell office:value-type="float" office:value="-51.9" calcext:value-type="float">
            <text:p>-51.9</text:p>
          </table:table-cell>
          <table:table-cell office:value-type="float" office:value="-29.547" calcext:value-type="float">
            <text:p>-29.547</text:p>
          </table:table-cell>
          <table:table-cell table:formula="of:=[.F148]-[.F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23.135" calcext:value-type="float">
            <text:p>-23.135</text:p>
          </table:table-cell>
          <table:table-cell table:formula="of:=[.F149]-[.F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7.884" calcext:value-type="float">
            <text:p>67.884</text:p>
          </table:table-cell>
          <table:table-cell office:value-type="float" office:value="-51.93" calcext:value-type="float">
            <text:p>-51.93</text:p>
          </table:table-cell>
          <table:table-cell office:value-type="float" office:value="-23.882" calcext:value-type="float">
            <text:p>-23.882</text:p>
          </table:table-cell>
          <table:table-cell table:formula="of:=[.F150]-[.F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1.45" calcext:value-type="float">
            <text:p>281.45</text:p>
          </table:table-cell>
          <table:table-cell office:value-type="float" office:value="-98" calcext:value-type="float">
            <text:p>-98</text:p>
          </table:table-cell>
          <table:table-cell office:value-type="float" office:value="114.46" calcext:value-type="float">
            <text:p>114.46</text:p>
          </table:table-cell>
          <table:table-cell table:formula="of:=[.F151]-[.F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3.63" calcext:value-type="float">
            <text:p>833.63</text:p>
          </table:table-cell>
          <table:table-cell office:value-type="float" office:value="-145.47" calcext:value-type="float">
            <text:p>-145.47</text:p>
          </table:table-cell>
          <table:table-cell office:value-type="float" office:value="174.16" calcext:value-type="float">
            <text:p>174.16</text:p>
          </table:table-cell>
          <table:table-cell table:formula="of:=[.F152]-[.F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2.98" calcext:value-type="float">
            <text:p>312.98</text:p>
          </table:table-cell>
          <table:table-cell office:value-type="float" office:value="-90.29" calcext:value-type="float">
            <text:p>-90.29</text:p>
          </table:table-cell>
          <table:table-cell office:value-type="float" office:value="154.54" calcext:value-type="float">
            <text:p>154.54</text:p>
          </table:table-cell>
          <table:table-cell table:formula="of:=[.F153]-[.F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2.31" calcext:value-type="float">
            <text:p>212.31</text:p>
          </table:table-cell>
          <table:table-cell office:value-type="float" office:value="-75.23" calcext:value-type="float">
            <text:p>-75.23</text:p>
          </table:table-cell>
          <table:table-cell office:value-type="float" office:value="-22.941" calcext:value-type="float">
            <text:p>-22.941</text:p>
          </table:table-cell>
          <table:table-cell table:formula="of:=[.F154]-[.F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6.68" calcext:value-type="float">
            <text:p>206.68</text:p>
          </table:table-cell>
          <table:table-cell office:value-type="float" office:value="-65.59" calcext:value-type="float">
            <text:p>-65.59</text:p>
          </table:table-cell>
          <table:table-cell office:value-type="float" office:value="-26.413" calcext:value-type="float">
            <text:p>-26.413</text:p>
          </table:table-cell>
          <table:table-cell table:formula="of:=[.F155]-[.F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9.14" calcext:value-type="float">
            <text:p>219.14</text:p>
          </table:table-cell>
          <table:table-cell office:value-type="float" office:value="-65.83" calcext:value-type="float">
            <text:p>-65.83</text:p>
          </table:table-cell>
          <table:table-cell office:value-type="float" office:value="-27.153" calcext:value-type="float">
            <text:p>-27.153</text:p>
          </table:table-cell>
          <table:table-cell table:formula="of:=[.F156]-[.F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1.22" calcext:value-type="float">
            <text:p>421.22</text:p>
          </table:table-cell>
          <table:table-cell office:value-type="float" office:value="-83.41" calcext:value-type="float">
            <text:p>-83.41</text:p>
          </table:table-cell>
          <table:table-cell office:value-type="float" office:value="16.168" calcext:value-type="float">
            <text:p>16.168</text:p>
          </table:table-cell>
          <table:table-cell table:formula="of:=[.F157]-[.F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33.84" calcext:value-type="float">
            <text:p>933.84</text:p>
          </table:table-cell>
          <table:table-cell office:value-type="float" office:value="-129.24" calcext:value-type="float">
            <text:p>-129.24</text:p>
          </table:table-cell>
          <table:table-cell office:value-type="float" office:value="-46.275" calcext:value-type="float">
            <text:p>-46.275</text:p>
          </table:table-cell>
          <table:table-cell table:formula="of:=[.F158]-[.F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41.46" calcext:value-type="float">
            <text:p>641.46</text:p>
          </table:table-cell>
          <table:table-cell office:value-type="float" office:value="-114.2" calcext:value-type="float">
            <text:p>-114.2</text:p>
          </table:table-cell>
          <table:table-cell office:value-type="float" office:value="46.007" calcext:value-type="float">
            <text:p>46.007</text:p>
          </table:table-cell>
          <table:table-cell table:formula="of:=[.F159]-[.F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9.2" calcext:value-type="float">
            <text:p>169.2</text:p>
          </table:table-cell>
          <table:table-cell office:value-type="float" office:value="-89.5" calcext:value-type="float">
            <text:p>-89.5</text:p>
          </table:table-cell>
          <table:table-cell office:value-type="float" office:value="-3.6103" calcext:value-type="float">
            <text:p>-3.6103</text:p>
          </table:table-cell>
          <table:table-cell table:formula="of:=[.F160]-[.F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.42" calcext:value-type="float">
            <text:p>100.42</text:p>
          </table:table-cell>
          <table:table-cell office:value-type="float" office:value="-67.3" calcext:value-type="float">
            <text:p>-67.3</text:p>
          </table:table-cell>
          <table:table-cell office:value-type="float" office:value="-86.898" calcext:value-type="float">
            <text:p>-86.898</text:p>
          </table:table-cell>
          <table:table-cell table:formula="of:=[.F161]-[.F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.091" calcext:value-type="float">
            <text:p>20.091</text:p>
          </table:table-cell>
          <table:table-cell office:value-type="float" office:value="-51.8" calcext:value-type="float">
            <text:p>-51.8</text:p>
          </table:table-cell>
          <table:table-cell office:value-type="float" office:value="-29.547" calcext:value-type="float">
            <text:p>-29.547</text:p>
          </table:table-cell>
          <table:table-cell table:formula="of:=[.F162]-[.F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6.9" calcext:value-type="float">
            <text:p>-46.9</text:p>
          </table:table-cell>
          <table:table-cell office:value-type="float" office:value="-23.135" calcext:value-type="float">
            <text:p>-23.135</text:p>
          </table:table-cell>
          <table:table-cell table:formula="of:=[.F163]-[.F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7.655" calcext:value-type="float">
            <text:p>67.655</text:p>
          </table:table-cell>
          <table:table-cell office:value-type="float" office:value="-51.89" calcext:value-type="float">
            <text:p>-51.89</text:p>
          </table:table-cell>
          <table:table-cell office:value-type="float" office:value="-23.882" calcext:value-type="float">
            <text:p>-23.882</text:p>
          </table:table-cell>
          <table:table-cell table:formula="of:=[.F164]-[.F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1.49" calcext:value-type="float">
            <text:p>281.49</text:p>
          </table:table-cell>
          <table:table-cell office:value-type="float" office:value="-98.1" calcext:value-type="float">
            <text:p>-98.1</text:p>
          </table:table-cell>
          <table:table-cell office:value-type="float" office:value="114.46" calcext:value-type="float">
            <text:p>114.46</text:p>
          </table:table-cell>
          <table:table-cell table:formula="of:=[.F165]-[.F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36.45" calcext:value-type="float">
            <text:p>836.45</text:p>
          </table:table-cell>
          <table:table-cell office:value-type="float" office:value="-146.19" calcext:value-type="float">
            <text:p>-146.19</text:p>
          </table:table-cell>
          <table:table-cell office:value-type="float" office:value="174.16" calcext:value-type="float">
            <text:p>174.16</text:p>
          </table:table-cell>
          <table:table-cell table:formula="of:=[.F166]-[.F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5.7" calcext:value-type="float">
            <text:p>315.7</text:p>
          </table:table-cell>
          <table:table-cell office:value-type="float" office:value="-90.88" calcext:value-type="float">
            <text:p>-90.88</text:p>
          </table:table-cell>
          <table:table-cell office:value-type="float" office:value="154.54" calcext:value-type="float">
            <text:p>154.54</text:p>
          </table:table-cell>
          <table:table-cell table:formula="of:=[.F167]-[.F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2.44" calcext:value-type="float">
            <text:p>212.44</text:p>
          </table:table-cell>
          <table:table-cell office:value-type="float" office:value="-75.09" calcext:value-type="float">
            <text:p>-75.09</text:p>
          </table:table-cell>
          <table:table-cell office:value-type="float" office:value="-22.941" calcext:value-type="float">
            <text:p>-22.941</text:p>
          </table:table-cell>
          <table:table-cell table:formula="of:=[.F168]-[.F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4.28" calcext:value-type="float">
            <text:p>204.28</text:p>
          </table:table-cell>
          <table:table-cell office:value-type="float" office:value="-65.35" calcext:value-type="float">
            <text:p>-65.35</text:p>
          </table:table-cell>
          <table:table-cell office:value-type="float" office:value="-26.413" calcext:value-type="float">
            <text:p>-26.413</text:p>
          </table:table-cell>
          <table:table-cell table:formula="of:=[.F169]-[.F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7.65" calcext:value-type="float">
            <text:p>217.65</text:p>
          </table:table-cell>
          <table:table-cell office:value-type="float" office:value="-65.68" calcext:value-type="float">
            <text:p>-65.68</text:p>
          </table:table-cell>
          <table:table-cell office:value-type="float" office:value="-27.153" calcext:value-type="float">
            <text:p>-27.153</text:p>
          </table:table-cell>
          <table:table-cell table:formula="of:=[.F170]-[.F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2.74" calcext:value-type="float">
            <text:p>422.74</text:p>
          </table:table-cell>
          <table:table-cell office:value-type="float" office:value="-83.61" calcext:value-type="float">
            <text:p>-83.61</text:p>
          </table:table-cell>
          <table:table-cell office:value-type="float" office:value="16.168" calcext:value-type="float">
            <text:p>16.168</text:p>
          </table:table-cell>
          <table:table-cell table:formula="of:=[.F171]-[.F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27.03" calcext:value-type="float">
            <text:p>927.03</text:p>
          </table:table-cell>
          <table:table-cell office:value-type="float" office:value="-128.58" calcext:value-type="float">
            <text:p>-128.58</text:p>
          </table:table-cell>
          <table:table-cell office:value-type="float" office:value="-46.275" calcext:value-type="float">
            <text:p>-46.275</text:p>
          </table:table-cell>
          <table:table-cell table:formula="of:=[.F172]-[.F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4.6" calcext:value-type="float">
            <text:p>644.6</text:p>
          </table:table-cell>
          <table:table-cell office:value-type="float" office:value="-114.6" calcext:value-type="float">
            <text:p>-114.6</text:p>
          </table:table-cell>
          <table:table-cell office:value-type="float" office:value="46.007" calcext:value-type="float">
            <text:p>46.007</text:p>
          </table:table-cell>
          <table:table-cell table:formula="of:=[.F173]-[.F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7.96" calcext:value-type="float">
            <text:p>167.96</text:p>
          </table:table-cell>
          <table:table-cell office:value-type="float" office:value="-89.7" calcext:value-type="float">
            <text:p>-89.7</text:p>
          </table:table-cell>
          <table:table-cell office:value-type="float" office:value="-3.6103" calcext:value-type="float">
            <text:p>-3.6103</text:p>
          </table:table-cell>
          <table:table-cell table:formula="of:=[.F174]-[.F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0.2" calcext:value-type="float">
            <text:p>100.2</text:p>
          </table:table-cell>
          <table:table-cell office:value-type="float" office:value="-67.2" calcext:value-type="float">
            <text:p>-67.2</text:p>
          </table:table-cell>
          <table:table-cell office:value-type="float" office:value="-86.898" calcext:value-type="float">
            <text:p>-86.898</text:p>
          </table:table-cell>
          <table:table-cell table:formula="of:=[.F175]-[.F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.537" calcext:value-type="float">
            <text:p>18.537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176]-[.F1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23.135" calcext:value-type="float">
            <text:p>-23.135</text:p>
          </table:table-cell>
          <table:table-cell table:formula="of:=[.F177]-[.F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7.209" calcext:value-type="float">
            <text:p>67.209</text:p>
          </table:table-cell>
          <table:table-cell office:value-type="float" office:value="-51.83" calcext:value-type="float">
            <text:p>-51.83</text:p>
          </table:table-cell>
          <table:table-cell office:value-type="float" office:value="-23.882" calcext:value-type="float">
            <text:p>-23.882</text:p>
          </table:table-cell>
          <table:table-cell table:formula="of:=[.F178]-[.F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1.43" calcext:value-type="float">
            <text:p>281.43</text:p>
          </table:table-cell>
          <table:table-cell office:value-type="float" office:value="-98.2" calcext:value-type="float">
            <text:p>-98.2</text:p>
          </table:table-cell>
          <table:table-cell office:value-type="float" office:value="114.46" calcext:value-type="float">
            <text:p>114.46</text:p>
          </table:table-cell>
          <table:table-cell table:formula="of:=[.F179]-[.F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0.21" calcext:value-type="float">
            <text:p>840.21</text:p>
          </table:table-cell>
          <table:table-cell office:value-type="float" office:value="-147" calcext:value-type="float">
            <text:p>-147</text:p>
          </table:table-cell>
          <table:table-cell office:value-type="float" office:value="174.16" calcext:value-type="float">
            <text:p>174.16</text:p>
          </table:table-cell>
          <table:table-cell table:formula="of:=[.F180]-[.F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8.83" calcext:value-type="float">
            <text:p>318.83</text:p>
          </table:table-cell>
          <table:table-cell office:value-type="float" office:value="-91.49" calcext:value-type="float">
            <text:p>-91.49</text:p>
          </table:table-cell>
          <table:table-cell office:value-type="float" office:value="156.02" calcext:value-type="float">
            <text:p>156.02</text:p>
          </table:table-cell>
          <table:table-cell table:formula="of:=[.F181]-[.F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2.43" calcext:value-type="float">
            <text:p>212.43</text:p>
          </table:table-cell>
          <table:table-cell office:value-type="float" office:value="-74.94" calcext:value-type="float">
            <text:p>-74.94</text:p>
          </table:table-cell>
          <table:table-cell office:value-type="float" office:value="-22.941" calcext:value-type="float">
            <text:p>-22.941</text:p>
          </table:table-cell>
          <table:table-cell table:formula="of:=[.F182]-[.F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.65" calcext:value-type="float">
            <text:p>201.65</text:p>
          </table:table-cell>
          <table:table-cell office:value-type="float" office:value="-65.08" calcext:value-type="float">
            <text:p>-65.08</text:p>
          </table:table-cell>
          <table:table-cell office:value-type="float" office:value="-26.413" calcext:value-type="float">
            <text:p>-26.413</text:p>
          </table:table-cell>
          <table:table-cell table:formula="of:=[.F183]-[.F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6.9" calcext:value-type="float">
            <text:p>216.9</text:p>
          </table:table-cell>
          <table:table-cell office:value-type="float" office:value="-65.57" calcext:value-type="float">
            <text:p>-65.57</text:p>
          </table:table-cell>
          <table:table-cell office:value-type="float" office:value="-27.153" calcext:value-type="float">
            <text:p>-27.153</text:p>
          </table:table-cell>
          <table:table-cell table:formula="of:=[.F184]-[.F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24.26" calcext:value-type="float">
            <text:p>424.26</text:p>
          </table:table-cell>
          <table:table-cell office:value-type="float" office:value="-83.81" calcext:value-type="float">
            <text:p>-83.81</text:p>
          </table:table-cell>
          <table:table-cell office:value-type="float" office:value="16.168" calcext:value-type="float">
            <text:p>16.168</text:p>
          </table:table-cell>
          <table:table-cell table:formula="of:=[.F185]-[.F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20.31" calcext:value-type="float">
            <text:p>920.31</text:p>
          </table:table-cell>
          <table:table-cell office:value-type="float" office:value="-127.93" calcext:value-type="float">
            <text:p>-127.93</text:p>
          </table:table-cell>
          <table:table-cell office:value-type="float" office:value="-46.275" calcext:value-type="float">
            <text:p>-46.275</text:p>
          </table:table-cell>
          <table:table-cell table:formula="of:=[.F186]-[.F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47.2" calcext:value-type="float">
            <text:p>647.2</text:p>
          </table:table-cell>
          <table:table-cell office:value-type="float" office:value="-114.9" calcext:value-type="float">
            <text:p>-114.9</text:p>
          </table:table-cell>
          <table:table-cell office:value-type="float" office:value="46.007" calcext:value-type="float">
            <text:p>46.007</text:p>
          </table:table-cell>
          <table:table-cell table:formula="of:=[.F187]-[.F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6.05" calcext:value-type="float">
            <text:p>166.05</text:p>
          </table:table-cell>
          <table:table-cell office:value-type="float" office:value="-89.8" calcext:value-type="float">
            <text:p>-89.8</text:p>
          </table:table-cell>
          <table:table-cell office:value-type="float" office:value="-3.6103" calcext:value-type="float">
            <text:p>-3.6103</text:p>
          </table:table-cell>
          <table:table-cell table:formula="of:=[.F188]-[.F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9.971" calcext:value-type="float">
            <text:p>99.971</text:p>
          </table:table-cell>
          <table:table-cell office:value-type="float" office:value="-67.2" calcext:value-type="float">
            <text:p>-67.2</text:p>
          </table:table-cell>
          <table:table-cell office:value-type="float" office:value="-86.898" calcext:value-type="float">
            <text:p>-86.898</text:p>
          </table:table-cell>
          <table:table-cell table:formula="of:=[.F189]-[.F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645" calcext:value-type="float">
            <text:p>17.645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190]-[.F1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6.631" calcext:value-type="float">
            <text:p>66.631</text:p>
          </table:table-cell>
          <table:table-cell office:value-type="float" office:value="-51.76" calcext:value-type="float">
            <text:p>-51.76</text:p>
          </table:table-cell>
          <table:table-cell office:value-type="float" office:value="-23.882" calcext:value-type="float">
            <text:p>-23.882</text:p>
          </table:table-cell>
          <table:table-cell table:formula="of:=[.F191]-[.F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2.67" calcext:value-type="float">
            <text:p>282.67</text:p>
          </table:table-cell>
          <table:table-cell office:value-type="float" office:value="-98.3" calcext:value-type="float">
            <text:p>-98.3</text:p>
          </table:table-cell>
          <table:table-cell office:value-type="float" office:value="114.46" calcext:value-type="float">
            <text:p>114.46</text:p>
          </table:table-cell>
          <table:table-cell table:formula="of:=[.F192]-[.F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45.15" calcext:value-type="float">
            <text:p>845.15</text:p>
          </table:table-cell>
          <table:table-cell office:value-type="float" office:value="-147.91" calcext:value-type="float">
            <text:p>-147.91</text:p>
          </table:table-cell>
          <table:table-cell office:value-type="float" office:value="174.16" calcext:value-type="float">
            <text:p>174.16</text:p>
          </table:table-cell>
          <table:table-cell table:formula="of:=[.F193]-[.F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1.95" calcext:value-type="float">
            <text:p>321.95</text:p>
          </table:table-cell>
          <table:table-cell office:value-type="float" office:value="-92.1" calcext:value-type="float">
            <text:p>-92.1</text:p>
          </table:table-cell>
          <table:table-cell office:value-type="float" office:value="156.02" calcext:value-type="float">
            <text:p>156.02</text:p>
          </table:table-cell>
          <table:table-cell table:formula="of:=[.F194]-[.F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1.88" calcext:value-type="float">
            <text:p>211.88</text:p>
          </table:table-cell>
          <table:table-cell office:value-type="float" office:value="-74.75" calcext:value-type="float">
            <text:p>-74.75</text:p>
          </table:table-cell>
          <table:table-cell office:value-type="float" office:value="-22.941" calcext:value-type="float">
            <text:p>-22.941</text:p>
          </table:table-cell>
          <table:table-cell table:formula="of:=[.F195]-[.F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9.31" calcext:value-type="float">
            <text:p>199.31</text:p>
          </table:table-cell>
          <table:table-cell office:value-type="float" office:value="-64.83" calcext:value-type="float">
            <text:p>-64.83</text:p>
          </table:table-cell>
          <table:table-cell office:value-type="float" office:value="-26.413" calcext:value-type="float">
            <text:p>-26.413</text:p>
          </table:table-cell>
          <table:table-cell table:formula="of:=[.F196]-[.F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6.49" calcext:value-type="float">
            <text:p>216.49</text:p>
          </table:table-cell>
          <table:table-cell office:value-type="float" office:value="-65.51" calcext:value-type="float">
            <text:p>-65.51</text:p>
          </table:table-cell>
          <table:table-cell office:value-type="float" office:value="-27.153" calcext:value-type="float">
            <text:p>-27.153</text:p>
          </table:table-cell>
          <table:table-cell table:formula="of:=[.F197]-[.F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6.19" calcext:value-type="float">
            <text:p>426.19</text:p>
          </table:table-cell>
          <table:table-cell office:value-type="float" office:value="-84.06" calcext:value-type="float">
            <text:p>-84.06</text:p>
          </table:table-cell>
          <table:table-cell office:value-type="float" office:value="16.168" calcext:value-type="float">
            <text:p>16.168</text:p>
          </table:table-cell>
          <table:table-cell table:formula="of:=[.F198]-[.F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14.29" calcext:value-type="float">
            <text:p>914.29</text:p>
          </table:table-cell>
          <table:table-cell office:value-type="float" office:value="-127.32" calcext:value-type="float">
            <text:p>-127.32</text:p>
          </table:table-cell>
          <table:table-cell office:value-type="float" office:value="-46.275" calcext:value-type="float">
            <text:p>-46.275</text:p>
          </table:table-cell>
          <table:table-cell table:formula="of:=[.F199]-[.F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49.28" calcext:value-type="float">
            <text:p>649.28</text:p>
          </table:table-cell>
          <table:table-cell office:value-type="float" office:value="-115.2" calcext:value-type="float">
            <text:p>-115.2</text:p>
          </table:table-cell>
          <table:table-cell office:value-type="float" office:value="71.448" calcext:value-type="float">
            <text:p>71.448</text:p>
          </table:table-cell>
          <table:table-cell table:formula="of:=[.F200]-[.F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4.57" calcext:value-type="float">
            <text:p>164.57</text:p>
          </table:table-cell>
          <table:table-cell office:value-type="float" office:value="-90" calcext:value-type="float">
            <text:p>-90</text:p>
          </table:table-cell>
          <table:table-cell office:value-type="float" office:value="-3.6103" calcext:value-type="float">
            <text:p>-3.6103</text:p>
          </table:table-cell>
          <table:table-cell table:formula="of:=[.F201]-[.F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9.995" calcext:value-type="float">
            <text:p>99.995</text:p>
          </table:table-cell>
          <table:table-cell office:value-type="float" office:value="-67.2" calcext:value-type="float">
            <text:p>-67.2</text:p>
          </table:table-cell>
          <table:table-cell office:value-type="float" office:value="-86.898" calcext:value-type="float">
            <text:p>-86.898</text:p>
          </table:table-cell>
          <table:table-cell table:formula="of:=[.F202]-[.F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054" calcext:value-type="float">
            <text:p>17.054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203]-[.F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.691" calcext:value-type="float">
            <text:p>65.691</text:p>
          </table:table-cell>
          <table:table-cell office:value-type="float" office:value="-51.66" calcext:value-type="float">
            <text:p>-51.66</text:p>
          </table:table-cell>
          <table:table-cell office:value-type="float" office:value="-23.882" calcext:value-type="float">
            <text:p>-23.882</text:p>
          </table:table-cell>
          <table:table-cell table:formula="of:=[.F204]-[.F2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84.51" calcext:value-type="float">
            <text:p>284.51</text:p>
          </table:table-cell>
          <table:table-cell office:value-type="float" office:value="-98.5" calcext:value-type="float">
            <text:p>-98.5</text:p>
          </table:table-cell>
          <table:table-cell office:value-type="float" office:value="114.46" calcext:value-type="float">
            <text:p>114.46</text:p>
          </table:table-cell>
          <table:table-cell table:formula="of:=[.F205]-[.F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1.08" calcext:value-type="float">
            <text:p>851.08</text:p>
          </table:table-cell>
          <table:table-cell office:value-type="float" office:value="-148.91" calcext:value-type="float">
            <text:p>-148.91</text:p>
          </table:table-cell>
          <table:table-cell office:value-type="float" office:value="174.16" calcext:value-type="float">
            <text:p>174.16</text:p>
          </table:table-cell>
          <table:table-cell table:formula="of:=[.F206]-[.F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5.06" calcext:value-type="float">
            <text:p>325.06</text:p>
          </table:table-cell>
          <table:table-cell office:value-type="float" office:value="-92.75" calcext:value-type="float">
            <text:p>-92.75</text:p>
          </table:table-cell>
          <table:table-cell office:value-type="float" office:value="156.02" calcext:value-type="float">
            <text:p>156.02</text:p>
          </table:table-cell>
          <table:table-cell table:formula="of:=[.F207]-[.F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.46" calcext:value-type="float">
            <text:p>210.46</text:p>
          </table:table-cell>
          <table:table-cell office:value-type="float" office:value="-74.48" calcext:value-type="float">
            <text:p>-74.48</text:p>
          </table:table-cell>
          <table:table-cell office:value-type="float" office:value="-22.941" calcext:value-type="float">
            <text:p>-22.941</text:p>
          </table:table-cell>
          <table:table-cell table:formula="of:=[.F208]-[.F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7.68" calcext:value-type="float">
            <text:p>197.68</text:p>
          </table:table-cell>
          <table:table-cell office:value-type="float" office:value="-64.65" calcext:value-type="float">
            <text:p>-64.65</text:p>
          </table:table-cell>
          <table:table-cell office:value-type="float" office:value="-26.413" calcext:value-type="float">
            <text:p>-26.413</text:p>
          </table:table-cell>
          <table:table-cell table:formula="of:=[.F209]-[.F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5.94" calcext:value-type="float">
            <text:p>215.94</text:p>
          </table:table-cell>
          <table:table-cell office:value-type="float" office:value="-65.43" calcext:value-type="float">
            <text:p>-65.43</text:p>
          </table:table-cell>
          <table:table-cell office:value-type="float" office:value="-27.153" calcext:value-type="float">
            <text:p>-27.153</text:p>
          </table:table-cell>
          <table:table-cell table:formula="of:=[.F210]-[.F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8.83" calcext:value-type="float">
            <text:p>428.83</text:p>
          </table:table-cell>
          <table:table-cell office:value-type="float" office:value="-84.36" calcext:value-type="float">
            <text:p>-84.36</text:p>
          </table:table-cell>
          <table:table-cell office:value-type="float" office:value="16.168" calcext:value-type="float">
            <text:p>16.168</text:p>
          </table:table-cell>
          <table:table-cell table:formula="of:=[.F211]-[.F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09.06" calcext:value-type="float">
            <text:p>909.06</text:p>
          </table:table-cell>
          <table:table-cell office:value-type="float" office:value="-126.75" calcext:value-type="float">
            <text:p>-126.75</text:p>
          </table:table-cell>
          <table:table-cell office:value-type="float" office:value="-46.275" calcext:value-type="float">
            <text:p>-46.275</text:p>
          </table:table-cell>
          <table:table-cell table:formula="of:=[.F212]-[.F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51.54" calcext:value-type="float">
            <text:p>651.54</text:p>
          </table:table-cell>
          <table:table-cell office:value-type="float" office:value="-115.4" calcext:value-type="float">
            <text:p>-115.4</text:p>
          </table:table-cell>
          <table:table-cell office:value-type="float" office:value="86.08" calcext:value-type="float">
            <text:p>86.08</text:p>
          </table:table-cell>
          <table:table-cell table:formula="of:=[.F213]-[.F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3.21" calcext:value-type="float">
            <text:p>163.21</text:p>
          </table:table-cell>
          <table:table-cell office:value-type="float" office:value="-90.1" calcext:value-type="float">
            <text:p>-90.1</text:p>
          </table:table-cell>
          <table:table-cell office:value-type="float" office:value="-3.6103" calcext:value-type="float">
            <text:p>-3.6103</text:p>
          </table:table-cell>
          <table:table-cell table:formula="of:=[.F214]-[.F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.91" calcext:value-type="float">
            <text:p>99.91</text:p>
          </table:table-cell>
          <table:table-cell office:value-type="float" office:value="-67" calcext:value-type="float">
            <text:p>-67</text:p>
          </table:table-cell>
          <table:table-cell office:value-type="float" office:value="-86.898" calcext:value-type="float">
            <text:p>-86.898</text:p>
          </table:table-cell>
          <table:table-cell table:formula="of:=[.F215]-[.F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.92" calcext:value-type="float">
            <text:p>16.92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216]-[.F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4.415" calcext:value-type="float">
            <text:p>64.415</text:p>
          </table:table-cell>
          <table:table-cell office:value-type="float" office:value="-51.53" calcext:value-type="float">
            <text:p>-51.53</text:p>
          </table:table-cell>
          <table:table-cell office:value-type="float" office:value="-23.882" calcext:value-type="float">
            <text:p>-23.882</text:p>
          </table:table-cell>
          <table:table-cell table:formula="of:=[.F217]-[.F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7.19" calcext:value-type="float">
            <text:p>287.19</text:p>
          </table:table-cell>
          <table:table-cell office:value-type="float" office:value="-98.8" calcext:value-type="float">
            <text:p>-98.8</text:p>
          </table:table-cell>
          <table:table-cell office:value-type="float" office:value="84.517" calcext:value-type="float">
            <text:p>84.517</text:p>
          </table:table-cell>
          <table:table-cell table:formula="of:=[.F218]-[.F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8.05" calcext:value-type="float">
            <text:p>858.05</text:p>
          </table:table-cell>
          <table:table-cell office:value-type="float" office:value="-150.01" calcext:value-type="float">
            <text:p>-150.01</text:p>
          </table:table-cell>
          <table:table-cell office:value-type="float" office:value="174.16" calcext:value-type="float">
            <text:p>174.16</text:p>
          </table:table-cell>
          <table:table-cell table:formula="of:=[.F219]-[.F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7.59" calcext:value-type="float">
            <text:p>327.59</text:p>
          </table:table-cell>
          <table:table-cell office:value-type="float" office:value="-93.36" calcext:value-type="float">
            <text:p>-93.36</text:p>
          </table:table-cell>
          <table:table-cell office:value-type="float" office:value="156.02" calcext:value-type="float">
            <text:p>156.02</text:p>
          </table:table-cell>
          <table:table-cell table:formula="of:=[.F220]-[.F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8.4" calcext:value-type="float">
            <text:p>208.4</text:p>
          </table:table-cell>
          <table:table-cell office:value-type="float" office:value="-74.15" calcext:value-type="float">
            <text:p>-74.15</text:p>
          </table:table-cell>
          <table:table-cell office:value-type="float" office:value="-22.941" calcext:value-type="float">
            <text:p>-22.941</text:p>
          </table:table-cell>
          <table:table-cell table:formula="of:=[.F221]-[.F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6.46" calcext:value-type="float">
            <text:p>196.46</text:p>
          </table:table-cell>
          <table:table-cell office:value-type="float" office:value="-64.51" calcext:value-type="float">
            <text:p>-64.51</text:p>
          </table:table-cell>
          <table:table-cell office:value-type="float" office:value="-26.413" calcext:value-type="float">
            <text:p>-26.413</text:p>
          </table:table-cell>
          <table:table-cell table:formula="of:=[.F222]-[.F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5.37" calcext:value-type="float">
            <text:p>215.37</text:p>
          </table:table-cell>
          <table:table-cell office:value-type="float" office:value="-65.35" calcext:value-type="float">
            <text:p>-65.35</text:p>
          </table:table-cell>
          <table:table-cell office:value-type="float" office:value="-27.153" calcext:value-type="float">
            <text:p>-27.153</text:p>
          </table:table-cell>
          <table:table-cell table:formula="of:=[.F223]-[.F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32.04" calcext:value-type="float">
            <text:p>432.04</text:p>
          </table:table-cell>
          <table:table-cell office:value-type="float" office:value="-84.72" calcext:value-type="float">
            <text:p>-84.72</text:p>
          </table:table-cell>
          <table:table-cell office:value-type="float" office:value="16.168" calcext:value-type="float">
            <text:p>16.168</text:p>
          </table:table-cell>
          <table:table-cell table:formula="of:=[.F224]-[.F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4.58" calcext:value-type="float">
            <text:p>904.58</text:p>
          </table:table-cell>
          <table:table-cell office:value-type="float" office:value="-126.24" calcext:value-type="float">
            <text:p>-126.24</text:p>
          </table:table-cell>
          <table:table-cell office:value-type="float" office:value="-46.275" calcext:value-type="float">
            <text:p>-46.275</text:p>
          </table:table-cell>
          <table:table-cell table:formula="of:=[.F225]-[.F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54.63" calcext:value-type="float">
            <text:p>654.63</text:p>
          </table:table-cell>
          <table:table-cell office:value-type="float" office:value="-115.6" calcext:value-type="float">
            <text:p>-115.6</text:p>
          </table:table-cell>
          <table:table-cell office:value-type="float" office:value="86.08" calcext:value-type="float">
            <text:p>86.08</text:p>
          </table:table-cell>
          <table:table-cell table:formula="of:=[.F226]-[.F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2.98" calcext:value-type="float">
            <text:p>162.98</text:p>
          </table:table-cell>
          <table:table-cell office:value-type="float" office:value="-90.4" calcext:value-type="float">
            <text:p>-90.4</text:p>
          </table:table-cell>
          <table:table-cell office:value-type="float" office:value="-3.6103" calcext:value-type="float">
            <text:p>-3.6103</text:p>
          </table:table-cell>
          <table:table-cell table:formula="of:=[.F227]-[.F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9.862" calcext:value-type="float">
            <text:p>99.862</text:p>
          </table:table-cell>
          <table:table-cell office:value-type="float" office:value="-67" calcext:value-type="float">
            <text:p>-67</text:p>
          </table:table-cell>
          <table:table-cell office:value-type="float" office:value="-86.898" calcext:value-type="float">
            <text:p>-86.898</text:p>
          </table:table-cell>
          <table:table-cell table:formula="of:=[.F228]-[.F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.785" calcext:value-type="float">
            <text:p>16.785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229]-[.F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3.221" calcext:value-type="float">
            <text:p>63.221</text:p>
          </table:table-cell>
          <table:table-cell office:value-type="float" office:value="-51.42" calcext:value-type="float">
            <text:p>-51.42</text:p>
          </table:table-cell>
          <table:table-cell office:value-type="float" office:value="-23.882" calcext:value-type="float">
            <text:p>-23.882</text:p>
          </table:table-cell>
          <table:table-cell table:formula="of:=[.F230]-[.F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90.32" calcext:value-type="float">
            <text:p>290.32</text:p>
          </table:table-cell>
          <table:table-cell office:value-type="float" office:value="-99.1" calcext:value-type="float">
            <text:p>-99.1</text:p>
          </table:table-cell>
          <table:table-cell office:value-type="float" office:value="54.162" calcext:value-type="float">
            <text:p>54.162</text:p>
          </table:table-cell>
          <table:table-cell table:formula="of:=[.F231]-[.F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.86" calcext:value-type="float">
            <text:p>600.86</text:p>
          </table:table-cell>
          <table:table-cell office:value-type="float" office:value="-121" calcext:value-type="float">
            <text:p>-121</text:p>
          </table:table-cell>
          <table:table-cell office:value-type="float" office:value="111.84" calcext:value-type="float">
            <text:p>111.84</text:p>
          </table:table-cell>
          <table:table-cell table:formula="of:=[.F232]-[.F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65.25" calcext:value-type="float">
            <text:p>865.25</text:p>
          </table:table-cell>
          <table:table-cell office:value-type="float" office:value="-151.13" calcext:value-type="float">
            <text:p>-151.13</text:p>
          </table:table-cell>
          <table:table-cell office:value-type="float" office:value="174.16" calcext:value-type="float">
            <text:p>174.16</text:p>
          </table:table-cell>
          <table:table-cell table:formula="of:=[.F233]-[.F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9.5" calcext:value-type="float">
            <text:p>329.5</text:p>
          </table:table-cell>
          <table:table-cell office:value-type="float" office:value="-93.89" calcext:value-type="float">
            <text:p>-93.89</text:p>
          </table:table-cell>
          <table:table-cell office:value-type="float" office:value="156.02" calcext:value-type="float">
            <text:p>156.02</text:p>
          </table:table-cell>
          <table:table-cell table:formula="of:=[.F234]-[.F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6.17" calcext:value-type="float">
            <text:p>206.17</text:p>
          </table:table-cell>
          <table:table-cell office:value-type="float" office:value="-73.82" calcext:value-type="float">
            <text:p>-73.82</text:p>
          </table:table-cell>
          <table:table-cell office:value-type="float" office:value="-22.941" calcext:value-type="float">
            <text:p>-22.941</text:p>
          </table:table-cell>
          <table:table-cell table:formula="of:=[.F235]-[.F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6.13" calcext:value-type="float">
            <text:p>196.13</text:p>
          </table:table-cell>
          <table:table-cell office:value-type="float" office:value="-64.44" calcext:value-type="float">
            <text:p>-64.44</text:p>
          </table:table-cell>
          <table:table-cell office:value-type="float" office:value="-26.413" calcext:value-type="float">
            <text:p>-26.413</text:p>
          </table:table-cell>
          <table:table-cell table:formula="of:=[.F236]-[.F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4.52" calcext:value-type="float">
            <text:p>214.52</text:p>
          </table:table-cell>
          <table:table-cell office:value-type="float" office:value="-65.25" calcext:value-type="float">
            <text:p>-65.25</text:p>
          </table:table-cell>
          <table:table-cell office:value-type="float" office:value="-27.153" calcext:value-type="float">
            <text:p>-27.153</text:p>
          </table:table-cell>
          <table:table-cell table:formula="of:=[.F237]-[.F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36.06" calcext:value-type="float">
            <text:p>436.06</text:p>
          </table:table-cell>
          <table:table-cell office:value-type="float" office:value="-85.15" calcext:value-type="float">
            <text:p>-85.15</text:p>
          </table:table-cell>
          <table:table-cell office:value-type="float" office:value="16.168" calcext:value-type="float">
            <text:p>16.168</text:p>
          </table:table-cell>
          <table:table-cell table:formula="of:=[.F238]-[.F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00.92" calcext:value-type="float">
            <text:p>900.92</text:p>
          </table:table-cell>
          <table:table-cell office:value-type="float" office:value="-125.79" calcext:value-type="float">
            <text:p>-125.79</text:p>
          </table:table-cell>
          <table:table-cell office:value-type="float" office:value="-46.275" calcext:value-type="float">
            <text:p>-46.275</text:p>
          </table:table-cell>
          <table:table-cell table:formula="of:=[.F239]-[.F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58.64" calcext:value-type="float">
            <text:p>658.64</text:p>
          </table:table-cell>
          <table:table-cell office:value-type="float" office:value="-116" calcext:value-type="float">
            <text:p>-116</text:p>
          </table:table-cell>
          <table:table-cell office:value-type="float" office:value="86.08" calcext:value-type="float">
            <text:p>86.08</text:p>
          </table:table-cell>
          <table:table-cell table:formula="of:=[.F240]-[.F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2.93" calcext:value-type="float">
            <text:p>162.93</text:p>
          </table:table-cell>
          <table:table-cell office:value-type="float" office:value="-90.7" calcext:value-type="float">
            <text:p>-90.7</text:p>
          </table:table-cell>
          <table:table-cell office:value-type="float" office:value="-3.6103" calcext:value-type="float">
            <text:p>-3.6103</text:p>
          </table:table-cell>
          <table:table-cell table:formula="of:=[.F241]-[.F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9.428" calcext:value-type="float">
            <text:p>99.428</text:p>
          </table:table-cell>
          <table:table-cell office:value-type="float" office:value="-67" calcext:value-type="float">
            <text:p>-67</text:p>
          </table:table-cell>
          <table:table-cell office:value-type="float" office:value="-65.656" calcext:value-type="float">
            <text:p>-65.656</text:p>
          </table:table-cell>
          <table:table-cell table:formula="of:=[.F242]-[.F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.696" calcext:value-type="float">
            <text:p>16.696</text:p>
          </table:table-cell>
          <table:table-cell office:value-type="float" office:value="-51.6" calcext:value-type="float">
            <text:p>-51.6</text:p>
          </table:table-cell>
          <table:table-cell office:value-type="float" office:value="-29.547" calcext:value-type="float">
            <text:p>-29.547</text:p>
          </table:table-cell>
          <table:table-cell table:formula="of:=[.F243]-[.F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1.987" calcext:value-type="float">
            <text:p>61.987</text:p>
          </table:table-cell>
          <table:table-cell office:value-type="float" office:value="-51.29" calcext:value-type="float">
            <text:p>-51.29</text:p>
          </table:table-cell>
          <table:table-cell office:value-type="float" office:value="-23.882" calcext:value-type="float">
            <text:p>-23.882</text:p>
          </table:table-cell>
          <table:table-cell table:formula="of:=[.F244]-[.F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93.57" calcext:value-type="float">
            <text:p>293.57</text:p>
          </table:table-cell>
          <table:table-cell office:value-type="float" office:value="-99.4" calcext:value-type="float">
            <text:p>-99.4</text:p>
          </table:table-cell>
          <table:table-cell office:value-type="float" office:value="31.009" calcext:value-type="float">
            <text:p>31.009</text:p>
          </table:table-cell>
          <table:table-cell table:formula="of:=[.F245]-[.F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0.83" calcext:value-type="float">
            <text:p>600.83</text:p>
          </table:table-cell>
          <table:table-cell office:value-type="float" office:value="-121" calcext:value-type="float">
            <text:p>-121</text:p>
          </table:table-cell>
          <table:table-cell office:value-type="float" office:value="111.84" calcext:value-type="float">
            <text:p>111.84</text:p>
          </table:table-cell>
          <table:table-cell table:formula="of:=[.F246]-[.F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72.59" calcext:value-type="float">
            <text:p>872.59</text:p>
          </table:table-cell>
          <table:table-cell office:value-type="float" office:value="-152.339" calcext:value-type="float">
            <text:p>-152.339</text:p>
          </table:table-cell>
          <table:table-cell office:value-type="float" office:value="174.16" calcext:value-type="float">
            <text:p>174.16</text:p>
          </table:table-cell>
          <table:table-cell table:formula="of:=[.F247]-[.F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1.29" calcext:value-type="float">
            <text:p>331.29</text:p>
          </table:table-cell>
          <table:table-cell office:value-type="float" office:value="-94.43" calcext:value-type="float">
            <text:p>-94.43</text:p>
          </table:table-cell>
          <table:table-cell office:value-type="float" office:value="156.02" calcext:value-type="float">
            <text:p>156.02</text:p>
          </table:table-cell>
          <table:table-cell table:formula="of:=[.F248]-[.F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3.98" calcext:value-type="float">
            <text:p>203.98</text:p>
          </table:table-cell>
          <table:table-cell office:value-type="float" office:value="-73.47" calcext:value-type="float">
            <text:p>-73.47</text:p>
          </table:table-cell>
          <table:table-cell office:value-type="float" office:value="-22.941" calcext:value-type="float">
            <text:p>-22.941</text:p>
          </table:table-cell>
          <table:table-cell table:formula="of:=[.F249]-[.F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6.2" calcext:value-type="float">
            <text:p>196.2</text:p>
          </table:table-cell>
          <table:table-cell office:value-type="float" office:value="-64.41" calcext:value-type="float">
            <text:p>-64.41</text:p>
          </table:table-cell>
          <table:table-cell office:value-type="float" office:value="-26.413" calcext:value-type="float">
            <text:p>-26.413</text:p>
          </table:table-cell>
          <table:table-cell table:formula="of:=[.F250]-[.F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2.54" calcext:value-type="float">
            <text:p>212.54</text:p>
          </table:table-cell>
          <table:table-cell office:value-type="float" office:value="-65.05" calcext:value-type="float">
            <text:p>-65.05</text:p>
          </table:table-cell>
          <table:table-cell office:value-type="float" office:value="-27.153" calcext:value-type="float">
            <text:p>-27.153</text:p>
          </table:table-cell>
          <table:table-cell table:formula="of:=[.F251]-[.F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0.33" calcext:value-type="float">
            <text:p>440.33</text:p>
          </table:table-cell>
          <table:table-cell office:value-type="float" office:value="-85.6" calcext:value-type="float">
            <text:p>-85.6</text:p>
          </table:table-cell>
          <table:table-cell office:value-type="float" office:value="13.563" calcext:value-type="float">
            <text:p>13.563</text:p>
          </table:table-cell>
          <table:table-cell table:formula="of:=[.F252]-[.F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98.01" calcext:value-type="float">
            <text:p>898.01</text:p>
          </table:table-cell>
          <table:table-cell office:value-type="float" office:value="-125.39" calcext:value-type="float">
            <text:p>-125.39</text:p>
          </table:table-cell>
          <table:table-cell office:value-type="float" office:value="-46.275" calcext:value-type="float">
            <text:p>-46.275</text:p>
          </table:table-cell>
          <table:table-cell table:formula="of:=[.F253]-[.F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63.89" calcext:value-type="float">
            <text:p>663.89</text:p>
          </table:table-cell>
          <table:table-cell office:value-type="float" office:value="-116.4" calcext:value-type="float">
            <text:p>-116.4</text:p>
          </table:table-cell>
          <table:table-cell office:value-type="float" office:value="86.08" calcext:value-type="float">
            <text:p>86.08</text:p>
          </table:table-cell>
          <table:table-cell table:formula="of:=[.F254]-[.F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3.1" calcext:value-type="float">
            <text:p>163.1</text:p>
          </table:table-cell>
          <table:table-cell office:value-type="float" office:value="-90.8" calcext:value-type="float">
            <text:p>-90.8</text:p>
          </table:table-cell>
          <table:table-cell office:value-type="float" office:value="-3.6103" calcext:value-type="float">
            <text:p>-3.6103</text:p>
          </table:table-cell>
          <table:table-cell table:formula="of:=[.F255]-[.F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8.08" calcext:value-type="float">
            <text:p>98.08</text:p>
          </table:table-cell>
          <table:table-cell office:value-type="float" office:value="-66.8" calcext:value-type="float">
            <text:p>-66.8</text:p>
          </table:table-cell>
          <table:table-cell office:value-type="float" office:value="-65.656" calcext:value-type="float">
            <text:p>-65.656</text:p>
          </table:table-cell>
          <table:table-cell table:formula="of:=[.F256]-[.F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.259" calcext:value-type="float">
            <text:p>16.259</text:p>
          </table:table-cell>
          <table:table-cell office:value-type="float" office:value="-51.7" calcext:value-type="float">
            <text:p>-51.7</text:p>
          </table:table-cell>
          <table:table-cell office:value-type="float" office:value="-29.547" calcext:value-type="float">
            <text:p>-29.547</text:p>
          </table:table-cell>
          <table:table-cell table:formula="of:=[.F257]-[.F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1.067" calcext:value-type="float">
            <text:p>61.067</text:p>
          </table:table-cell>
          <table:table-cell office:value-type="float" office:value="-51.2" calcext:value-type="float">
            <text:p>-51.2</text:p>
          </table:table-cell>
          <table:table-cell office:value-type="float" office:value="-23.882" calcext:value-type="float">
            <text:p>-23.882</text:p>
          </table:table-cell>
          <table:table-cell table:formula="of:=[.F258]-[.F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6.45" calcext:value-type="float">
            <text:p>296.45</text:p>
          </table:table-cell>
          <table:table-cell office:value-type="float" office:value="-99.8" calcext:value-type="float">
            <text:p>-99.8</text:p>
          </table:table-cell>
          <table:table-cell office:value-type="float" office:value="29.175" calcext:value-type="float">
            <text:p>29.175</text:p>
          </table:table-cell>
          <table:table-cell table:formula="of:=[.F259]-[.F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3.89" calcext:value-type="float">
            <text:p>603.89</text:p>
          </table:table-cell>
          <table:table-cell office:value-type="float" office:value="-121.2" calcext:value-type="float">
            <text:p>-121.2</text:p>
          </table:table-cell>
          <table:table-cell office:value-type="float" office:value="111.84" calcext:value-type="float">
            <text:p>111.84</text:p>
          </table:table-cell>
          <table:table-cell table:formula="of:=[.F260]-[.F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79.19" calcext:value-type="float">
            <text:p>879.19</text:p>
          </table:table-cell>
          <table:table-cell office:value-type="float" office:value="-153.528" calcext:value-type="float">
            <text:p>-153.528</text:p>
          </table:table-cell>
          <table:table-cell office:value-type="float" office:value="174.16" calcext:value-type="float">
            <text:p>174.16</text:p>
          </table:table-cell>
          <table:table-cell table:formula="of:=[.F261]-[.F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2.38" calcext:value-type="float">
            <text:p>332.38</text:p>
          </table:table-cell>
          <table:table-cell office:value-type="float" office:value="-94.91" calcext:value-type="float">
            <text:p>-94.91</text:p>
          </table:table-cell>
          <table:table-cell office:value-type="float" office:value="156.02" calcext:value-type="float">
            <text:p>156.02</text:p>
          </table:table-cell>
          <table:table-cell table:formula="of:=[.F262]-[.F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1.51" calcext:value-type="float">
            <text:p>201.51</text:p>
          </table:table-cell>
          <table:table-cell office:value-type="float" office:value="-73.11" calcext:value-type="float">
            <text:p>-73.11</text:p>
          </table:table-cell>
          <table:table-cell office:value-type="float" office:value="-22.941" calcext:value-type="float">
            <text:p>-22.941</text:p>
          </table:table-cell>
          <table:table-cell table:formula="of:=[.F263]-[.F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6.49" calcext:value-type="float">
            <text:p>196.49</text:p>
          </table:table-cell>
          <table:table-cell office:value-type="float" office:value="-64.39" calcext:value-type="float">
            <text:p>-64.39</text:p>
          </table:table-cell>
          <table:table-cell office:value-type="float" office:value="-26.413" calcext:value-type="float">
            <text:p>-26.413</text:p>
          </table:table-cell>
          <table:table-cell table:formula="of:=[.F264]-[.F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0.15" calcext:value-type="float">
            <text:p>210.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27.153" calcext:value-type="float">
            <text:p>-27.153</text:p>
          </table:table-cell>
          <table:table-cell table:formula="of:=[.F265]-[.F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44.55" calcext:value-type="float">
            <text:p>444.55</text:p>
          </table:table-cell>
          <table:table-cell office:value-type="float" office:value="-86.06" calcext:value-type="float">
            <text:p>-86.06</text:p>
          </table:table-cell>
          <table:table-cell office:value-type="float" office:value="12.625" calcext:value-type="float">
            <text:p>12.625</text:p>
          </table:table-cell>
          <table:table-cell table:formula="of:=[.F266]-[.F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95.15" calcext:value-type="float">
            <text:p>895.15</text:p>
          </table:table-cell>
          <table:table-cell office:value-type="float" office:value="-124.97" calcext:value-type="float">
            <text:p>-124.97</text:p>
          </table:table-cell>
          <table:table-cell office:value-type="float" office:value="-46.275" calcext:value-type="float">
            <text:p>-46.275</text:p>
          </table:table-cell>
          <table:table-cell table:formula="of:=[.F267]-[.F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69.41" calcext:value-type="float">
            <text:p>669.41</text:p>
          </table:table-cell>
          <table:table-cell office:value-type="float" office:value="-116.9" calcext:value-type="float">
            <text:p>-116.9</text:p>
          </table:table-cell>
          <table:table-cell office:value-type="float" office:value="86.08" calcext:value-type="float">
            <text:p>86.08</text:p>
          </table:table-cell>
          <table:table-cell table:formula="of:=[.F268]-[.F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3.04" calcext:value-type="float">
            <text:p>163.04</text:p>
          </table:table-cell>
          <table:table-cell office:value-type="float" office:value="-90.7" calcext:value-type="float">
            <text:p>-90.7</text:p>
          </table:table-cell>
          <table:table-cell office:value-type="float" office:value="-3.6103" calcext:value-type="float">
            <text:p>-3.6103</text:p>
          </table:table-cell>
          <table:table-cell table:formula="of:=[.F269]-[.F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6.922" calcext:value-type="float">
            <text:p>96.922</text:p>
          </table:table-cell>
          <table:table-cell office:value-type="float" office:value="-66.7" calcext:value-type="float">
            <text:p>-66.7</text:p>
          </table:table-cell>
          <table:table-cell office:value-type="float" office:value="-65.656" calcext:value-type="float">
            <text:p>-65.656</text:p>
          </table:table-cell>
          <table:table-cell table:formula="of:=[.F270]-[.F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.354" calcext:value-type="float">
            <text:p>15.354</text:p>
          </table:table-cell>
          <table:table-cell office:value-type="float" office:value="-51.6" calcext:value-type="float">
            <text:p>-51.6</text:p>
          </table:table-cell>
          <table:table-cell office:value-type="float" office:value="-29.547" calcext:value-type="float">
            <text:p>-29.547</text:p>
          </table:table-cell>
          <table:table-cell table:formula="of:=[.F271]-[.F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0.553" calcext:value-type="float">
            <text:p>60.553</text:p>
          </table:table-cell>
          <table:table-cell office:value-type="float" office:value="-51.14" calcext:value-type="float">
            <text:p>-51.14</text:p>
          </table:table-cell>
          <table:table-cell office:value-type="float" office:value="-23.882" calcext:value-type="float">
            <text:p>-23.882</text:p>
          </table:table-cell>
          <table:table-cell table:formula="of:=[.F272]-[.F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99.67" calcext:value-type="float">
            <text:p>299.67</text:p>
          </table:table-cell>
          <table:table-cell office:value-type="float" office:value="-99.9" calcext:value-type="float">
            <text:p>-99.9</text:p>
          </table:table-cell>
          <table:table-cell office:value-type="float" office:value="29.175" calcext:value-type="float">
            <text:p>29.175</text:p>
          </table:table-cell>
          <table:table-cell table:formula="of:=[.F273]-[.F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08.76" calcext:value-type="float">
            <text:p>608.76</text:p>
          </table:table-cell>
          <table:table-cell office:value-type="float" office:value="-121.4" calcext:value-type="float">
            <text:p>-121.4</text:p>
          </table:table-cell>
          <table:table-cell office:value-type="float" office:value="111.84" calcext:value-type="float">
            <text:p>111.84</text:p>
          </table:table-cell>
          <table:table-cell table:formula="of:=[.F274]-[.F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-154.708" calcext:value-type="float">
            <text:p>-154.708</text:p>
          </table:table-cell>
          <table:table-cell office:value-type="float" office:value="174.16" calcext:value-type="float">
            <text:p>174.16</text:p>
          </table:table-cell>
          <table:table-cell table:formula="of:=[.F275]-[.F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3.21" calcext:value-type="float">
            <text:p>333.21</text:p>
          </table:table-cell>
          <table:table-cell office:value-type="float" office:value="-95.38" calcext:value-type="float">
            <text:p>-95.38</text:p>
          </table:table-cell>
          <table:table-cell office:value-type="float" office:value="156.02" calcext:value-type="float">
            <text:p>156.02</text:p>
          </table:table-cell>
          <table:table-cell table:formula="of:=[.F276]-[.F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9.2" calcext:value-type="float">
            <text:p>199.2</text:p>
          </table:table-cell>
          <table:table-cell office:value-type="float" office:value="-72.74" calcext:value-type="float">
            <text:p>-72.74</text:p>
          </table:table-cell>
          <table:table-cell office:value-type="float" office:value="-22.941" calcext:value-type="float">
            <text:p>-22.941</text:p>
          </table:table-cell>
          <table:table-cell table:formula="of:=[.F277]-[.F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6.58" calcext:value-type="float">
            <text:p>196.58</text:p>
          </table:table-cell>
          <table:table-cell office:value-type="float" office:value="-64.37" calcext:value-type="float">
            <text:p>-64.37</text:p>
          </table:table-cell>
          <table:table-cell office:value-type="float" office:value="-26.413" calcext:value-type="float">
            <text:p>-26.413</text:p>
          </table:table-cell>
          <table:table-cell table:formula="of:=[.F278]-[.F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7.6" calcext:value-type="float">
            <text:p>207.6</text:p>
          </table:table-cell>
          <table:table-cell office:value-type="float" office:value="-64.56" calcext:value-type="float">
            <text:p>-64.56</text:p>
          </table:table-cell>
          <table:table-cell office:value-type="float" office:value="-27.153" calcext:value-type="float">
            <text:p>-27.153</text:p>
          </table:table-cell>
          <table:table-cell table:formula="of:=[.F279]-[.F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8.46" calcext:value-type="float">
            <text:p>448.46</text:p>
          </table:table-cell>
          <table:table-cell office:value-type="float" office:value="-86.47" calcext:value-type="float">
            <text:p>-86.47</text:p>
          </table:table-cell>
          <table:table-cell office:value-type="float" office:value="12.625" calcext:value-type="float">
            <text:p>12.625</text:p>
          </table:table-cell>
          <table:table-cell table:formula="of:=[.F280]-[.F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91.78" calcext:value-type="float">
            <text:p>891.78</text:p>
          </table:table-cell>
          <table:table-cell office:value-type="float" office:value="-124.5" calcext:value-type="float">
            <text:p>-124.5</text:p>
          </table:table-cell>
          <table:table-cell office:value-type="float" office:value="-46.275" calcext:value-type="float">
            <text:p>-46.275</text:p>
          </table:table-cell>
          <table:table-cell table:formula="of:=[.F281]-[.F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75.14" calcext:value-type="float">
            <text:p>675.14</text:p>
          </table:table-cell>
          <table:table-cell office:value-type="float" office:value="-117.3" calcext:value-type="float">
            <text:p>-117.3</text:p>
          </table:table-cell>
          <table:table-cell office:value-type="float" office:value="86.08" calcext:value-type="float">
            <text:p>86.08</text:p>
          </table:table-cell>
          <table:table-cell table:formula="of:=[.F282]-[.F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3.15" calcext:value-type="float">
            <text:p>163.15</text:p>
          </table:table-cell>
          <table:table-cell office:value-type="float" office:value="-90.8" calcext:value-type="float">
            <text:p>-90.8</text:p>
          </table:table-cell>
          <table:table-cell office:value-type="float" office:value="-3.6103" calcext:value-type="float">
            <text:p>-3.6103</text:p>
          </table:table-cell>
          <table:table-cell table:formula="of:=[.F283]-[.F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.081" calcext:value-type="float">
            <text:p>95.081</text:p>
          </table:table-cell>
          <table:table-cell office:value-type="float" office:value="-66.5" calcext:value-type="float">
            <text:p>-66.5</text:p>
          </table:table-cell>
          <table:table-cell office:value-type="float" office:value="-65.656" calcext:value-type="float">
            <text:p>-65.656</text:p>
          </table:table-cell>
          <table:table-cell table:formula="of:=[.F284]-[.F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.133" calcext:value-type="float">
            <text:p>14.133</text:p>
          </table:table-cell>
          <table:table-cell office:value-type="float" office:value="-51.5" calcext:value-type="float">
            <text:p>-51.5</text:p>
          </table:table-cell>
          <table:table-cell office:value-type="float" office:value="-29.547" calcext:value-type="float">
            <text:p>-29.547</text:p>
          </table:table-cell>
          <table:table-cell table:formula="of:=[.F285]-[.F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.083" calcext:value-type="float">
            <text:p>60.083</text:p>
          </table:table-cell>
          <table:table-cell office:value-type="float" office:value="-51.07" calcext:value-type="float">
            <text:p>-51.07</text:p>
          </table:table-cell>
          <table:table-cell office:value-type="float" office:value="-23.882" calcext:value-type="float">
            <text:p>-23.882</text:p>
          </table:table-cell>
          <table:table-cell table:formula="of:=[.F286]-[.F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0.99" calcext:value-type="float">
            <text:p>300.99</text:p>
          </table:table-cell>
          <table:table-cell office:value-type="float" office:value="-100.1" calcext:value-type="float">
            <text:p>-100.1</text:p>
          </table:table-cell>
          <table:table-cell office:value-type="float" office:value="29.175" calcext:value-type="float">
            <text:p>29.175</text:p>
          </table:table-cell>
          <table:table-cell table:formula="of:=[.F287]-[.F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4.19" calcext:value-type="float">
            <text:p>614.19</text:p>
          </table:table-cell>
          <table:table-cell office:value-type="float" office:value="-121.8" calcext:value-type="float">
            <text:p>-121.8</text:p>
          </table:table-cell>
          <table:table-cell office:value-type="float" office:value="111.84" calcext:value-type="float">
            <text:p>111.84</text:p>
          </table:table-cell>
          <table:table-cell table:formula="of:=[.F288]-[.F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90.28" calcext:value-type="float">
            <text:p>890.28</text:p>
          </table:table-cell>
          <table:table-cell office:value-type="float" office:value="-155.813" calcext:value-type="float">
            <text:p>-155.813</text:p>
          </table:table-cell>
          <table:table-cell office:value-type="float" office:value="174.16" calcext:value-type="float">
            <text:p>174.16</text:p>
          </table:table-cell>
          <table:table-cell table:formula="of:=[.F289]-[.F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33.81" calcext:value-type="float">
            <text:p>333.81</text:p>
          </table:table-cell>
          <table:table-cell office:value-type="float" office:value="-95.88" calcext:value-type="float">
            <text:p>-95.88</text:p>
          </table:table-cell>
          <table:table-cell office:value-type="float" office:value="156.02" calcext:value-type="float">
            <text:p>156.02</text:p>
          </table:table-cell>
          <table:table-cell table:formula="of:=[.F290]-[.F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7.45" calcext:value-type="float">
            <text:p>197.45</text:p>
          </table:table-cell>
          <table:table-cell office:value-type="float" office:value="-72.45" calcext:value-type="float">
            <text:p>-72.45</text:p>
          </table:table-cell>
          <table:table-cell office:value-type="float" office:value="-22.941" calcext:value-type="float">
            <text:p>-22.941</text:p>
          </table:table-cell>
          <table:table-cell table:formula="of:=[.F291]-[.F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6.05" calcext:value-type="float">
            <text:p>196.05</text:p>
          </table:table-cell>
          <table:table-cell office:value-type="float" office:value="-64.24" calcext:value-type="float">
            <text:p>-64.24</text:p>
          </table:table-cell>
          <table:table-cell office:value-type="float" office:value="-26.413" calcext:value-type="float">
            <text:p>-26.413</text:p>
          </table:table-cell>
          <table:table-cell table:formula="of:=[.F292]-[.F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4.94" calcext:value-type="float">
            <text:p>204.94</text:p>
          </table:table-cell>
          <table:table-cell office:value-type="float" office:value="-64.29" calcext:value-type="float">
            <text:p>-64.29</text:p>
          </table:table-cell>
          <table:table-cell office:value-type="float" office:value="-27.153" calcext:value-type="float">
            <text:p>-27.153</text:p>
          </table:table-cell>
          <table:table-cell table:formula="of:=[.F293]-[.F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51.24" calcext:value-type="float">
            <text:p>451.24</text:p>
          </table:table-cell>
          <table:table-cell office:value-type="float" office:value="-86.79" calcext:value-type="float">
            <text:p>-86.79</text:p>
          </table:table-cell>
          <table:table-cell office:value-type="float" office:value="11.581" calcext:value-type="float">
            <text:p>11.581</text:p>
          </table:table-cell>
          <table:table-cell table:formula="of:=[.F294]-[.F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87.57" calcext:value-type="float">
            <text:p>887.57</text:p>
          </table:table-cell>
          <table:table-cell office:value-type="float" office:value="-123.93" calcext:value-type="float">
            <text:p>-123.93</text:p>
          </table:table-cell>
          <table:table-cell office:value-type="float" office:value="-46.275" calcext:value-type="float">
            <text:p>-46.275</text:p>
          </table:table-cell>
          <table:table-cell table:formula="of:=[.F295]-[.F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80.39" calcext:value-type="float">
            <text:p>680.39</text:p>
          </table:table-cell>
          <table:table-cell office:value-type="float" office:value="-117.8" calcext:value-type="float">
            <text:p>-117.8</text:p>
          </table:table-cell>
          <table:table-cell office:value-type="float" office:value="86.08" calcext:value-type="float">
            <text:p>86.08</text:p>
          </table:table-cell>
          <table:table-cell table:formula="of:=[.F296]-[.F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2.74" calcext:value-type="float">
            <text:p>162.74</text:p>
          </table:table-cell>
          <table:table-cell office:value-type="float" office:value="-90.7" calcext:value-type="float">
            <text:p>-90.7</text:p>
          </table:table-cell>
          <table:table-cell office:value-type="float" office:value="-3.6103" calcext:value-type="float">
            <text:p>-3.6103</text:p>
          </table:table-cell>
          <table:table-cell table:formula="of:=[.F297]-[.F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3.179" calcext:value-type="float">
            <text:p>93.179</text:p>
          </table:table-cell>
          <table:table-cell office:value-type="float" office:value="-66.4" calcext:value-type="float">
            <text:p>-66.4</text:p>
          </table:table-cell>
          <table:table-cell office:value-type="float" office:value="-65.656" calcext:value-type="float">
            <text:p>-65.656</text:p>
          </table:table-cell>
          <table:table-cell table:formula="of:=[.F298]-[.F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.542" calcext:value-type="float">
            <text:p>12.542</text:p>
          </table:table-cell>
          <table:table-cell office:value-type="float" office:value="-51.4" calcext:value-type="float">
            <text:p>-51.4</text:p>
          </table:table-cell>
          <table:table-cell office:value-type="float" office:value="-29.547" calcext:value-type="float">
            <text:p>-29.547</text:p>
          </table:table-cell>
          <table:table-cell table:formula="of:=[.F299]-[.F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9.748" calcext:value-type="float">
            <text:p>59.748</text:p>
          </table:table-cell>
          <table:table-cell office:value-type="float" office:value="-51.03" calcext:value-type="float">
            <text:p>-51.03</text:p>
          </table:table-cell>
          <table:table-cell office:value-type="float" office:value="-23.882" calcext:value-type="float">
            <text:p>-23.882</text:p>
          </table:table-cell>
          <table:table-cell table:formula="of:=[.F300]-[.F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2.12" calcext:value-type="float">
            <text:p>302.12</text:p>
          </table:table-cell>
          <table:table-cell office:value-type="float" office:value="-100.2" calcext:value-type="float">
            <text:p>-100.2</text:p>
          </table:table-cell>
          <table:table-cell office:value-type="float" office:value="29.175" calcext:value-type="float">
            <text:p>29.175</text:p>
          </table:table-cell>
          <table:table-cell table:formula="of:=[.F301]-[.F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24.5" calcext:value-type="float">
            <text:p>624.5</text:p>
          </table:table-cell>
          <table:table-cell office:value-type="float" office:value="-122.1" calcext:value-type="float">
            <text:p>-122.1</text:p>
          </table:table-cell>
          <table:table-cell office:value-type="float" office:value="111.84" calcext:value-type="float">
            <text:p>111.84</text:p>
          </table:table-cell>
          <table:table-cell table:formula="of:=[.F302]-[.F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94.35" calcext:value-type="float">
            <text:p>894.35</text:p>
          </table:table-cell>
          <table:table-cell office:value-type="float" office:value="-156.843" calcext:value-type="float">
            <text:p>-156.843</text:p>
          </table:table-cell>
          <table:table-cell office:value-type="float" office:value="174.16" calcext:value-type="float">
            <text:p>174.16</text:p>
          </table:table-cell>
          <table:table-cell table:formula="of:=[.F303]-[.F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35.24" calcext:value-type="float">
            <text:p>335.24</text:p>
          </table:table-cell>
          <table:table-cell office:value-type="float" office:value="-96.44" calcext:value-type="float">
            <text:p>-96.44</text:p>
          </table:table-cell>
          <table:table-cell office:value-type="float" office:value="156.02" calcext:value-type="float">
            <text:p>156.02</text:p>
          </table:table-cell>
          <table:table-cell table:formula="of:=[.F304]-[.F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6.28" calcext:value-type="float">
            <text:p>196.28</text:p>
          </table:table-cell>
          <table:table-cell office:value-type="float" office:value="-72.2" calcext:value-type="float">
            <text:p>-72.2</text:p>
          </table:table-cell>
          <table:table-cell office:value-type="float" office:value="-22.941" calcext:value-type="float">
            <text:p>-22.941</text:p>
          </table:table-cell>
          <table:table-cell table:formula="of:=[.F305]-[.F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4.53" calcext:value-type="float">
            <text:p>194.53</text:p>
          </table:table-cell>
          <table:table-cell office:value-type="float" office:value="-64.06" calcext:value-type="float">
            <text:p>-64.06</text:p>
          </table:table-cell>
          <table:table-cell office:value-type="float" office:value="-26.413" calcext:value-type="float">
            <text:p>-26.413</text:p>
          </table:table-cell>
          <table:table-cell table:formula="of:=[.F306]-[.F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.87" calcext:value-type="float">
            <text:p>202.87</text:p>
          </table:table-cell>
          <table:table-cell office:value-type="float" office:value="-64.08" calcext:value-type="float">
            <text:p>-64.08</text:p>
          </table:table-cell>
          <table:table-cell office:value-type="float" office:value="-27.153" calcext:value-type="float">
            <text:p>-27.153</text:p>
          </table:table-cell>
          <table:table-cell table:formula="of:=[.F307]-[.F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3.42" calcext:value-type="float">
            <text:p>453.42</text:p>
          </table:table-cell>
          <table:table-cell office:value-type="float" office:value="-87.06" calcext:value-type="float">
            <text:p>-87.06</text:p>
          </table:table-cell>
          <table:table-cell office:value-type="float" office:value="11.581" calcext:value-type="float">
            <text:p>11.581</text:p>
          </table:table-cell>
          <table:table-cell table:formula="of:=[.F308]-[.F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82.53" calcext:value-type="float">
            <text:p>882.53</text:p>
          </table:table-cell>
          <table:table-cell office:value-type="float" office:value="-123.3" calcext:value-type="float">
            <text:p>-123.3</text:p>
          </table:table-cell>
          <table:table-cell office:value-type="float" office:value="-46.275" calcext:value-type="float">
            <text:p>-46.275</text:p>
          </table:table-cell>
          <table:table-cell table:formula="of:=[.F309]-[.F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84.54" calcext:value-type="float">
            <text:p>684.54</text:p>
          </table:table-cell>
          <table:table-cell office:value-type="float" office:value="-118.1" calcext:value-type="float">
            <text:p>-118.1</text:p>
          </table:table-cell>
          <table:table-cell office:value-type="float" office:value="86.08" calcext:value-type="float">
            <text:p>86.08</text:p>
          </table:table-cell>
          <table:table-cell table:formula="of:=[.F310]-[.F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1.326" calcext:value-type="float">
            <text:p>91.326</text:p>
          </table:table-cell>
          <table:table-cell office:value-type="float" office:value="-66.2" calcext:value-type="float">
            <text:p>-66.2</text:p>
          </table:table-cell>
          <table:table-cell office:value-type="float" office:value="-65.656" calcext:value-type="float">
            <text:p>-65.656</text:p>
          </table:table-cell>
          <table:table-cell table:formula="of:=[.F311]-[.F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.618" calcext:value-type="float">
            <text:p>10.618</text:p>
          </table:table-cell>
          <table:table-cell office:value-type="float" office:value="-51.3" calcext:value-type="float">
            <text:p>-51.3</text:p>
          </table:table-cell>
          <table:table-cell office:value-type="float" office:value="-29.547" calcext:value-type="float">
            <text:p>-29.547</text:p>
          </table:table-cell>
          <table:table-cell table:formula="of:=[.F312]-[.F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.541" calcext:value-type="float">
            <text:p>59.541</text:p>
          </table:table-cell>
          <table:table-cell office:value-type="float" office:value="-51" calcext:value-type="float">
            <text:p>-51</text:p>
          </table:table-cell>
          <table:table-cell office:value-type="float" office:value="-23.882" calcext:value-type="float">
            <text:p>-23.882</text:p>
          </table:table-cell>
          <table:table-cell table:formula="of:=[.F313]-[.F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2.62" calcext:value-type="float">
            <text:p>302.62</text:p>
          </table:table-cell>
          <table:table-cell office:value-type="float" office:value="-100.4" calcext:value-type="float">
            <text:p>-100.4</text:p>
          </table:table-cell>
          <table:table-cell office:value-type="float" office:value="29.175" calcext:value-type="float">
            <text:p>29.175</text:p>
          </table:table-cell>
          <table:table-cell table:formula="of:=[.F314]-[.F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27.71" calcext:value-type="float">
            <text:p>627.71</text:p>
          </table:table-cell>
          <table:table-cell office:value-type="float" office:value="-122.2" calcext:value-type="float">
            <text:p>-122.2</text:p>
          </table:table-cell>
          <table:table-cell office:value-type="float" office:value="111.84" calcext:value-type="float">
            <text:p>111.84</text:p>
          </table:table-cell>
          <table:table-cell table:formula="of:=[.F315]-[.F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97.67" calcext:value-type="float">
            <text:p>897.67</text:p>
          </table:table-cell>
          <table:table-cell office:value-type="float" office:value="-157.781" calcext:value-type="float">
            <text:p>-157.781</text:p>
          </table:table-cell>
          <table:table-cell office:value-type="float" office:value="174.16" calcext:value-type="float">
            <text:p>174.16</text:p>
          </table:table-cell>
          <table:table-cell table:formula="of:=[.F316]-[.F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7.41" calcext:value-type="float">
            <text:p>337.41</text:p>
          </table:table-cell>
          <table:table-cell office:value-type="float" office:value="-97.1" calcext:value-type="float">
            <text:p>-97.1</text:p>
          </table:table-cell>
          <table:table-cell office:value-type="float" office:value="156.02" calcext:value-type="float">
            <text:p>156.02</text:p>
          </table:table-cell>
          <table:table-cell table:formula="of:=[.F317]-[.F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5.45" calcext:value-type="float">
            <text:p>195.45</text:p>
          </table:table-cell>
          <table:table-cell office:value-type="float" office:value="-71.99" calcext:value-type="float">
            <text:p>-71.99</text:p>
          </table:table-cell>
          <table:table-cell office:value-type="float" office:value="-22.941" calcext:value-type="float">
            <text:p>-22.941</text:p>
          </table:table-cell>
          <table:table-cell table:formula="of:=[.F318]-[.F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92.64" calcext:value-type="float">
            <text:p>192.64</text:p>
          </table:table-cell>
          <table:table-cell office:value-type="float" office:value="-63.85" calcext:value-type="float">
            <text:p>-63.85</text:p>
          </table:table-cell>
          <table:table-cell office:value-type="float" office:value="-26.413" calcext:value-type="float">
            <text:p>-26.413</text:p>
          </table:table-cell>
          <table:table-cell table:formula="of:=[.F319]-[.F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.41" calcext:value-type="float">
            <text:p>201.41</text:p>
          </table:table-cell>
          <table:table-cell office:value-type="float" office:value="-63.91" calcext:value-type="float">
            <text:p>-63.91</text:p>
          </table:table-cell>
          <table:table-cell office:value-type="float" office:value="-27.153" calcext:value-type="float">
            <text:p>-27.153</text:p>
          </table:table-cell>
          <table:table-cell table:formula="of:=[.F320]-[.F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55.29" calcext:value-type="float">
            <text:p>455.29</text:p>
          </table:table-cell>
          <table:table-cell office:value-type="float" office:value="-87.3" calcext:value-type="float">
            <text:p>-87.3</text:p>
          </table:table-cell>
          <table:table-cell office:value-type="float" office:value="10.967" calcext:value-type="float">
            <text:p>10.967</text:p>
          </table:table-cell>
          <table:table-cell table:formula="of:=[.F321]-[.F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77.32" calcext:value-type="float">
            <text:p>877.32</text:p>
          </table:table-cell>
          <table:table-cell office:value-type="float" office:value="-122.65" calcext:value-type="float">
            <text:p>-122.65</text:p>
          </table:table-cell>
          <table:table-cell office:value-type="float" office:value="-46.275" calcext:value-type="float">
            <text:p>-46.275</text:p>
          </table:table-cell>
          <table:table-cell table:formula="of:=[.F322]-[.F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88.19" calcext:value-type="float">
            <text:p>688.19</text:p>
          </table:table-cell>
          <table:table-cell office:value-type="float" office:value="-118.3" calcext:value-type="float">
            <text:p>-118.3</text:p>
          </table:table-cell>
          <table:table-cell office:value-type="float" office:value="86.08" calcext:value-type="float">
            <text:p>86.08</text:p>
          </table:table-cell>
          <table:table-cell table:formula="of:=[.F323]-[.F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8.832" calcext:value-type="float">
            <text:p>88.832</text:p>
          </table:table-cell>
          <table:table-cell office:value-type="float" office:value="-66.1" calcext:value-type="float">
            <text:p>-66.1</text:p>
          </table:table-cell>
          <table:table-cell office:value-type="float" office:value="-65.656" calcext:value-type="float">
            <text:p>-65.656</text:p>
          </table:table-cell>
          <table:table-cell table:formula="of:=[.F324]-[.F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32" calcext:value-type="float">
            <text:p>9.032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25]-[.F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9.32" calcext:value-type="float">
            <text:p>59.32</text:p>
          </table:table-cell>
          <table:table-cell office:value-type="float" office:value="-50.96" calcext:value-type="float">
            <text:p>-50.96</text:p>
          </table:table-cell>
          <table:table-cell office:value-type="float" office:value="-23.882" calcext:value-type="float">
            <text:p>-23.882</text:p>
          </table:table-cell>
          <table:table-cell table:formula="of:=[.F326]-[.F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2.82" calcext:value-type="float">
            <text:p>302.82</text:p>
          </table:table-cell>
          <table:table-cell office:value-type="float" office:value="-100.3" calcext:value-type="float">
            <text:p>-100.3</text:p>
          </table:table-cell>
          <table:table-cell office:value-type="float" office:value="29.175" calcext:value-type="float">
            <text:p>29.175</text:p>
          </table:table-cell>
          <table:table-cell table:formula="of:=[.F327]-[.F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29.94" calcext:value-type="float">
            <text:p>629.94</text:p>
          </table:table-cell>
          <table:table-cell office:value-type="float" office:value="-122.3" calcext:value-type="float">
            <text:p>-122.3</text:p>
          </table:table-cell>
          <table:table-cell office:value-type="float" office:value="111.84" calcext:value-type="float">
            <text:p>111.84</text:p>
          </table:table-cell>
          <table:table-cell table:formula="of:=[.F328]-[.F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0.68" calcext:value-type="float">
            <text:p>900.68</text:p>
          </table:table-cell>
          <table:table-cell office:value-type="float" office:value="-158.657" calcext:value-type="float">
            <text:p>-158.657</text:p>
          </table:table-cell>
          <table:table-cell office:value-type="float" office:value="174.16" calcext:value-type="float">
            <text:p>174.16</text:p>
          </table:table-cell>
          <table:table-cell table:formula="of:=[.F329]-[.F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40.66" calcext:value-type="float">
            <text:p>340.66</text:p>
          </table:table-cell>
          <table:table-cell office:value-type="float" office:value="-97.83" calcext:value-type="float">
            <text:p>-97.83</text:p>
          </table:table-cell>
          <table:table-cell office:value-type="float" office:value="156.02" calcext:value-type="float">
            <text:p>156.02</text:p>
          </table:table-cell>
          <table:table-cell table:formula="of:=[.F330]-[.F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5.35" calcext:value-type="float">
            <text:p>195.35</text:p>
          </table:table-cell>
          <table:table-cell office:value-type="float" office:value="-71.84" calcext:value-type="float">
            <text:p>-71.84</text:p>
          </table:table-cell>
          <table:table-cell office:value-type="float" office:value="-22.941" calcext:value-type="float">
            <text:p>-22.941</text:p>
          </table:table-cell>
          <table:table-cell table:formula="of:=[.F331]-[.F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0.66" calcext:value-type="float">
            <text:p>190.66</text:p>
          </table:table-cell>
          <table:table-cell office:value-type="float" office:value="-63.64" calcext:value-type="float">
            <text:p>-63.64</text:p>
          </table:table-cell>
          <table:table-cell office:value-type="float" office:value="-26.413" calcext:value-type="float">
            <text:p>-26.413</text:p>
          </table:table-cell>
          <table:table-cell table:formula="of:=[.F332]-[.F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0.54" calcext:value-type="float">
            <text:p>200.54</text:p>
          </table:table-cell>
          <table:table-cell office:value-type="float" office:value="-63.81" calcext:value-type="float">
            <text:p>-63.81</text:p>
          </table:table-cell>
          <table:table-cell office:value-type="float" office:value="-27.153" calcext:value-type="float">
            <text:p>-27.153</text:p>
          </table:table-cell>
          <table:table-cell table:formula="of:=[.F333]-[.F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56.37" calcext:value-type="float">
            <text:p>456.37</text:p>
          </table:table-cell>
          <table:table-cell office:value-type="float" office:value="-87.49" calcext:value-type="float">
            <text:p>-87.49</text:p>
          </table:table-cell>
          <table:table-cell office:value-type="float" office:value="10.761" calcext:value-type="float">
            <text:p>10.761</text:p>
          </table:table-cell>
          <table:table-cell table:formula="of:=[.F334]-[.F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71.69" calcext:value-type="float">
            <text:p>871.69</text:p>
          </table:table-cell>
          <table:table-cell office:value-type="float" office:value="-121.99" calcext:value-type="float">
            <text:p>-121.99</text:p>
          </table:table-cell>
          <table:table-cell office:value-type="float" office:value="-46.275" calcext:value-type="float">
            <text:p>-46.275</text:p>
          </table:table-cell>
          <table:table-cell table:formula="of:=[.F335]-[.F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91.42" calcext:value-type="float">
            <text:p>691.42</text:p>
          </table:table-cell>
          <table:table-cell office:value-type="float" office:value="-118.6" calcext:value-type="float">
            <text:p>-118.6</text:p>
          </table:table-cell>
          <table:table-cell office:value-type="float" office:value="86.08" calcext:value-type="float">
            <text:p>86.08</text:p>
          </table:table-cell>
          <table:table-cell table:formula="of:=[.F336]-[.F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8.006" calcext:value-type="float">
            <text:p>88.006</text:p>
          </table:table-cell>
          <table:table-cell office:value-type="float" office:value="-66" calcext:value-type="float">
            <text:p>-66</text:p>
          </table:table-cell>
          <table:table-cell office:value-type="float" office:value="-65.656" calcext:value-type="float">
            <text:p>-65.656</text:p>
          </table:table-cell>
          <table:table-cell table:formula="of:=[.F337]-[.F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752" calcext:value-type="float">
            <text:p>7.752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38]-[.F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8.946" calcext:value-type="float">
            <text:p>58.946</text:p>
          </table:table-cell>
          <table:table-cell office:value-type="float" office:value="-50.92" calcext:value-type="float">
            <text:p>-50.92</text:p>
          </table:table-cell>
          <table:table-cell office:value-type="float" office:value="-23.882" calcext:value-type="float">
            <text:p>-23.882</text:p>
          </table:table-cell>
          <table:table-cell table:formula="of:=[.F339]-[.F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03.11" calcext:value-type="float">
            <text:p>303.11</text:p>
          </table:table-cell>
          <table:table-cell office:value-type="float" office:value="-100.3" calcext:value-type="float">
            <text:p>-100.3</text:p>
          </table:table-cell>
          <table:table-cell office:value-type="float" office:value="29.175" calcext:value-type="float">
            <text:p>29.175</text:p>
          </table:table-cell>
          <table:table-cell table:formula="of:=[.F340]-[.F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32.37" calcext:value-type="float">
            <text:p>632.37</text:p>
          </table:table-cell>
          <table:table-cell office:value-type="float" office:value="-122.4" calcext:value-type="float">
            <text:p>-122.4</text:p>
          </table:table-cell>
          <table:table-cell office:value-type="float" office:value="111.84" calcext:value-type="float">
            <text:p>111.84</text:p>
          </table:table-cell>
          <table:table-cell table:formula="of:=[.F341]-[.F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04.14" calcext:value-type="float">
            <text:p>904.14</text:p>
          </table:table-cell>
          <table:table-cell office:value-type="float" office:value="-159.557" calcext:value-type="float">
            <text:p>-159.557</text:p>
          </table:table-cell>
          <table:table-cell office:value-type="float" office:value="174.16" calcext:value-type="float">
            <text:p>174.16</text:p>
          </table:table-cell>
          <table:table-cell table:formula="of:=[.F342]-[.F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44.07" calcext:value-type="float">
            <text:p>344.07</text:p>
          </table:table-cell>
          <table:table-cell office:value-type="float" office:value="-98.62" calcext:value-type="float">
            <text:p>-98.62</text:p>
          </table:table-cell>
          <table:table-cell office:value-type="float" office:value="156.02" calcext:value-type="float">
            <text:p>156.02</text:p>
          </table:table-cell>
          <table:table-cell table:formula="of:=[.F343]-[.F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5.28" calcext:value-type="float">
            <text:p>195.28</text:p>
          </table:table-cell>
          <table:table-cell office:value-type="float" office:value="-71.71" calcext:value-type="float">
            <text:p>-71.71</text:p>
          </table:table-cell>
          <table:table-cell office:value-type="float" office:value="-22.941" calcext:value-type="float">
            <text:p>-22.941</text:p>
          </table:table-cell>
          <table:table-cell table:formula="of:=[.F344]-[.F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8.05" calcext:value-type="float">
            <text:p>188.05</text:p>
          </table:table-cell>
          <table:table-cell office:value-type="float" office:value="-63.38" calcext:value-type="float">
            <text:p>-63.38</text:p>
          </table:table-cell>
          <table:table-cell office:value-type="float" office:value="-26.413" calcext:value-type="float">
            <text:p>-26.413</text:p>
          </table:table-cell>
          <table:table-cell table:formula="of:=[.F345]-[.F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9.97" calcext:value-type="float">
            <text:p>199.97</text:p>
          </table:table-cell>
          <table:table-cell office:value-type="float" office:value="-63.72" calcext:value-type="float">
            <text:p>-63.72</text:p>
          </table:table-cell>
          <table:table-cell office:value-type="float" office:value="-27.153" calcext:value-type="float">
            <text:p>-27.153</text:p>
          </table:table-cell>
          <table:table-cell table:formula="of:=[.F346]-[.F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57.05" calcext:value-type="float">
            <text:p>457.05</text:p>
          </table:table-cell>
          <table:table-cell office:value-type="float" office:value="-87.65" calcext:value-type="float">
            <text:p>-87.65</text:p>
          </table:table-cell>
          <table:table-cell office:value-type="float" office:value="10.761" calcext:value-type="float">
            <text:p>10.761</text:p>
          </table:table-cell>
          <table:table-cell table:formula="of:=[.F347]-[.F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65.63" calcext:value-type="float">
            <text:p>865.63</text:p>
          </table:table-cell>
          <table:table-cell office:value-type="float" office:value="-121.32" calcext:value-type="float">
            <text:p>-121.32</text:p>
          </table:table-cell>
          <table:table-cell office:value-type="float" office:value="-46.275" calcext:value-type="float">
            <text:p>-46.275</text:p>
          </table:table-cell>
          <table:table-cell table:formula="of:=[.F348]-[.F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93.79" calcext:value-type="float">
            <text:p>693.79</text:p>
          </table:table-cell>
          <table:table-cell office:value-type="float" office:value="-118.9" calcext:value-type="float">
            <text:p>-118.9</text:p>
          </table:table-cell>
          <table:table-cell office:value-type="float" office:value="86.08" calcext:value-type="float">
            <text:p>86.08</text:p>
          </table:table-cell>
          <table:table-cell table:formula="of:=[.F349]-[.F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7.434" calcext:value-type="float">
            <text:p>87.434</text:p>
          </table:table-cell>
          <table:table-cell office:value-type="float" office:value="-65.9" calcext:value-type="float">
            <text:p>-65.9</text:p>
          </table:table-cell>
          <table:table-cell office:value-type="float" office:value="-65.656" calcext:value-type="float">
            <text:p>-65.656</text:p>
          </table:table-cell>
          <table:table-cell table:formula="of:=[.F350]-[.F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911" calcext:value-type="float">
            <text:p>6.911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51]-[.F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7.811" calcext:value-type="float">
            <text:p>57.811</text:p>
          </table:table-cell>
          <table:table-cell office:value-type="float" office:value="-50.81" calcext:value-type="float">
            <text:p>-50.81</text:p>
          </table:table-cell>
          <table:table-cell office:value-type="float" office:value="-23.882" calcext:value-type="float">
            <text:p>-23.882</text:p>
          </table:table-cell>
          <table:table-cell table:formula="of:=[.F352]-[.F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03.51" calcext:value-type="float">
            <text:p>303.51</text:p>
          </table:table-cell>
          <table:table-cell office:value-type="float" office:value="-100.3" calcext:value-type="float">
            <text:p>-100.3</text:p>
          </table:table-cell>
          <table:table-cell office:value-type="float" office:value="29.175" calcext:value-type="float">
            <text:p>29.175</text:p>
          </table:table-cell>
          <table:table-cell table:formula="of:=[.F353]-[.F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33.92" calcext:value-type="float">
            <text:p>633.92</text:p>
          </table:table-cell>
          <table:table-cell office:value-type="float" office:value="-122.3" calcext:value-type="float">
            <text:p>-122.3</text:p>
          </table:table-cell>
          <table:table-cell office:value-type="float" office:value="111.84" calcext:value-type="float">
            <text:p>111.84</text:p>
          </table:table-cell>
          <table:table-cell table:formula="of:=[.F354]-[.F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8.83" calcext:value-type="float">
            <text:p>908.83</text:p>
          </table:table-cell>
          <table:table-cell office:value-type="float" office:value="-160.532" calcext:value-type="float">
            <text:p>-160.532</text:p>
          </table:table-cell>
          <table:table-cell office:value-type="float" office:value="174.16" calcext:value-type="float">
            <text:p>174.16</text:p>
          </table:table-cell>
          <table:table-cell table:formula="of:=[.F355]-[.F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47.27" calcext:value-type="float">
            <text:p>347.27</text:p>
          </table:table-cell>
          <table:table-cell office:value-type="float" office:value="-99.41" calcext:value-type="float">
            <text:p>-99.41</text:p>
          </table:table-cell>
          <table:table-cell office:value-type="float" office:value="156.02" calcext:value-type="float">
            <text:p>156.02</text:p>
          </table:table-cell>
          <table:table-cell table:formula="of:=[.F356]-[.F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5.56" calcext:value-type="float">
            <text:p>195.56</text:p>
          </table:table-cell>
          <table:table-cell office:value-type="float" office:value="-71.59" calcext:value-type="float">
            <text:p>-71.59</text:p>
          </table:table-cell>
          <table:table-cell office:value-type="float" office:value="-22.941" calcext:value-type="float">
            <text:p>-22.941</text:p>
          </table:table-cell>
          <table:table-cell table:formula="of:=[.F357]-[.F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5.32" calcext:value-type="float">
            <text:p>185.32</text:p>
          </table:table-cell>
          <table:table-cell office:value-type="float" office:value="-63.11" calcext:value-type="float">
            <text:p>-63.11</text:p>
          </table:table-cell>
          <table:table-cell office:value-type="float" office:value="-26.413" calcext:value-type="float">
            <text:p>-26.413</text:p>
          </table:table-cell>
          <table:table-cell table:formula="of:=[.F358]-[.F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9.71" calcext:value-type="float">
            <text:p>199.71</text:p>
          </table:table-cell>
          <table:table-cell office:value-type="float" office:value="-63.66" calcext:value-type="float">
            <text:p>-63.66</text:p>
          </table:table-cell>
          <table:table-cell office:value-type="float" office:value="-27.153" calcext:value-type="float">
            <text:p>-27.153</text:p>
          </table:table-cell>
          <table:table-cell table:formula="of:=[.F359]-[.F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57.96" calcext:value-type="float">
            <text:p>457.96</text:p>
          </table:table-cell>
          <table:table-cell office:value-type="float" office:value="-87.83" calcext:value-type="float">
            <text:p>-87.83</text:p>
          </table:table-cell>
          <table:table-cell office:value-type="float" office:value="10.761" calcext:value-type="float">
            <text:p>10.761</text:p>
          </table:table-cell>
          <table:table-cell table:formula="of:=[.F360]-[.F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9.77" calcext:value-type="float">
            <text:p>859.77</text:p>
          </table:table-cell>
          <table:table-cell office:value-type="float" office:value="-120.7" calcext:value-type="float">
            <text:p>-120.7</text:p>
          </table:table-cell>
          <table:table-cell office:value-type="float" office:value="-46.275" calcext:value-type="float">
            <text:p>-46.275</text:p>
          </table:table-cell>
          <table:table-cell table:formula="of:=[.F361]-[.F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96.37" calcext:value-type="float">
            <text:p>696.37</text:p>
          </table:table-cell>
          <table:table-cell office:value-type="float" office:value="-119.3" calcext:value-type="float">
            <text:p>-119.3</text:p>
          </table:table-cell>
          <table:table-cell office:value-type="float" office:value="86.08" calcext:value-type="float">
            <text:p>86.08</text:p>
          </table:table-cell>
          <table:table-cell table:formula="of:=[.F362]-[.F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7.31" calcext:value-type="float">
            <text:p>87.31</text:p>
          </table:table-cell>
          <table:table-cell office:value-type="float" office:value="-66" calcext:value-type="float">
            <text:p>-66</text:p>
          </table:table-cell>
          <table:table-cell office:value-type="float" office:value="-65.656" calcext:value-type="float">
            <text:p>-65.656</text:p>
          </table:table-cell>
          <table:table-cell table:formula="of:=[.F363]-[.F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.838" calcext:value-type="float">
            <text:p>6.838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64]-[.F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6.933" calcext:value-type="float">
            <text:p>56.933</text:p>
          </table:table-cell>
          <table:table-cell office:value-type="float" office:value="-50.72" calcext:value-type="float">
            <text:p>-50.72</text:p>
          </table:table-cell>
          <table:table-cell office:value-type="float" office:value="-23.882" calcext:value-type="float">
            <text:p>-23.882</text:p>
          </table:table-cell>
          <table:table-cell table:formula="of:=[.F365]-[.F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04.08" calcext:value-type="float">
            <text:p>304.08</text:p>
          </table:table-cell>
          <table:table-cell office:value-type="float" office:value="-100.3" calcext:value-type="float">
            <text:p>-100.3</text:p>
          </table:table-cell>
          <table:table-cell office:value-type="float" office:value="29.175" calcext:value-type="float">
            <text:p>29.175</text:p>
          </table:table-cell>
          <table:table-cell table:formula="of:=[.F366]-[.F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35.42" calcext:value-type="float">
            <text:p>635.42</text:p>
          </table:table-cell>
          <table:table-cell office:value-type="float" office:value="-122.2" calcext:value-type="float">
            <text:p>-122.2</text:p>
          </table:table-cell>
          <table:table-cell office:value-type="float" office:value="111.84" calcext:value-type="float">
            <text:p>111.84</text:p>
          </table:table-cell>
          <table:table-cell table:formula="of:=[.F367]-[.F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15.11" calcext:value-type="float">
            <text:p>915.11</text:p>
          </table:table-cell>
          <table:table-cell office:value-type="float" office:value="-161.584" calcext:value-type="float">
            <text:p>-161.584</text:p>
          </table:table-cell>
          <table:table-cell office:value-type="float" office:value="174.16" calcext:value-type="float">
            <text:p>174.16</text:p>
          </table:table-cell>
          <table:table-cell table:formula="of:=[.F368]-[.F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0.23" calcext:value-type="float">
            <text:p>350.23</text:p>
          </table:table-cell>
          <table:table-cell office:value-type="float" office:value="-100.23" calcext:value-type="float">
            <text:p>-100.23</text:p>
          </table:table-cell>
          <table:table-cell office:value-type="float" office:value="156.02" calcext:value-type="float">
            <text:p>156.02</text:p>
          </table:table-cell>
          <table:table-cell table:formula="of:=[.F369]-[.F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5.47" calcext:value-type="float">
            <text:p>195.47</text:p>
          </table:table-cell>
          <table:table-cell office:value-type="float" office:value="-71.43" calcext:value-type="float">
            <text:p>-71.43</text:p>
          </table:table-cell>
          <table:table-cell office:value-type="float" office:value="-22.941" calcext:value-type="float">
            <text:p>-22.941</text:p>
          </table:table-cell>
          <table:table-cell table:formula="of:=[.F370]-[.F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3.01" calcext:value-type="float">
            <text:p>183.01</text:p>
          </table:table-cell>
          <table:table-cell office:value-type="float" office:value="-62.89" calcext:value-type="float">
            <text:p>-62.89</text:p>
          </table:table-cell>
          <table:table-cell office:value-type="float" office:value="-26.413" calcext:value-type="float">
            <text:p>-26.413</text:p>
          </table:table-cell>
          <table:table-cell table:formula="of:=[.F371]-[.F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99.37" calcext:value-type="float">
            <text:p>199.37</text:p>
          </table:table-cell>
          <table:table-cell office:value-type="float" office:value="-63.59" calcext:value-type="float">
            <text:p>-63.59</text:p>
          </table:table-cell>
          <table:table-cell office:value-type="float" office:value="-27.153" calcext:value-type="float">
            <text:p>-27.153</text:p>
          </table:table-cell>
          <table:table-cell table:formula="of:=[.F372]-[.F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59.53" calcext:value-type="float">
            <text:p>459.53</text:p>
          </table:table-cell>
          <table:table-cell office:value-type="float" office:value="-88.07" calcext:value-type="float">
            <text:p>-88.07</text:p>
          </table:table-cell>
          <table:table-cell office:value-type="float" office:value="10.761" calcext:value-type="float">
            <text:p>10.761</text:p>
          </table:table-cell>
          <table:table-cell table:formula="of:=[.F373]-[.F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54.72" calcext:value-type="float">
            <text:p>854.72</text:p>
          </table:table-cell>
          <table:table-cell office:value-type="float" office:value="-120.14" calcext:value-type="float">
            <text:p>-120.14</text:p>
          </table:table-cell>
          <table:table-cell office:value-type="float" office:value="-46.275" calcext:value-type="float">
            <text:p>-46.275</text:p>
          </table:table-cell>
          <table:table-cell table:formula="of:=[.F374]-[.F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99.1" calcext:value-type="float">
            <text:p>699.1</text:p>
          </table:table-cell>
          <table:table-cell office:value-type="float" office:value="-119.5" calcext:value-type="float">
            <text:p>-119.5</text:p>
          </table:table-cell>
          <table:table-cell office:value-type="float" office:value="86.08" calcext:value-type="float">
            <text:p>86.08</text:p>
          </table:table-cell>
          <table:table-cell table:formula="of:=[.F375]-[.F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7.318" calcext:value-type="float">
            <text:p>87.318</text:p>
          </table:table-cell>
          <table:table-cell office:value-type="float" office:value="-66" calcext:value-type="float">
            <text:p>-66</text:p>
          </table:table-cell>
          <table:table-cell office:value-type="float" office:value="-65.656" calcext:value-type="float">
            <text:p>-65.656</text:p>
          </table:table-cell>
          <table:table-cell table:formula="of:=[.F376]-[.F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.841" calcext:value-type="float">
            <text:p>6.841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77]-[.F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5.798" calcext:value-type="float">
            <text:p>55.798</text:p>
          </table:table-cell>
          <table:table-cell office:value-type="float" office:value="-50.61" calcext:value-type="float">
            <text:p>-50.61</text:p>
          </table:table-cell>
          <table:table-cell office:value-type="float" office:value="-23.882" calcext:value-type="float">
            <text:p>-23.882</text:p>
          </table:table-cell>
          <table:table-cell table:formula="of:=[.F378]-[.F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4.87" calcext:value-type="float">
            <text:p>304.87</text:p>
          </table:table-cell>
          <table:table-cell office:value-type="float" office:value="-100.3" calcext:value-type="float">
            <text:p>-100.3</text:p>
          </table:table-cell>
          <table:table-cell office:value-type="float" office:value="29.175" calcext:value-type="float">
            <text:p>29.175</text:p>
          </table:table-cell>
          <table:table-cell table:formula="of:=[.F379]-[.F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37.45" calcext:value-type="float">
            <text:p>637.45</text:p>
          </table:table-cell>
          <table:table-cell office:value-type="float" office:value="-122.1" calcext:value-type="float">
            <text:p>-122.1</text:p>
          </table:table-cell>
          <table:table-cell office:value-type="float" office:value="111.84" calcext:value-type="float">
            <text:p>111.84</text:p>
          </table:table-cell>
          <table:table-cell table:formula="of:=[.F380]-[.F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22.41" calcext:value-type="float">
            <text:p>922.41</text:p>
          </table:table-cell>
          <table:table-cell office:value-type="float" office:value="-156.04" calcext:value-type="float">
            <text:p>-156.04</text:p>
          </table:table-cell>
          <table:table-cell office:value-type="float" office:value="174.16" calcext:value-type="float">
            <text:p>174.16</text:p>
          </table:table-cell>
          <table:table-cell table:formula="of:=[.F381]-[.F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2.39" calcext:value-type="float">
            <text:p>352.39</text:p>
          </table:table-cell>
          <table:table-cell office:value-type="float" office:value="-100.97" calcext:value-type="float">
            <text:p>-100.97</text:p>
          </table:table-cell>
          <table:table-cell office:value-type="float" office:value="156.02" calcext:value-type="float">
            <text:p>156.02</text:p>
          </table:table-cell>
          <table:table-cell table:formula="of:=[.F382]-[.F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4.83" calcext:value-type="float">
            <text:p>194.83</text:p>
          </table:table-cell>
          <table:table-cell office:value-type="float" office:value="-71.21" calcext:value-type="float">
            <text:p>-71.21</text:p>
          </table:table-cell>
          <table:table-cell office:value-type="float" office:value="-22.941" calcext:value-type="float">
            <text:p>-22.941</text:p>
          </table:table-cell>
          <table:table-cell table:formula="of:=[.F383]-[.F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1.32" calcext:value-type="float">
            <text:p>181.32</text:p>
          </table:table-cell>
          <table:table-cell office:value-type="float" office:value="-62.71" calcext:value-type="float">
            <text:p>-62.71</text:p>
          </table:table-cell>
          <table:table-cell office:value-type="float" office:value="-26.413" calcext:value-type="float">
            <text:p>-26.413</text:p>
          </table:table-cell>
          <table:table-cell table:formula="of:=[.F384]-[.F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8.46" calcext:value-type="float">
            <text:p>198.46</text:p>
          </table:table-cell>
          <table:table-cell office:value-type="float" office:value="-63.47" calcext:value-type="float">
            <text:p>-63.47</text:p>
          </table:table-cell>
          <table:table-cell office:value-type="float" office:value="-27.153" calcext:value-type="float">
            <text:p>-27.153</text:p>
          </table:table-cell>
          <table:table-cell table:formula="of:=[.F385]-[.F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61.96" calcext:value-type="float">
            <text:p>461.96</text:p>
          </table:table-cell>
          <table:table-cell office:value-type="float" office:value="-88.39" calcext:value-type="float">
            <text:p>-88.39</text:p>
          </table:table-cell>
          <table:table-cell office:value-type="float" office:value="10.761" calcext:value-type="float">
            <text:p>10.761</text:p>
          </table:table-cell>
          <table:table-cell table:formula="of:=[.F386]-[.F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0.54" calcext:value-type="float">
            <text:p>850.54</text:p>
          </table:table-cell>
          <table:table-cell office:value-type="float" office:value="-119.66" calcext:value-type="float">
            <text:p>-119.66</text:p>
          </table:table-cell>
          <table:table-cell office:value-type="float" office:value="-46.275" calcext:value-type="float">
            <text:p>-46.275</text:p>
          </table:table-cell>
          <table:table-cell table:formula="of:=[.F387]-[.F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03.06" calcext:value-type="float">
            <text:p>703.06</text:p>
          </table:table-cell>
          <table:table-cell office:value-type="float" office:value="-119.9" calcext:value-type="float">
            <text:p>-119.9</text:p>
          </table:table-cell>
          <table:table-cell office:value-type="float" office:value="86.08" calcext:value-type="float">
            <text:p>86.08</text:p>
          </table:table-cell>
          <table:table-cell table:formula="of:=[.F388]-[.F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7.066" calcext:value-type="float">
            <text:p>87.066</text:p>
          </table:table-cell>
          <table:table-cell office:value-type="float" office:value="-66.1" calcext:value-type="float">
            <text:p>-66.1</text:p>
          </table:table-cell>
          <table:table-cell office:value-type="float" office:value="-65.656" calcext:value-type="float">
            <text:p>-65.656</text:p>
          </table:table-cell>
          <table:table-cell table:formula="of:=[.F389]-[.F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.858" calcext:value-type="float">
            <text:p>6.858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390]-[.F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4.498" calcext:value-type="float">
            <text:p>54.498</text:p>
          </table:table-cell>
          <table:table-cell office:value-type="float" office:value="-50.46" calcext:value-type="float">
            <text:p>-50.46</text:p>
          </table:table-cell>
          <table:table-cell office:value-type="float" office:value="-23.882" calcext:value-type="float">
            <text:p>-23.882</text:p>
          </table:table-cell>
          <table:table-cell table:formula="of:=[.F391]-[.F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07.79" calcext:value-type="float">
            <text:p>307.79</text:p>
          </table:table-cell>
          <table:table-cell office:value-type="float" office:value="-100.3" calcext:value-type="float">
            <text:p>-100.3</text:p>
          </table:table-cell>
          <table:table-cell office:value-type="float" office:value="72.12" calcext:value-type="float">
            <text:p>72.12</text:p>
          </table:table-cell>
          <table:table-cell table:formula="of:=[.F392]-[.F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40.5" calcext:value-type="float">
            <text:p>640.5</text:p>
          </table:table-cell>
          <table:table-cell office:value-type="float" office:value="-122.1" calcext:value-type="float">
            <text:p>-122.1</text:p>
          </table:table-cell>
          <table:table-cell office:value-type="float" office:value="111.84" calcext:value-type="float">
            <text:p>111.84</text:p>
          </table:table-cell>
          <table:table-cell table:formula="of:=[.F393]-[.F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30.56" calcext:value-type="float">
            <text:p>930.56</text:p>
          </table:table-cell>
          <table:table-cell office:value-type="float" office:value="-148.33" calcext:value-type="float">
            <text:p>-148.33</text:p>
          </table:table-cell>
          <table:table-cell office:value-type="float" office:value="174.16" calcext:value-type="float">
            <text:p>174.16</text:p>
          </table:table-cell>
          <table:table-cell table:formula="of:=[.F394]-[.F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54.2" calcext:value-type="float">
            <text:p>354.2</text:p>
          </table:table-cell>
          <table:table-cell office:value-type="float" office:value="-101.71" calcext:value-type="float">
            <text:p>-101.71</text:p>
          </table:table-cell>
          <table:table-cell office:value-type="float" office:value="156.02" calcext:value-type="float">
            <text:p>156.02</text:p>
          </table:table-cell>
          <table:table-cell table:formula="of:=[.F395]-[.F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3.37" calcext:value-type="float">
            <text:p>193.37</text:p>
          </table:table-cell>
          <table:table-cell office:value-type="float" office:value="-70.93" calcext:value-type="float">
            <text:p>-70.93</text:p>
          </table:table-cell>
          <table:table-cell office:value-type="float" office:value="-22.941" calcext:value-type="float">
            <text:p>-22.941</text:p>
          </table:table-cell>
          <table:table-cell table:formula="of:=[.F396]-[.F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80.46" calcext:value-type="float">
            <text:p>180.46</text:p>
          </table:table-cell>
          <table:table-cell office:value-type="float" office:value="-62.61" calcext:value-type="float">
            <text:p>-62.61</text:p>
          </table:table-cell>
          <table:table-cell office:value-type="float" office:value="-26.413" calcext:value-type="float">
            <text:p>-26.413</text:p>
          </table:table-cell>
          <table:table-cell table:formula="of:=[.F397]-[.F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6.86" calcext:value-type="float">
            <text:p>196.86</text:p>
          </table:table-cell>
          <table:table-cell office:value-type="float" office:value="-63.3" calcext:value-type="float">
            <text:p>-63.3</text:p>
          </table:table-cell>
          <table:table-cell office:value-type="float" office:value="-27.153" calcext:value-type="float">
            <text:p>-27.153</text:p>
          </table:table-cell>
          <table:table-cell table:formula="of:=[.F398]-[.F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65.31" calcext:value-type="float">
            <text:p>465.31</text:p>
          </table:table-cell>
          <table:table-cell office:value-type="float" office:value="-88.79" calcext:value-type="float">
            <text:p>-88.79</text:p>
          </table:table-cell>
          <table:table-cell office:value-type="float" office:value="10.761" calcext:value-type="float">
            <text:p>10.761</text:p>
          </table:table-cell>
          <table:table-cell table:formula="of:=[.F399]-[.F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47" calcext:value-type="float">
            <text:p>847</text:p>
          </table:table-cell>
          <table:table-cell office:value-type="float" office:value="-119.22" calcext:value-type="float">
            <text:p>-119.22</text:p>
          </table:table-cell>
          <table:table-cell office:value-type="float" office:value="-46.275" calcext:value-type="float">
            <text:p>-46.275</text:p>
          </table:table-cell>
          <table:table-cell table:formula="of:=[.F400]-[.F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08.14" calcext:value-type="float">
            <text:p>708.14</text:p>
          </table:table-cell>
          <table:table-cell office:value-type="float" office:value="-120.5" calcext:value-type="float">
            <text:p>-120.5</text:p>
          </table:table-cell>
          <table:table-cell office:value-type="float" office:value="86.08" calcext:value-type="float">
            <text:p>86.08</text:p>
          </table:table-cell>
          <table:table-cell table:formula="of:=[.F401]-[.F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6.717" calcext:value-type="float">
            <text:p>86.717</text:p>
          </table:table-cell>
          <table:table-cell office:value-type="float" office:value="-66.1" calcext:value-type="float">
            <text:p>-66.1</text:p>
          </table:table-cell>
          <table:table-cell office:value-type="float" office:value="-65.656" calcext:value-type="float">
            <text:p>-65.656</text:p>
          </table:table-cell>
          <table:table-cell table:formula="of:=[.F402]-[.F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.796" calcext:value-type="float">
            <text:p>6.796</text:p>
          </table:table-cell>
          <table:table-cell office:value-type="float" office:value="-51.3" calcext:value-type="float">
            <text:p>-51.3</text:p>
          </table:table-cell>
          <table:table-cell office:value-type="float" office:value="-29.547" calcext:value-type="float">
            <text:p>-29.547</text:p>
          </table:table-cell>
          <table:table-cell table:formula="of:=[.F403]-[.F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3.234" calcext:value-type="float">
            <text:p>53.234</text:p>
          </table:table-cell>
          <table:table-cell office:value-type="float" office:value="-50.33" calcext:value-type="float">
            <text:p>-50.33</text:p>
          </table:table-cell>
          <table:table-cell office:value-type="float" office:value="-23.882" calcext:value-type="float">
            <text:p>-23.882</text:p>
          </table:table-cell>
          <table:table-cell table:formula="of:=[.F404]-[.F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11.68" calcext:value-type="float">
            <text:p>311.68</text:p>
          </table:table-cell>
          <table:table-cell office:value-type="float" office:value="-100.3" calcext:value-type="float">
            <text:p>-100.3</text:p>
          </table:table-cell>
          <table:table-cell office:value-type="float" office:value="72.12" calcext:value-type="float">
            <text:p>72.12</text:p>
          </table:table-cell>
          <table:table-cell table:formula="of:=[.F405]-[.F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44.73" calcext:value-type="float">
            <text:p>644.73</text:p>
          </table:table-cell>
          <table:table-cell office:value-type="float" office:value="-122.2" calcext:value-type="float">
            <text:p>-122.2</text:p>
          </table:table-cell>
          <table:table-cell office:value-type="float" office:value="111.84" calcext:value-type="float">
            <text:p>111.84</text:p>
          </table:table-cell>
          <table:table-cell table:formula="of:=[.F406]-[.F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38.75" calcext:value-type="float">
            <text:p>938.75</text:p>
          </table:table-cell>
          <table:table-cell office:value-type="float" office:value="-140.7" calcext:value-type="float">
            <text:p>-140.7</text:p>
          </table:table-cell>
          <table:table-cell office:value-type="float" office:value="174.16" calcext:value-type="float">
            <text:p>174.16</text:p>
          </table:table-cell>
          <table:table-cell table:formula="of:=[.F407]-[.F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55.52" calcext:value-type="float">
            <text:p>355.52</text:p>
          </table:table-cell>
          <table:table-cell office:value-type="float" office:value="-102.41" calcext:value-type="float">
            <text:p>-102.41</text:p>
          </table:table-cell>
          <table:table-cell office:value-type="float" office:value="156.02" calcext:value-type="float">
            <text:p>156.02</text:p>
          </table:table-cell>
          <table:table-cell table:formula="of:=[.F408]-[.F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1.79" calcext:value-type="float">
            <text:p>191.79</text:p>
          </table:table-cell>
          <table:table-cell office:value-type="float" office:value="-70.63" calcext:value-type="float">
            <text:p>-70.63</text:p>
          </table:table-cell>
          <table:table-cell office:value-type="float" office:value="-22.941" calcext:value-type="float">
            <text:p>-22.941</text:p>
          </table:table-cell>
          <table:table-cell table:formula="of:=[.F409]-[.F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0.21" calcext:value-type="float">
            <text:p>180.21</text:p>
          </table:table-cell>
          <table:table-cell office:value-type="float" office:value="-62.56" calcext:value-type="float">
            <text:p>-62.56</text:p>
          </table:table-cell>
          <table:table-cell office:value-type="float" office:value="-26.413" calcext:value-type="float">
            <text:p>-26.413</text:p>
          </table:table-cell>
          <table:table-cell table:formula="of:=[.F410]-[.F4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4.98" calcext:value-type="float">
            <text:p>194.98</text:p>
          </table:table-cell>
          <table:table-cell office:value-type="float" office:value="-63.09" calcext:value-type="float">
            <text:p>-63.09</text:p>
          </table:table-cell>
          <table:table-cell office:value-type="float" office:value="-27.153" calcext:value-type="float">
            <text:p>-27.153</text:p>
          </table:table-cell>
          <table:table-cell table:formula="of:=[.F411]-[.F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69.19" calcext:value-type="float">
            <text:p>469.19</text:p>
          </table:table-cell>
          <table:table-cell office:value-type="float" office:value="-89.24" calcext:value-type="float">
            <text:p>-89.24</text:p>
          </table:table-cell>
          <table:table-cell office:value-type="float" office:value="25.972" calcext:value-type="float">
            <text:p>25.972</text:p>
          </table:table-cell>
          <table:table-cell table:formula="of:=[.F412]-[.F4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43.67" calcext:value-type="float">
            <text:p>843.67</text:p>
          </table:table-cell>
          <table:table-cell office:value-type="float" office:value="-118.81" calcext:value-type="float">
            <text:p>-118.81</text:p>
          </table:table-cell>
          <table:table-cell office:value-type="float" office:value="-46.275" calcext:value-type="float">
            <text:p>-46.275</text:p>
          </table:table-cell>
          <table:table-cell table:formula="of:=[.F413]-[.F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14.16" calcext:value-type="float">
            <text:p>714.16</text:p>
          </table:table-cell>
          <table:table-cell office:value-type="float" office:value="-121" calcext:value-type="float">
            <text:p>-121</text:p>
          </table:table-cell>
          <table:table-cell office:value-type="float" office:value="99.279" calcext:value-type="float">
            <text:p>99.279</text:p>
          </table:table-cell>
          <table:table-cell table:formula="of:=[.F414]-[.F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5.956" calcext:value-type="float">
            <text:p>85.956</text:p>
          </table:table-cell>
          <table:table-cell office:value-type="float" office:value="-66.1" calcext:value-type="float">
            <text:p>-66.1</text:p>
          </table:table-cell>
          <table:table-cell office:value-type="float" office:value="-65.656" calcext:value-type="float">
            <text:p>-65.656</text:p>
          </table:table-cell>
          <table:table-cell table:formula="of:=[.F415]-[.F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.292" calcext:value-type="float">
            <text:p>6.292</text:p>
          </table:table-cell>
          <table:table-cell office:value-type="float" office:value="-51.4" calcext:value-type="float">
            <text:p>-51.4</text:p>
          </table:table-cell>
          <table:table-cell office:value-type="float" office:value="-29.547" calcext:value-type="float">
            <text:p>-29.547</text:p>
          </table:table-cell>
          <table:table-cell table:formula="of:=[.F416]-[.F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2.191" calcext:value-type="float">
            <text:p>52.191</text:p>
          </table:table-cell>
          <table:table-cell office:value-type="float" office:value="-50.2" calcext:value-type="float">
            <text:p>-50.2</text:p>
          </table:table-cell>
          <table:table-cell office:value-type="float" office:value="-23.882" calcext:value-type="float">
            <text:p>-23.882</text:p>
          </table:table-cell>
          <table:table-cell table:formula="of:=[.F417]-[.F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5.12" calcext:value-type="float">
            <text:p>315.12</text:p>
          </table:table-cell>
          <table:table-cell office:value-type="float" office:value="-100.6" calcext:value-type="float">
            <text:p>-100.6</text:p>
          </table:table-cell>
          <table:table-cell office:value-type="float" office:value="72.12" calcext:value-type="float">
            <text:p>72.12</text:p>
          </table:table-cell>
          <table:table-cell table:formula="of:=[.F418]-[.F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49.75" calcext:value-type="float">
            <text:p>649.75</text:p>
          </table:table-cell>
          <table:table-cell office:value-type="float" office:value="-122.3" calcext:value-type="float">
            <text:p>-122.3</text:p>
          </table:table-cell>
          <table:table-cell office:value-type="float" office:value="111.84" calcext:value-type="float">
            <text:p>111.84</text:p>
          </table:table-cell>
          <table:table-cell table:formula="of:=[.F419]-[.F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46.67" calcext:value-type="float">
            <text:p>946.67</text:p>
          </table:table-cell>
          <table:table-cell office:value-type="float" office:value="-133.71" calcext:value-type="float">
            <text:p>-133.71</text:p>
          </table:table-cell>
          <table:table-cell office:value-type="float" office:value="174.16" calcext:value-type="float">
            <text:p>174.16</text:p>
          </table:table-cell>
          <table:table-cell table:formula="of:=[.F420]-[.F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56.33" calcext:value-type="float">
            <text:p>356.33</text:p>
          </table:table-cell>
          <table:table-cell office:value-type="float" office:value="-103.07" calcext:value-type="float">
            <text:p>-103.07</text:p>
          </table:table-cell>
          <table:table-cell office:value-type="float" office:value="156.02" calcext:value-type="float">
            <text:p>156.02</text:p>
          </table:table-cell>
          <table:table-cell table:formula="of:=[.F421]-[.F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70.27" calcext:value-type="float">
            <text:p>-70.27</text:p>
          </table:table-cell>
          <table:table-cell office:value-type="float" office:value="-22.941" calcext:value-type="float">
            <text:p>-22.941</text:p>
          </table:table-cell>
          <table:table-cell table:formula="of:=[.F422]-[.F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80.32" calcext:value-type="float">
            <text:p>180.32</text:p>
          </table:table-cell>
          <table:table-cell office:value-type="float" office:value="-62.55" calcext:value-type="float">
            <text:p>-62.55</text:p>
          </table:table-cell>
          <table:table-cell office:value-type="float" office:value="-26.413" calcext:value-type="float">
            <text:p>-26.413</text:p>
          </table:table-cell>
          <table:table-cell table:formula="of:=[.F423]-[.F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92.64" calcext:value-type="float">
            <text:p>192.64</text:p>
          </table:table-cell>
          <table:table-cell office:value-type="float" office:value="-62.86" calcext:value-type="float">
            <text:p>-62.86</text:p>
          </table:table-cell>
          <table:table-cell office:value-type="float" office:value="-27.153" calcext:value-type="float">
            <text:p>-27.153</text:p>
          </table:table-cell>
          <table:table-cell table:formula="of:=[.F424]-[.F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73.65" calcext:value-type="float">
            <text:p>473.65</text:p>
          </table:table-cell>
          <table:table-cell office:value-type="float" office:value="-89.74" calcext:value-type="float">
            <text:p>-89.74</text:p>
          </table:table-cell>
          <table:table-cell office:value-type="float" office:value="33.898" calcext:value-type="float">
            <text:p>33.898</text:p>
          </table:table-cell>
          <table:table-cell table:formula="of:=[.F425]-[.F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-118.39" calcext:value-type="float">
            <text:p>-118.39</text:p>
          </table:table-cell>
          <table:table-cell office:value-type="float" office:value="-46.275" calcext:value-type="float">
            <text:p>-46.275</text:p>
          </table:table-cell>
          <table:table-cell table:formula="of:=[.F426]-[.F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20.45" calcext:value-type="float">
            <text:p>720.45</text:p>
          </table:table-cell>
          <table:table-cell office:value-type="float" office:value="-121.7" calcext:value-type="float">
            <text:p>-121.7</text:p>
          </table:table-cell>
          <table:table-cell office:value-type="float" office:value="104.03" calcext:value-type="float">
            <text:p>104.03</text:p>
          </table:table-cell>
          <table:table-cell table:formula="of:=[.F427]-[.F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4.338" calcext:value-type="float">
            <text:p>84.338</text:p>
          </table:table-cell>
          <table:table-cell office:value-type="float" office:value="-66.1" calcext:value-type="float">
            <text:p>-66.1</text:p>
          </table:table-cell>
          <table:table-cell office:value-type="float" office:value="-65.656" calcext:value-type="float">
            <text:p>-65.656</text:p>
          </table:table-cell>
          <table:table-cell table:formula="of:=[.F428]-[.F4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.504" calcext:value-type="float">
            <text:p>5.504</text:p>
          </table:table-cell>
          <table:table-cell office:value-type="float" office:value="-51.3" calcext:value-type="float">
            <text:p>-51.3</text:p>
          </table:table-cell>
          <table:table-cell office:value-type="float" office:value="-29.547" calcext:value-type="float">
            <text:p>-29.547</text:p>
          </table:table-cell>
          <table:table-cell table:formula="of:=[.F429]-[.F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1.267" calcext:value-type="float">
            <text:p>51.267</text:p>
          </table:table-cell>
          <table:table-cell office:value-type="float" office:value="-50.16" calcext:value-type="float">
            <text:p>-50.16</text:p>
          </table:table-cell>
          <table:table-cell office:value-type="float" office:value="-23.882" calcext:value-type="float">
            <text:p>-23.882</text:p>
          </table:table-cell>
          <table:table-cell table:formula="of:=[.F430]-[.F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55.03" calcext:value-type="float">
            <text:p>655.03</text:p>
          </table:table-cell>
          <table:table-cell office:value-type="float" office:value="-122.5" calcext:value-type="float">
            <text:p>-122.5</text:p>
          </table:table-cell>
          <table:table-cell office:value-type="float" office:value="132.73" calcext:value-type="float">
            <text:p>132.73</text:p>
          </table:table-cell>
          <table:table-cell table:formula="of:=[.F431]-[.F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53.8" calcext:value-type="float">
            <text:p>953.8</text:p>
          </table:table-cell>
          <table:table-cell office:value-type="float" office:value="-126.86" calcext:value-type="float">
            <text:p>-126.86</text:p>
          </table:table-cell>
          <table:table-cell office:value-type="float" office:value="174.16" calcext:value-type="float">
            <text:p>174.16</text:p>
          </table:table-cell>
          <table:table-cell table:formula="of:=[.F432]-[.F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57.29" calcext:value-type="float">
            <text:p>357.29</text:p>
          </table:table-cell>
          <table:table-cell office:value-type="float" office:value="-103.688" calcext:value-type="float">
            <text:p>-103.688</text:p>
          </table:table-cell>
          <table:table-cell office:value-type="float" office:value="156.02" calcext:value-type="float">
            <text:p>156.02</text:p>
          </table:table-cell>
          <table:table-cell table:formula="of:=[.F433]-[.F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6.69" calcext:value-type="float">
            <text:p>186.69</text:p>
          </table:table-cell>
          <table:table-cell office:value-type="float" office:value="-69.93" calcext:value-type="float">
            <text:p>-69.93</text:p>
          </table:table-cell>
          <table:table-cell office:value-type="float" office:value="-22.941" calcext:value-type="float">
            <text:p>-22.941</text:p>
          </table:table-cell>
          <table:table-cell table:formula="of:=[.F434]-[.F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0.34" calcext:value-type="float">
            <text:p>180.34</text:p>
          </table:table-cell>
          <table:table-cell office:value-type="float" office:value="-62.53" calcext:value-type="float">
            <text:p>-62.53</text:p>
          </table:table-cell>
          <table:table-cell office:value-type="float" office:value="-26.413" calcext:value-type="float">
            <text:p>-26.413</text:p>
          </table:table-cell>
          <table:table-cell table:formula="of:=[.F435]-[.F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0.14" calcext:value-type="float">
            <text:p>190.14</text:p>
          </table:table-cell>
          <table:table-cell office:value-type="float" office:value="-62.62" calcext:value-type="float">
            <text:p>-62.62</text:p>
          </table:table-cell>
          <table:table-cell office:value-type="float" office:value="-27.153" calcext:value-type="float">
            <text:p>-27.153</text:p>
          </table:table-cell>
          <table:table-cell table:formula="of:=[.F436]-[.F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77.66" calcext:value-type="float">
            <text:p>477.66</text:p>
          </table:table-cell>
          <table:table-cell office:value-type="float" office:value="-90.2" calcext:value-type="float">
            <text:p>-90.2</text:p>
          </table:table-cell>
          <table:table-cell office:value-type="float" office:value="36.548" calcext:value-type="float">
            <text:p>36.548</text:p>
          </table:table-cell>
          <table:table-cell table:formula="of:=[.F437]-[.F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35.31" calcext:value-type="float">
            <text:p>835.31</text:p>
          </table:table-cell>
          <table:table-cell office:value-type="float" office:value="-117.9" calcext:value-type="float">
            <text:p>-117.9</text:p>
          </table:table-cell>
          <table:table-cell office:value-type="float" office:value="-46.275" calcext:value-type="float">
            <text:p>-46.275</text:p>
          </table:table-cell>
          <table:table-cell table:formula="of:=[.F438]-[.F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26.62" calcext:value-type="float">
            <text:p>726.62</text:p>
          </table:table-cell>
          <table:table-cell office:value-type="float" office:value="-122.3" calcext:value-type="float">
            <text:p>-122.3</text:p>
          </table:table-cell>
          <table:table-cell office:value-type="float" office:value="104.03" calcext:value-type="float">
            <text:p>104.03</text:p>
          </table:table-cell>
          <table:table-cell table:formula="of:=[.F439]-[.F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2.529" calcext:value-type="float">
            <text:p>82.529</text:p>
          </table:table-cell>
          <table:table-cell office:value-type="float" office:value="-66.1" calcext:value-type="float">
            <text:p>-66.1</text:p>
          </table:table-cell>
          <table:table-cell office:value-type="float" office:value="-72.859" calcext:value-type="float">
            <text:p>-72.859</text:p>
          </table:table-cell>
          <table:table-cell table:formula="of:=[.F440]-[.F4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.377" calcext:value-type="float">
            <text:p>4.377</text:p>
          </table:table-cell>
          <table:table-cell office:value-type="float" office:value="-51.3" calcext:value-type="float">
            <text:p>-51.3</text:p>
          </table:table-cell>
          <table:table-cell office:value-type="float" office:value="-29.547" calcext:value-type="float">
            <text:p>-29.547</text:p>
          </table:table-cell>
          <table:table-cell table:formula="of:=[.F441]-[.F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0.65" calcext:value-type="float">
            <text:p>50.65</text:p>
          </table:table-cell>
          <table:table-cell office:value-type="float" office:value="-50.11" calcext:value-type="float">
            <text:p>-50.11</text:p>
          </table:table-cell>
          <table:table-cell office:value-type="float" office:value="-23.882" calcext:value-type="float">
            <text:p>-23.882</text:p>
          </table:table-cell>
          <table:table-cell table:formula="of:=[.F442]-[.F4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59.35" calcext:value-type="float">
            <text:p>659.35</text:p>
          </table:table-cell>
          <table:table-cell office:value-type="float" office:value="-122.6" calcext:value-type="float">
            <text:p>-122.6</text:p>
          </table:table-cell>
          <table:table-cell office:value-type="float" office:value="132.73" calcext:value-type="float">
            <text:p>132.73</text:p>
          </table:table-cell>
          <table:table-cell table:formula="of:=[.F443]-[.F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59.92" calcext:value-type="float">
            <text:p>959.92</text:p>
          </table:table-cell>
          <table:table-cell office:value-type="float" office:value="-120.27" calcext:value-type="float">
            <text:p>-120.27</text:p>
          </table:table-cell>
          <table:table-cell office:value-type="float" office:value="174.16" calcext:value-type="float">
            <text:p>174.16</text:p>
          </table:table-cell>
          <table:table-cell table:formula="of:=[.F444]-[.F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9.4" calcext:value-type="float">
            <text:p>359.4</text:p>
          </table:table-cell>
          <table:table-cell office:value-type="float" office:value="-104.454" calcext:value-type="float">
            <text:p>-104.454</text:p>
          </table:table-cell>
          <table:table-cell office:value-type="float" office:value="156.02" calcext:value-type="float">
            <text:p>156.02</text:p>
          </table:table-cell>
          <table:table-cell table:formula="of:=[.F445]-[.F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4.24" calcext:value-type="float">
            <text:p>184.24</text:p>
          </table:table-cell>
          <table:table-cell office:value-type="float" office:value="-69.6" calcext:value-type="float">
            <text:p>-69.6</text:p>
          </table:table-cell>
          <table:table-cell office:value-type="float" office:value="-22.941" calcext:value-type="float">
            <text:p>-22.941</text:p>
          </table:table-cell>
          <table:table-cell table:formula="of:=[.F446]-[.F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0.22" calcext:value-type="float">
            <text:p>180.22</text:p>
          </table:table-cell>
          <table:table-cell office:value-type="float" office:value="-62.49" calcext:value-type="float">
            <text:p>-62.49</text:p>
          </table:table-cell>
          <table:table-cell office:value-type="float" office:value="-26.413" calcext:value-type="float">
            <text:p>-26.413</text:p>
          </table:table-cell>
          <table:table-cell table:formula="of:=[.F447]-[.F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8.37" calcext:value-type="float">
            <text:p>188.37</text:p>
          </table:table-cell>
          <table:table-cell office:value-type="float" office:value="-62.43" calcext:value-type="float">
            <text:p>-62.43</text:p>
          </table:table-cell>
          <table:table-cell office:value-type="float" office:value="-27.153" calcext:value-type="float">
            <text:p>-27.153</text:p>
          </table:table-cell>
          <table:table-cell table:formula="of:=[.F448]-[.F4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80.98" calcext:value-type="float">
            <text:p>480.98</text:p>
          </table:table-cell>
          <table:table-cell office:value-type="float" office:value="-90.61" calcext:value-type="float">
            <text:p>-90.61</text:p>
          </table:table-cell>
          <table:table-cell office:value-type="float" office:value="37.812" calcext:value-type="float">
            <text:p>37.812</text:p>
          </table:table-cell>
          <table:table-cell table:formula="of:=[.F449]-[.F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29.74" calcext:value-type="float">
            <text:p>829.74</text:p>
          </table:table-cell>
          <table:table-cell office:value-type="float" office:value="-117.34" calcext:value-type="float">
            <text:p>-117.34</text:p>
          </table:table-cell>
          <table:table-cell office:value-type="float" office:value="-46.275" calcext:value-type="float">
            <text:p>-46.275</text:p>
          </table:table-cell>
          <table:table-cell table:formula="of:=[.F450]-[.F4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31.77" calcext:value-type="float">
            <text:p>731.77</text:p>
          </table:table-cell>
          <table:table-cell office:value-type="float" office:value="-122.9" calcext:value-type="float">
            <text:p>-122.9</text:p>
          </table:table-cell>
          <table:table-cell office:value-type="float" office:value="104.03" calcext:value-type="float">
            <text:p>104.03</text:p>
          </table:table-cell>
          <table:table-cell table:formula="of:=[.F451]-[.F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0.522" calcext:value-type="float">
            <text:p>80.522</text:p>
          </table:table-cell>
          <table:table-cell office:value-type="float" office:value="-66" calcext:value-type="float">
            <text:p>-66</text:p>
          </table:table-cell>
          <table:table-cell office:value-type="float" office:value="-72.859" calcext:value-type="float">
            <text:p>-72.859</text:p>
          </table:table-cell>
          <table:table-cell table:formula="of:=[.F452]-[.F4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.771" calcext:value-type="float">
            <text:p>2.771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453]-[.F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0.192" calcext:value-type="float">
            <text:p>50.192</text:p>
          </table:table-cell>
          <table:table-cell office:value-type="float" office:value="-50.03" calcext:value-type="float">
            <text:p>-50.03</text:p>
          </table:table-cell>
          <table:table-cell office:value-type="float" office:value="-23.882" calcext:value-type="float">
            <text:p>-23.882</text:p>
          </table:table-cell>
          <table:table-cell table:formula="of:=[.F454]-[.F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63.44" calcext:value-type="float">
            <text:p>663.44</text:p>
          </table:table-cell>
          <table:table-cell office:value-type="float" office:value="-122.5" calcext:value-type="float">
            <text:p>-122.5</text:p>
          </table:table-cell>
          <table:table-cell office:value-type="float" office:value="132.73" calcext:value-type="float">
            <text:p>132.73</text:p>
          </table:table-cell>
          <table:table-cell table:formula="of:=[.F455]-[.F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64.74" calcext:value-type="float">
            <text:p>964.74</text:p>
          </table:table-cell>
          <table:table-cell office:value-type="float" office:value="-112.72" calcext:value-type="float">
            <text:p>-112.72</text:p>
          </table:table-cell>
          <table:table-cell office:value-type="float" office:value="174.16" calcext:value-type="float">
            <text:p>174.16</text:p>
          </table:table-cell>
          <table:table-cell table:formula="of:=[.F456]-[.F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62.26" calcext:value-type="float">
            <text:p>362.26</text:p>
          </table:table-cell>
          <table:table-cell office:value-type="float" office:value="-105.226" calcext:value-type="float">
            <text:p>-105.226</text:p>
          </table:table-cell>
          <table:table-cell office:value-type="float" office:value="156.02" calcext:value-type="float">
            <text:p>156.02</text:p>
          </table:table-cell>
          <table:table-cell table:formula="of:=[.F457]-[.F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82.28" calcext:value-type="float">
            <text:p>182.28</text:p>
          </table:table-cell>
          <table:table-cell office:value-type="float" office:value="-69.31" calcext:value-type="float">
            <text:p>-69.31</text:p>
          </table:table-cell>
          <table:table-cell office:value-type="float" office:value="-22.941" calcext:value-type="float">
            <text:p>-22.941</text:p>
          </table:table-cell>
          <table:table-cell table:formula="of:=[.F458]-[.F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9.31" calcext:value-type="float">
            <text:p>179.31</text:p>
          </table:table-cell>
          <table:table-cell office:value-type="float" office:value="-62.39" calcext:value-type="float">
            <text:p>-62.39</text:p>
          </table:table-cell>
          <table:table-cell office:value-type="float" office:value="-26.413" calcext:value-type="float">
            <text:p>-26.413</text:p>
          </table:table-cell>
          <table:table-cell table:formula="of:=[.F459]-[.F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87.52" calcext:value-type="float">
            <text:p>187.52</text:p>
          </table:table-cell>
          <table:table-cell office:value-type="float" office:value="-62.34" calcext:value-type="float">
            <text:p>-62.34</text:p>
          </table:table-cell>
          <table:table-cell office:value-type="float" office:value="-27.153" calcext:value-type="float">
            <text:p>-27.153</text:p>
          </table:table-cell>
          <table:table-cell table:formula="of:=[.F460]-[.F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83.27" calcext:value-type="float">
            <text:p>483.27</text:p>
          </table:table-cell>
          <table:table-cell office:value-type="float" office:value="-90.95" calcext:value-type="float">
            <text:p>-90.95</text:p>
          </table:table-cell>
          <table:table-cell office:value-type="float" office:value="34.706" calcext:value-type="float">
            <text:p>34.706</text:p>
          </table:table-cell>
          <table:table-cell table:formula="of:=[.F461]-[.F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23.89" calcext:value-type="float">
            <text:p>823.89</text:p>
          </table:table-cell>
          <table:table-cell office:value-type="float" office:value="-116.75" calcext:value-type="float">
            <text:p>-116.75</text:p>
          </table:table-cell>
          <table:table-cell office:value-type="float" office:value="-46.275" calcext:value-type="float">
            <text:p>-46.275</text:p>
          </table:table-cell>
          <table:table-cell table:formula="of:=[.F462]-[.F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35.88" calcext:value-type="float">
            <text:p>735.88</text:p>
          </table:table-cell>
          <table:table-cell office:value-type="float" office:value="-123.4" calcext:value-type="float">
            <text:p>-123.4</text:p>
          </table:table-cell>
          <table:table-cell office:value-type="float" office:value="104.03" calcext:value-type="float">
            <text:p>104.03</text:p>
          </table:table-cell>
          <table:table-cell table:formula="of:=[.F463]-[.F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8.291" calcext:value-type="float">
            <text:p>78.291</text:p>
          </table:table-cell>
          <table:table-cell office:value-type="float" office:value="-65.8" calcext:value-type="float">
            <text:p>-65.8</text:p>
          </table:table-cell>
          <table:table-cell office:value-type="float" office:value="-72.859" calcext:value-type="float">
            <text:p>-72.859</text:p>
          </table:table-cell>
          <table:table-cell table:formula="of:=[.F464]-[.F4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2" calcext:value-type="float">
            <text:p>-51.2</text:p>
          </table:table-cell>
          <table:table-cell office:value-type="float" office:value="-29.547" calcext:value-type="float">
            <text:p>-29.547</text:p>
          </table:table-cell>
          <table:table-cell table:formula="of:=[.F465]-[.F4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9.968" calcext:value-type="float">
            <text:p>49.968</text:p>
          </table:table-cell>
          <table:table-cell office:value-type="float" office:value="-49.95" calcext:value-type="float">
            <text:p>-49.95</text:p>
          </table:table-cell>
          <table:table-cell office:value-type="float" office:value="-23.882" calcext:value-type="float">
            <text:p>-23.882</text:p>
          </table:table-cell>
          <table:table-cell table:formula="of:=[.F466]-[.F4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66.27" calcext:value-type="float">
            <text:p>666.27</text:p>
          </table:table-cell>
          <table:table-cell office:value-type="float" office:value="-122.4" calcext:value-type="float">
            <text:p>-122.4</text:p>
          </table:table-cell>
          <table:table-cell office:value-type="float" office:value="132.73" calcext:value-type="float">
            <text:p>132.73</text:p>
          </table:table-cell>
          <table:table-cell table:formula="of:=[.F467]-[.F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68.47" calcext:value-type="float">
            <text:p>968.47</text:p>
          </table:table-cell>
          <table:table-cell office:value-type="float" office:value="-104.71" calcext:value-type="float">
            <text:p>-104.71</text:p>
          </table:table-cell>
          <table:table-cell office:value-type="float" office:value="174.16" calcext:value-type="float">
            <text:p>174.16</text:p>
          </table:table-cell>
          <table:table-cell table:formula="of:=[.F468]-[.F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5.5" calcext:value-type="float">
            <text:p>365.5</text:p>
          </table:table-cell>
          <table:table-cell office:value-type="float" office:value="-106.061" calcext:value-type="float">
            <text:p>-106.061</text:p>
          </table:table-cell>
          <table:table-cell office:value-type="float" office:value="156.02" calcext:value-type="float">
            <text:p>156.02</text:p>
          </table:table-cell>
          <table:table-cell table:formula="of:=[.F469]-[.F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80.7" calcext:value-type="float">
            <text:p>180.7</text:p>
          </table:table-cell>
          <table:table-cell office:value-type="float" office:value="-69.08" calcext:value-type="float">
            <text:p>-69.08</text:p>
          </table:table-cell>
          <table:table-cell office:value-type="float" office:value="-22.941" calcext:value-type="float">
            <text:p>-22.941</text:p>
          </table:table-cell>
          <table:table-cell table:formula="of:=[.F470]-[.F4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77.56" calcext:value-type="float">
            <text:p>177.56</text:p>
          </table:table-cell>
          <table:table-cell office:value-type="float" office:value="-62.2" calcext:value-type="float">
            <text:p>-62.2</text:p>
          </table:table-cell>
          <table:table-cell office:value-type="float" office:value="-26.413" calcext:value-type="float">
            <text:p>-26.413</text:p>
          </table:table-cell>
          <table:table-cell table:formula="of:=[.F471]-[.F4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6.93" calcext:value-type="float">
            <text:p>186.93</text:p>
          </table:table-cell>
          <table:table-cell office:value-type="float" office:value="-62.25" calcext:value-type="float">
            <text:p>-62.25</text:p>
          </table:table-cell>
          <table:table-cell office:value-type="float" office:value="-27.153" calcext:value-type="float">
            <text:p>-27.153</text:p>
          </table:table-cell>
          <table:table-cell table:formula="of:=[.F472]-[.F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85.5" calcext:value-type="float">
            <text:p>485.5</text:p>
          </table:table-cell>
          <table:table-cell office:value-type="float" office:value="-91.27" calcext:value-type="float">
            <text:p>-91.27</text:p>
          </table:table-cell>
          <table:table-cell office:value-type="float" office:value="36.548" calcext:value-type="float">
            <text:p>36.548</text:p>
          </table:table-cell>
          <table:table-cell table:formula="of:=[.F473]-[.F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18.02" calcext:value-type="float">
            <text:p>818.02</text:p>
          </table:table-cell>
          <table:table-cell office:value-type="float" office:value="-116.15" calcext:value-type="float">
            <text:p>-116.15</text:p>
          </table:table-cell>
          <table:table-cell office:value-type="float" office:value="-46.275" calcext:value-type="float">
            <text:p>-46.275</text:p>
          </table:table-cell>
          <table:table-cell table:formula="of:=[.F474]-[.F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39.83" calcext:value-type="float">
            <text:p>739.83</text:p>
          </table:table-cell>
          <table:table-cell office:value-type="float" office:value="-123.9" calcext:value-type="float">
            <text:p>-123.9</text:p>
          </table:table-cell>
          <table:table-cell office:value-type="float" office:value="104.03" calcext:value-type="float">
            <text:p>104.03</text:p>
          </table:table-cell>
          <table:table-cell table:formula="of:=[.F475]-[.F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.632" calcext:value-type="float">
            <text:p>76.632</text:p>
          </table:table-cell>
          <table:table-cell office:value-type="float" office:value="-65.6" calcext:value-type="float">
            <text:p>-65.6</text:p>
          </table:table-cell>
          <table:table-cell office:value-type="float" office:value="-72.859" calcext:value-type="float">
            <text:p>-72.859</text:p>
          </table:table-cell>
          <table:table-cell table:formula="of:=[.F476]-[.F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1" calcext:value-type="float">
            <text:p>-51.1</text:p>
          </table:table-cell>
          <table:table-cell office:value-type="float" office:value="-29.547" calcext:value-type="float">
            <text:p>-29.547</text:p>
          </table:table-cell>
          <table:table-cell table:formula="of:=[.F477]-[.F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9.845" calcext:value-type="float">
            <text:p>49.845</text:p>
          </table:table-cell>
          <table:table-cell office:value-type="float" office:value="-49.95" calcext:value-type="float">
            <text:p>-49.95</text:p>
          </table:table-cell>
          <table:table-cell office:value-type="float" office:value="-23.882" calcext:value-type="float">
            <text:p>-23.882</text:p>
          </table:table-cell>
          <table:table-cell table:formula="of:=[.F478]-[.F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69.11" calcext:value-type="float">
            <text:p>669.11</text:p>
          </table:table-cell>
          <table:table-cell office:value-type="float" office:value="-122.2" calcext:value-type="float">
            <text:p>-122.2</text:p>
          </table:table-cell>
          <table:table-cell office:value-type="float" office:value="132.73" calcext:value-type="float">
            <text:p>132.73</text:p>
          </table:table-cell>
          <table:table-cell table:formula="of:=[.F479]-[.F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2.05" calcext:value-type="float">
            <text:p>972.05</text:p>
          </table:table-cell>
          <table:table-cell office:value-type="float" office:value="-95.825" calcext:value-type="float">
            <text:p>-95.825</text:p>
          </table:table-cell>
          <table:table-cell office:value-type="float" office:value="174.16" calcext:value-type="float">
            <text:p>174.16</text:p>
          </table:table-cell>
          <table:table-cell table:formula="of:=[.F480]-[.F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9.12" calcext:value-type="float">
            <text:p>369.12</text:p>
          </table:table-cell>
          <table:table-cell office:value-type="float" office:value="-106.938" calcext:value-type="float">
            <text:p>-106.938</text:p>
          </table:table-cell>
          <table:table-cell office:value-type="float" office:value="156.02" calcext:value-type="float">
            <text:p>156.02</text:p>
          </table:table-cell>
          <table:table-cell table:formula="of:=[.F481]-[.F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9.59" calcext:value-type="float">
            <text:p>179.59</text:p>
          </table:table-cell>
          <table:table-cell office:value-type="float" office:value="-68.89" calcext:value-type="float">
            <text:p>-68.89</text:p>
          </table:table-cell>
          <table:table-cell office:value-type="float" office:value="-22.941" calcext:value-type="float">
            <text:p>-22.941</text:p>
          </table:table-cell>
          <table:table-cell table:formula="of:=[.F482]-[.F4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5.79" calcext:value-type="float">
            <text:p>175.79</text:p>
          </table:table-cell>
          <table:table-cell office:value-type="float" office:value="-62.01" calcext:value-type="float">
            <text:p>-62.01</text:p>
          </table:table-cell>
          <table:table-cell office:value-type="float" office:value="-26.413" calcext:value-type="float">
            <text:p>-26.413</text:p>
          </table:table-cell>
          <table:table-cell table:formula="of:=[.F483]-[.F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6.71" calcext:value-type="float">
            <text:p>186.71</text:p>
          </table:table-cell>
          <table:table-cell office:value-type="float" office:value="-62.21" calcext:value-type="float">
            <text:p>-62.21</text:p>
          </table:table-cell>
          <table:table-cell office:value-type="float" office:value="-27.153" calcext:value-type="float">
            <text:p>-27.153</text:p>
          </table:table-cell>
          <table:table-cell table:formula="of:=[.F484]-[.F4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87.69" calcext:value-type="float">
            <text:p>487.69</text:p>
          </table:table-cell>
          <table:table-cell office:value-type="float" office:value="-91.58" calcext:value-type="float">
            <text:p>-91.58</text:p>
          </table:table-cell>
          <table:table-cell office:value-type="float" office:value="36.599" calcext:value-type="float">
            <text:p>36.599</text:p>
          </table:table-cell>
          <table:table-cell table:formula="of:=[.F485]-[.F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12.32" calcext:value-type="float">
            <text:p>812.32</text:p>
          </table:table-cell>
          <table:table-cell office:value-type="float" office:value="-115.55" calcext:value-type="float">
            <text:p>-115.55</text:p>
          </table:table-cell>
          <table:table-cell office:value-type="float" office:value="-46.275" calcext:value-type="float">
            <text:p>-46.275</text:p>
          </table:table-cell>
          <table:table-cell table:formula="of:=[.F486]-[.F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42.97" calcext:value-type="float">
            <text:p>742.97</text:p>
          </table:table-cell>
          <table:table-cell office:value-type="float" office:value="-124.2" calcext:value-type="float">
            <text:p>-124.2</text:p>
          </table:table-cell>
          <table:table-cell office:value-type="float" office:value="104.03" calcext:value-type="float">
            <text:p>104.03</text:p>
          </table:table-cell>
          <table:table-cell table:formula="of:=[.F487]-[.F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5.131" calcext:value-type="float">
            <text:p>75.131</text:p>
          </table:table-cell>
          <table:table-cell office:value-type="float" office:value="-65.5" calcext:value-type="float">
            <text:p>-65.5</text:p>
          </table:table-cell>
          <table:table-cell office:value-type="float" office:value="-72.859" calcext:value-type="float">
            <text:p>-72.859</text:p>
          </table:table-cell>
          <table:table-cell table:formula="of:=[.F488]-[.F4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1" calcext:value-type="float">
            <text:p>-51.1</text:p>
          </table:table-cell>
          <table:table-cell office:value-type="float" office:value="-29.547" calcext:value-type="float">
            <text:p>-29.547</text:p>
          </table:table-cell>
          <table:table-cell table:formula="of:=[.F489]-[.F4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9.929" calcext:value-type="float">
            <text:p>49.929</text:p>
          </table:table-cell>
          <table:table-cell office:value-type="float" office:value="-49.98" calcext:value-type="float">
            <text:p>-49.98</text:p>
          </table:table-cell>
          <table:table-cell office:value-type="float" office:value="-23.882" calcext:value-type="float">
            <text:p>-23.882</text:p>
          </table:table-cell>
          <table:table-cell table:formula="of:=[.F490]-[.F4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71.52" calcext:value-type="float">
            <text:p>671.52</text:p>
          </table:table-cell>
          <table:table-cell office:value-type="float" office:value="-122.2" calcext:value-type="float">
            <text:p>-122.2</text:p>
          </table:table-cell>
          <table:table-cell office:value-type="float" office:value="132.73" calcext:value-type="float">
            <text:p>132.73</text:p>
          </table:table-cell>
          <table:table-cell table:formula="of:=[.F491]-[.F4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2.74" calcext:value-type="float">
            <text:p>372.74</text:p>
          </table:table-cell>
          <table:table-cell office:value-type="float" office:value="-107.877" calcext:value-type="float">
            <text:p>-107.877</text:p>
          </table:table-cell>
          <table:table-cell office:value-type="float" office:value="156.02" calcext:value-type="float">
            <text:p>156.02</text:p>
          </table:table-cell>
          <table:table-cell table:formula="of:=[.F492]-[.F4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9.24" calcext:value-type="float">
            <text:p>179.24</text:p>
          </table:table-cell>
          <table:table-cell office:value-type="float" office:value="-68.76" calcext:value-type="float">
            <text:p>-68.76</text:p>
          </table:table-cell>
          <table:table-cell office:value-type="float" office:value="-22.941" calcext:value-type="float">
            <text:p>-22.941</text:p>
          </table:table-cell>
          <table:table-cell table:formula="of:=[.F493]-[.F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73.75" calcext:value-type="float">
            <text:p>173.75</text:p>
          </table:table-cell>
          <table:table-cell office:value-type="float" office:value="-61.82" calcext:value-type="float">
            <text:p>-61.82</text:p>
          </table:table-cell>
          <table:table-cell office:value-type="float" office:value="-26.413" calcext:value-type="float">
            <text:p>-26.413</text:p>
          </table:table-cell>
          <table:table-cell table:formula="of:=[.F494]-[.F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86.33" calcext:value-type="float">
            <text:p>186.33</text:p>
          </table:table-cell>
          <table:table-cell office:value-type="float" office:value="-62.14" calcext:value-type="float">
            <text:p>-62.14</text:p>
          </table:table-cell>
          <table:table-cell office:value-type="float" office:value="-27.153" calcext:value-type="float">
            <text:p>-27.153</text:p>
          </table:table-cell>
          <table:table-cell table:formula="of:=[.F495]-[.F4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89.54" calcext:value-type="float">
            <text:p>489.54</text:p>
          </table:table-cell>
          <table:table-cell office:value-type="float" office:value="-91.85" calcext:value-type="float">
            <text:p>-91.85</text:p>
          </table:table-cell>
          <table:table-cell office:value-type="float" office:value="36.599" calcext:value-type="float">
            <text:p>36.599</text:p>
          </table:table-cell>
          <table:table-cell table:formula="of:=[.F496]-[.F4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07.35" calcext:value-type="float">
            <text:p>807.35</text:p>
          </table:table-cell>
          <table:table-cell office:value-type="float" office:value="-115" calcext:value-type="float">
            <text:p>-115</text:p>
          </table:table-cell>
          <table:table-cell office:value-type="float" office:value="-46.275" calcext:value-type="float">
            <text:p>-46.275</text:p>
          </table:table-cell>
          <table:table-cell table:formula="of:=[.F497]-[.F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746" calcext:value-type="float">
            <text:p>746</text:p>
          </table:table-cell>
          <table:table-cell office:value-type="float" office:value="-124.6" calcext:value-type="float">
            <text:p>-124.6</text:p>
          </table:table-cell>
          <table:table-cell office:value-type="float" office:value="104.03" calcext:value-type="float">
            <text:p>104.03</text:p>
          </table:table-cell>
          <table:table-cell table:formula="of:=[.F498]-[.F4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4.396" calcext:value-type="float">
            <text:p>74.396</text:p>
          </table:table-cell>
          <table:table-cell office:value-type="float" office:value="-65.4" calcext:value-type="float">
            <text:p>-65.4</text:p>
          </table:table-cell>
          <table:table-cell office:value-type="float" office:value="-72.859" calcext:value-type="float">
            <text:p>-72.859</text:p>
          </table:table-cell>
          <table:table-cell table:formula="of:=[.F499]-[.F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29.547" calcext:value-type="float">
            <text:p>-29.547</text:p>
          </table:table-cell>
          <table:table-cell table:formula="of:=[.F500]-[.F5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0.068" calcext:value-type="float">
            <text:p>50.068</text:p>
          </table:table-cell>
          <table:table-cell office:value-type="float" office:value="-49.94" calcext:value-type="float">
            <text:p>-49.94</text:p>
          </table:table-cell>
          <table:table-cell office:value-type="float" office:value="-23.882" calcext:value-type="float">
            <text:p>-23.882</text:p>
          </table:table-cell>
          <table:table-cell table:formula="of:=[.F501]-[.F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73.54" calcext:value-type="float">
            <text:p>673.54</text:p>
          </table:table-cell>
          <table:table-cell office:value-type="float" office:value="-122.1" calcext:value-type="float">
            <text:p>-122.1</text:p>
          </table:table-cell>
          <table:table-cell office:value-type="float" office:value="132.73" calcext:value-type="float">
            <text:p>132.73</text:p>
          </table:table-cell>
          <table:table-cell table:formula="of:=[.F502]-[.F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75.29" calcext:value-type="float">
            <text:p>375.29</text:p>
          </table:table-cell>
          <table:table-cell office:value-type="float" office:value="-108.715" calcext:value-type="float">
            <text:p>-108.715</text:p>
          </table:table-cell>
          <table:table-cell office:value-type="float" office:value="156.02" calcext:value-type="float">
            <text:p>156.02</text:p>
          </table:table-cell>
          <table:table-cell table:formula="of:=[.F503]-[.F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9.1" calcext:value-type="float">
            <text:p>179.1</text:p>
          </table:table-cell>
          <table:table-cell office:value-type="float" office:value="-68.65" calcext:value-type="float">
            <text:p>-68.65</text:p>
          </table:table-cell>
          <table:table-cell office:value-type="float" office:value="-22.941" calcext:value-type="float">
            <text:p>-22.941</text:p>
          </table:table-cell>
          <table:table-cell table:formula="of:=[.F504]-[.F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71.62" calcext:value-type="float">
            <text:p>171.62</text:p>
          </table:table-cell>
          <table:table-cell office:value-type="float" office:value="-61.6" calcext:value-type="float">
            <text:p>-61.6</text:p>
          </table:table-cell>
          <table:table-cell office:value-type="float" office:value="-26.413" calcext:value-type="float">
            <text:p>-26.413</text:p>
          </table:table-cell>
          <table:table-cell table:formula="of:=[.F505]-[.F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85.91" calcext:value-type="float">
            <text:p>185.91</text:p>
          </table:table-cell>
          <table:table-cell office:value-type="float" office:value="-62.08" calcext:value-type="float">
            <text:p>-62.08</text:p>
          </table:table-cell>
          <table:table-cell office:value-type="float" office:value="-27.153" calcext:value-type="float">
            <text:p>-27.153</text:p>
          </table:table-cell>
          <table:table-cell table:formula="of:=[.F506]-[.F5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91.26" calcext:value-type="float">
            <text:p>491.26</text:p>
          </table:table-cell>
          <table:table-cell office:value-type="float" office:value="-92.1" calcext:value-type="float">
            <text:p>-92.1</text:p>
          </table:table-cell>
          <table:table-cell office:value-type="float" office:value="36.599" calcext:value-type="float">
            <text:p>36.599</text:p>
          </table:table-cell>
          <table:table-cell table:formula="of:=[.F507]-[.F5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03.63" calcext:value-type="float">
            <text:p>803.63</text:p>
          </table:table-cell>
          <table:table-cell office:value-type="float" office:value="-114.56" calcext:value-type="float">
            <text:p>-114.56</text:p>
          </table:table-cell>
          <table:table-cell office:value-type="float" office:value="-46.275" calcext:value-type="float">
            <text:p>-46.275</text:p>
          </table:table-cell>
          <table:table-cell table:formula="of:=[.F508]-[.F5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49.52" calcext:value-type="float">
            <text:p>749.52</text:p>
          </table:table-cell>
          <table:table-cell office:value-type="float" office:value="-124.8" calcext:value-type="float">
            <text:p>-124.8</text:p>
          </table:table-cell>
          <table:table-cell office:value-type="float" office:value="104.03" calcext:value-type="float">
            <text:p>104.03</text:p>
          </table:table-cell>
          <table:table-cell table:formula="of:=[.F509]-[.F5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4.027" calcext:value-type="float">
            <text:p>74.027</text:p>
          </table:table-cell>
          <table:table-cell office:value-type="float" office:value="-65.4" calcext:value-type="float">
            <text:p>-65.4</text:p>
          </table:table-cell>
          <table:table-cell office:value-type="float" office:value="-72.859" calcext:value-type="float">
            <text:p>-72.859</text:p>
          </table:table-cell>
          <table:table-cell table:formula="of:=[.F510]-[.F5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1" calcext:value-type="float">
            <text:p>-51.1</text:p>
          </table:table-cell>
          <table:table-cell office:value-type="float" office:value="-29.547" calcext:value-type="float">
            <text:p>-29.547</text:p>
          </table:table-cell>
          <table:table-cell table:formula="of:=[.F511]-[.F5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9.726" calcext:value-type="float">
            <text:p>49.726</text:p>
          </table:table-cell>
          <table:table-cell office:value-type="float" office:value="-49.88" calcext:value-type="float">
            <text:p>-49.88</text:p>
          </table:table-cell>
          <table:table-cell office:value-type="float" office:value="-23.882" calcext:value-type="float">
            <text:p>-23.882</text:p>
          </table:table-cell>
          <table:table-cell table:formula="of:=[.F512]-[.F5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75.97" calcext:value-type="float">
            <text:p>675.97</text:p>
          </table:table-cell>
          <table:table-cell office:value-type="float" office:value="-122.1" calcext:value-type="float">
            <text:p>-122.1</text:p>
          </table:table-cell>
          <table:table-cell office:value-type="float" office:value="132.73" calcext:value-type="float">
            <text:p>132.73</text:p>
          </table:table-cell>
          <table:table-cell table:formula="of:=[.F513]-[.F5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7.35" calcext:value-type="float">
            <text:p>377.35</text:p>
          </table:table-cell>
          <table:table-cell office:value-type="float" office:value="-109.52" calcext:value-type="float">
            <text:p>-109.52</text:p>
          </table:table-cell>
          <table:table-cell office:value-type="float" office:value="156.02" calcext:value-type="float">
            <text:p>156.02</text:p>
          </table:table-cell>
          <table:table-cell table:formula="of:=[.F514]-[.F5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9.17" calcext:value-type="float">
            <text:p>179.17</text:p>
          </table:table-cell>
          <table:table-cell office:value-type="float" office:value="-68.57" calcext:value-type="float">
            <text:p>-68.57</text:p>
          </table:table-cell>
          <table:table-cell office:value-type="float" office:value="-22.941" calcext:value-type="float">
            <text:p>-22.941</text:p>
          </table:table-cell>
          <table:table-cell table:formula="of:=[.F515]-[.F5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9.59" calcext:value-type="float">
            <text:p>169.59</text:p>
          </table:table-cell>
          <table:table-cell office:value-type="float" office:value="-61.39" calcext:value-type="float">
            <text:p>-61.39</text:p>
          </table:table-cell>
          <table:table-cell office:value-type="float" office:value="-26.413" calcext:value-type="float">
            <text:p>-26.413</text:p>
          </table:table-cell>
          <table:table-cell table:formula="of:=[.F516]-[.F5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5.27" calcext:value-type="float">
            <text:p>185.27</text:p>
          </table:table-cell>
          <table:table-cell office:value-type="float" office:value="-62" calcext:value-type="float">
            <text:p>-62</text:p>
          </table:table-cell>
          <table:table-cell office:value-type="float" office:value="-27.153" calcext:value-type="float">
            <text:p>-27.153</text:p>
          </table:table-cell>
          <table:table-cell table:formula="of:=[.F517]-[.F5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93.1" calcext:value-type="float">
            <text:p>493.1</text:p>
          </table:table-cell>
          <table:table-cell office:value-type="float" office:value="-92.36" calcext:value-type="float">
            <text:p>-92.36</text:p>
          </table:table-cell>
          <table:table-cell office:value-type="float" office:value="36.599" calcext:value-type="float">
            <text:p>36.599</text:p>
          </table:table-cell>
          <table:table-cell table:formula="of:=[.F518]-[.F5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00.5" calcext:value-type="float">
            <text:p>800.5</text:p>
          </table:table-cell>
          <table:table-cell office:value-type="float" office:value="-114.16" calcext:value-type="float">
            <text:p>-114.16</text:p>
          </table:table-cell>
          <table:table-cell office:value-type="float" office:value="-46.275" calcext:value-type="float">
            <text:p>-46.275</text:p>
          </table:table-cell>
          <table:table-cell table:formula="of:=[.F519]-[.F5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753.67" calcext:value-type="float">
            <text:p>753.67</text:p>
          </table:table-cell>
          <table:table-cell office:value-type="float" office:value="-125.2" calcext:value-type="float">
            <text:p>-125.2</text:p>
          </table:table-cell>
          <table:table-cell office:value-type="float" office:value="104.03" calcext:value-type="float">
            <text:p>104.03</text:p>
          </table:table-cell>
          <table:table-cell table:formula="of:=[.F520]-[.F5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.063" calcext:value-type="float">
            <text:p>74.063</text:p>
          </table:table-cell>
          <table:table-cell office:value-type="float" office:value="-65.4" calcext:value-type="float">
            <text:p>-65.4</text:p>
          </table:table-cell>
          <table:table-cell office:value-type="float" office:value="-72.859" calcext:value-type="float">
            <text:p>-72.859</text:p>
          </table:table-cell>
          <table:table-cell table:formula="of:=[.F521]-[.F5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1" calcext:value-type="float">
            <text:p>-51.1</text:p>
          </table:table-cell>
          <table:table-cell office:value-type="float" office:value="-29.547" calcext:value-type="float">
            <text:p>-29.547</text:p>
          </table:table-cell>
          <table:table-cell table:formula="of:=[.F522]-[.F5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9.171" calcext:value-type="float">
            <text:p>49.171</text:p>
          </table:table-cell>
          <table:table-cell office:value-type="float" office:value="-49.78" calcext:value-type="float">
            <text:p>-49.78</text:p>
          </table:table-cell>
          <table:table-cell office:value-type="float" office:value="-23.882" calcext:value-type="float">
            <text:p>-23.882</text:p>
          </table:table-cell>
          <table:table-cell table:formula="of:=[.F523]-[.F5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79.31" calcext:value-type="float">
            <text:p>679.31</text:p>
          </table:table-cell>
          <table:table-cell office:value-type="float" office:value="-122.2" calcext:value-type="float">
            <text:p>-122.2</text:p>
          </table:table-cell>
          <table:table-cell office:value-type="float" office:value="132.73" calcext:value-type="float">
            <text:p>132.73</text:p>
          </table:table-cell>
          <table:table-cell table:formula="of:=[.F524]-[.F5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79.16" calcext:value-type="float">
            <text:p>379.16</text:p>
          </table:table-cell>
          <table:table-cell office:value-type="float" office:value="-110.359" calcext:value-type="float">
            <text:p>-110.359</text:p>
          </table:table-cell>
          <table:table-cell office:value-type="float" office:value="156.02" calcext:value-type="float">
            <text:p>156.02</text:p>
          </table:table-cell>
          <table:table-cell table:formula="of:=[.F525]-[.F5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9.17" calcext:value-type="float">
            <text:p>179.17</text:p>
          </table:table-cell>
          <table:table-cell office:value-type="float" office:value="-68.49" calcext:value-type="float">
            <text:p>-68.49</text:p>
          </table:table-cell>
          <table:table-cell office:value-type="float" office:value="-22.941" calcext:value-type="float">
            <text:p>-22.941</text:p>
          </table:table-cell>
          <table:table-cell table:formula="of:=[.F526]-[.F5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8.16" calcext:value-type="float">
            <text:p>168.16</text:p>
          </table:table-cell>
          <table:table-cell office:value-type="float" office:value="-61.23" calcext:value-type="float">
            <text:p>-61.23</text:p>
          </table:table-cell>
          <table:table-cell office:value-type="float" office:value="-26.413" calcext:value-type="float">
            <text:p>-26.413</text:p>
          </table:table-cell>
          <table:table-cell table:formula="of:=[.F527]-[.F5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3.63" calcext:value-type="float">
            <text:p>183.63</text:p>
          </table:table-cell>
          <table:table-cell office:value-type="float" office:value="-61.84" calcext:value-type="float">
            <text:p>-61.84</text:p>
          </table:table-cell>
          <table:table-cell office:value-type="float" office:value="-27.153" calcext:value-type="float">
            <text:p>-27.153</text:p>
          </table:table-cell>
          <table:table-cell table:formula="of:=[.F528]-[.F5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95.49" calcext:value-type="float">
            <text:p>495.49</text:p>
          </table:table-cell>
          <table:table-cell office:value-type="float" office:value="-92.66" calcext:value-type="float">
            <text:p>-92.66</text:p>
          </table:table-cell>
          <table:table-cell office:value-type="float" office:value="36.599" calcext:value-type="float">
            <text:p>36.599</text:p>
          </table:table-cell>
          <table:table-cell table:formula="of:=[.F529]-[.F5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98.18" calcext:value-type="float">
            <text:p>798.18</text:p>
          </table:table-cell>
          <table:table-cell office:value-type="float" office:value="-113.82" calcext:value-type="float">
            <text:p>-113.82</text:p>
          </table:table-cell>
          <table:table-cell office:value-type="float" office:value="-46.275" calcext:value-type="float">
            <text:p>-46.275</text:p>
          </table:table-cell>
          <table:table-cell table:formula="of:=[.F530]-[.F5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759.11" calcext:value-type="float">
            <text:p>759.11</text:p>
          </table:table-cell>
          <table:table-cell office:value-type="float" office:value="-125.7" calcext:value-type="float">
            <text:p>-125.7</text:p>
          </table:table-cell>
          <table:table-cell office:value-type="float" office:value="104.03" calcext:value-type="float">
            <text:p>104.03</text:p>
          </table:table-cell>
          <table:table-cell table:formula="of:=[.F531]-[.F5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4.088" calcext:value-type="float">
            <text:p>74.088</text:p>
          </table:table-cell>
          <table:table-cell office:value-type="float" office:value="-65.4" calcext:value-type="float">
            <text:p>-65.4</text:p>
          </table:table-cell>
          <table:table-cell office:value-type="float" office:value="-72.859" calcext:value-type="float">
            <text:p>-72.859</text:p>
          </table:table-cell>
          <table:table-cell table:formula="of:=[.F532]-[.F5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1.1" calcext:value-type="float">
            <text:p>-51.1</text:p>
          </table:table-cell>
          <table:table-cell office:value-type="float" office:value="-29.547" calcext:value-type="float">
            <text:p>-29.547</text:p>
          </table:table-cell>
          <table:table-cell table:formula="of:=[.F533]-[.F5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8.558" calcext:value-type="float">
            <text:p>48.558</text:p>
          </table:table-cell>
          <table:table-cell office:value-type="float" office:value="-49.71" calcext:value-type="float">
            <text:p>-49.71</text:p>
          </table:table-cell>
          <table:table-cell office:value-type="float" office:value="-23.882" calcext:value-type="float">
            <text:p>-23.882</text:p>
          </table:table-cell>
          <table:table-cell table:formula="of:=[.F534]-[.F5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83.87" calcext:value-type="float">
            <text:p>683.87</text:p>
          </table:table-cell>
          <table:table-cell office:value-type="float" office:value="-122.4" calcext:value-type="float">
            <text:p>-122.4</text:p>
          </table:table-cell>
          <table:table-cell office:value-type="float" office:value="132.73" calcext:value-type="float">
            <text:p>132.73</text:p>
          </table:table-cell>
          <table:table-cell table:formula="of:=[.F535]-[.F53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F536]-[.F53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43:46.873124124</meta:creation-date>
    <dc:date>2019-11-22T17:58:00.137703918</dc:date>
    <meta:editing-duration>PT3M22S</meta:editing-duration>
    <meta:editing-cycles>1</meta:editing-cycles>
    <meta:document-statistic meta:table-count="1" meta:cell-count="3217" meta:object-count="0"/>
    <meta:generator>LibreOffice/5.1.6.2$Linux_X86_64 LibreOffice_project/10m0$Build-2</meta:generator>
  </office:meta>
</office:document-meta>
</file>